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7.95cm" fo:min-width="6.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7.95cm" fo:min-width="1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8.05cm" fo:min-width="2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0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75cm" fo:min-width="10cm"/>
    </style:style>
    <style:style style:name="gr6" style:family="graphic" style:parent-style-name="standard">
      <style:graphic-properties draw:textarea-horizontal-align="justify" draw:textarea-vertical-align="middle" draw:auto-grow-height="false" fo:min-height="36.35cm" fo:min-width="26.1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7.581cm" fo:min-width="35.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75cm" fo:min-width="18.5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12.9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19.2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0.75cm" fo:min-width="19.2cm"/>
    </style:style>
    <style:style style:name="gr15" style:family="graphic" style:parent-style-name="standard">
      <style:graphic-properties draw:textarea-horizontal-align="justify" draw:textarea-vertical-align="middle" draw:auto-grow-height="false" fo:min-height="20.65cm" fo:min-width="21.4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5.45cm" fo:min-width="25.399cm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25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75cm" fo:min-width="10cm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28.8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28.8cm"/>
    </style:style>
    <style:style style:name="gr22" style:family="graphic" style:parent-style-name="standard">
      <style:graphic-properties draw:textarea-horizontal-align="justify" draw:textarea-vertical-align="middle" draw:auto-grow-height="false" fo:min-height="36.45cm" fo:min-width="28.8cm"/>
    </style:style>
    <style:style style:name="gr23" style:family="graphic" style:parent-style-name="standard">
      <style:graphic-properties draw:fill-color="#83caff" draw:textarea-horizontal-align="justify" draw:textarea-vertical-align="middle" draw:auto-grow-height="false" fo:min-height="7.581cm" fo:min-width="38.907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6.268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0.75cm" fo:min-width="32.8cm"/>
    </style:style>
    <style:style style:name="gr26" style:family="graphic" style:parent-style-name="standard">
      <style:graphic-properties draw:textarea-horizontal-align="justify" draw:textarea-vertical-align="middle" draw:auto-grow-height="false" fo:min-height="6.65cm" fo:min-width="36.268cm"/>
    </style:style>
    <style:style style:name="gr27" style:family="graphic" style:parent-style-name="standard">
      <style:graphic-properties draw:fill-color="#83caff" draw:textarea-horizontal-align="justify" draw:textarea-vertical-align="middle" draw:auto-grow-height="false" fo:min-height="3.25cm" fo:min-width="32.8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15cm" fo:min-width="12.9cm"/>
    </style:style>
    <style:style style:name="gr29" style:family="graphic" style:parent-style-name="standard">
      <style:graphic-properties draw:textarea-horizontal-align="justify" draw:textarea-vertical-align="middle" draw:auto-grow-height="false" fo:min-height="0.692cm" fo:min-width="12.799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75cm" fo:min-width="12.8cm"/>
    </style:style>
    <style:style style:name="gr31" style:family="graphic" style:parent-style-name="standard">
      <style:graphic-properties draw:textarea-horizontal-align="justify" draw:textarea-vertical-align="middle" draw:auto-grow-height="false" fo:min-height="27.85cm" fo:min-width="25.799cm"/>
    </style:style>
    <style:style style:name="gr32" style:family="graphic" style:parent-style-name="standard">
      <style:graphic-properties draw:fill-color="#83caff" draw:textarea-horizontal-align="justify" draw:textarea-vertical-align="middle" draw:auto-grow-height="false" fo:min-height="6.35cm" fo:min-width="33.8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5cm" fo:min-width="19.2cm"/>
    </style:style>
    <style:style style:name="gr34" style:family="graphic" style:parent-style-name="standard">
      <style:graphic-properties draw:stroke="none" svg:stroke-color="#000000" draw:fill="none" draw:fill-color="#ffffff" fo:min-height="0.656cm"/>
    </style:style>
    <style:style style:name="gr35" style:family="graphic" style:parent-style-name="standard">
      <style:graphic-properties draw:textarea-horizontal-align="justify" draw:textarea-vertical-align="middle" draw:auto-grow-height="false" fo:min-height="2.192cm" fo:min-width="18.499cm"/>
    </style:style>
    <style:style style:name="gr36" style:family="graphic" style:parent-style-name="standard">
      <style:graphic-properties draw:fill-color="#b2b2b2" draw:textarea-horizontal-align="justify" draw:textarea-vertical-align="middle" draw:auto-grow-height="false" fo:min-height="0.95cm" fo:min-width="18.499cm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0.95cm" fo:min-width="19.5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0.992cm" fo:min-width="18.499cm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0.792cm" fo:min-width="15.199cm"/>
    </style:style>
    <style:style style:name="gr40" style:family="graphic" style:parent-style-name="standard">
      <style:graphic-properties draw:fill-color="#b2b2b2" draw:textarea-horizontal-align="justify" draw:textarea-vertical-align="middle" draw:auto-grow-height="false" fo:min-height="0.792cm" fo:min-width="16cm"/>
    </style:style>
    <style:style style:name="gr41" style:family="graphic" style:parent-style-name="standard">
      <style:graphic-properties draw:fill-color="#b2b2b2" draw:textarea-horizontal-align="justify" draw:textarea-vertical-align="middle" draw:auto-grow-height="false" fo:min-height="1.35cm" fo:min-width="26.1cm"/>
    </style:style>
    <style:style style:name="gr42" style:family="graphic" style:parent-style-name="standard">
      <style:graphic-properties draw:fill-color="#b2b2b2" draw:textarea-horizontal-align="justify" draw:textarea-vertical-align="middle" draw:auto-grow-height="false" fo:min-height="2.35cm" fo:min-width="28.8cm"/>
    </style:style>
    <style:style style:name="gr43" style:family="graphic" style:parent-style-name="standard">
      <style:graphic-properties draw:textarea-horizontal-align="justify" draw:textarea-vertical-align="middle" draw:auto-grow-height="false" fo:min-height="0.792cm" fo:min-width="11.399cm"/>
    </style:style>
    <style:style style:name="gr44" style:family="graphic" style:parent-style-name="standard">
      <style:graphic-properties draw:fill-color="#b2b2b2" draw:textarea-horizontal-align="justify" draw:textarea-vertical-align="middle" draw:auto-grow-height="false" fo:min-height="1.15cm" fo:min-width="36.268cm"/>
    </style:style>
    <style:style style:name="gr45" style:family="graphic" style:parent-style-name="standard">
      <style:graphic-properties draw:textarea-horizontal-align="justify" draw:textarea-vertical-align="middle" draw:auto-grow-height="false" fo:min-height="1.35cm" fo:min-width="16.599cm"/>
    </style:style>
    <style:style style:name="gr46" style:family="graphic" style:parent-style-name="standard">
      <style:graphic-properties draw:fill-color="#83caff" draw:textarea-horizontal-align="justify" draw:textarea-vertical-align="middle" draw:auto-grow-height="false" fo:min-height="0.75cm" fo:min-width="16.6cm"/>
    </style:style>
    <style:style style:name="gr47" style:family="graphic" style:parent-style-name="standard">
      <style:graphic-properties draw:textarea-horizontal-align="justify" draw:textarea-vertical-align="middle" draw:auto-grow-height="false" fo:min-height="2.65cm" fo:min-width="18.2cm"/>
    </style:style>
    <style:style style:name="gr48" style:family="graphic" style:parent-style-name="standard">
      <style:graphic-properties draw:fill-color="#83caff" draw:textarea-horizontal-align="justify" draw:textarea-vertical-align="middle" draw:auto-grow-height="false" fo:min-height="2.25cm" fo:min-width="16.6cm"/>
    </style:style>
    <style:style style:name="gr49" style:family="graphic" style:parent-style-name="standard">
      <style:graphic-properties draw:textarea-horizontal-align="justify" draw:textarea-vertical-align="middle" draw:auto-grow-height="false" fo:min-height="1.05cm" fo:min-width="18.299cm"/>
    </style:style>
    <style:style style:name="gr50" style:family="graphic" style:parent-style-name="standard">
      <style:graphic-properties draw:fill-color="#83caff" draw:textarea-horizontal-align="justify" draw:textarea-vertical-align="middle" draw:auto-grow-height="false" fo:min-height="0.75cm" fo:min-width="18.3cm"/>
    </style:style>
    <style:style style:name="gr51" style:family="graphic" style:parent-style-name="standard">
      <style:graphic-properties draw:textarea-horizontal-align="justify" draw:textarea-vertical-align="middle" draw:auto-grow-height="false" fo:min-height="6.65cm" fo:min-width="18.27cm"/>
    </style:style>
    <style:style style:name="gr52" style:family="graphic" style:parent-style-name="standard">
      <style:graphic-properties draw:fill-color="#83caff" draw:textarea-horizontal-align="justify" draw:textarea-vertical-align="middle" draw:auto-grow-height="false" fo:min-height="3.25cm" fo:min-width="18.3cm"/>
    </style:style>
    <style:style style:name="gr53" style:family="graphic" style:parent-style-name="standard">
      <style:graphic-properties draw:textarea-horizontal-align="justify" draw:textarea-vertical-align="middle" draw:auto-grow-height="false" fo:min-height="0.792cm" fo:min-width="12.799cm"/>
    </style:style>
    <style:style style:name="gr54" style:family="graphic" style:parent-style-name="standard">
      <style:graphic-properties draw:textarea-horizontal-align="justify" draw:textarea-vertical-align="middle" draw:auto-grow-height="false" fo:min-height="1.15cm" fo:min-width="18.1cm"/>
    </style:style>
    <style:style style:name="gr55" style:family="graphic" style:parent-style-name="standard">
      <style:graphic-properties draw:fill-color="#b2b2b2" draw:textarea-horizontal-align="justify" draw:textarea-vertical-align="middle" draw:auto-grow-height="false" fo:min-height="0.85cm" fo:min-width="14.4cm"/>
    </style:style>
    <style:style style:name="gr56" style:family="graphic" style:parent-style-name="standard">
      <style:graphic-properties draw:fill-color="#b2b2b2" draw:textarea-horizontal-align="justify" draw:textarea-vertical-align="middle" draw:auto-grow-height="false" fo:min-height="0.85cm" fo:min-width="28.8cm"/>
    </style:style>
    <style:style style:name="gr57" style:family="graphic" style:parent-style-name="standard">
      <style:graphic-properties draw:textarea-horizontal-align="justify" draw:textarea-vertical-align="middle" draw:auto-grow-height="false" fo:min-height="1.492cm" fo:min-width="15.3cm"/>
    </style:style>
    <style:style style:name="gr58" style:family="graphic" style:parent-style-name="standard">
      <style:graphic-properties draw:fill-color="#b2b2b2" draw:textarea-horizontal-align="justify" draw:textarea-vertical-align="middle" draw:auto-grow-height="false" fo:min-height="1.492cm" fo:min-width="22.7cm"/>
    </style:style>
    <style:style style:name="gr59" style:family="graphic" style:parent-style-name="standard">
      <style:graphic-properties draw:fill-color="#b2b2b2" draw:textarea-horizontal-align="justify" draw:textarea-vertical-align="middle" draw:auto-grow-height="false" fo:min-height="2.392cm" fo:min-width="31.8cm"/>
    </style:style>
    <style:style style:name="gr60" style:family="graphic" style:parent-style-name="standard">
      <style:graphic-properties draw:fill-color="#b2b2b2" draw:textarea-horizontal-align="justify" draw:textarea-vertical-align="middle" draw:auto-grow-height="false" fo:min-height="1.05cm" fo:min-width="27.8cm"/>
    </style:style>
    <style:style style:name="gr61" style:family="graphic" style:parent-style-name="standard">
      <style:graphic-properties draw:fill-color="#b2b2b2" draw:textarea-horizontal-align="justify" draw:textarea-vertical-align="middle" draw:auto-grow-height="false" fo:min-height="0.95cm" fo:min-width="32.437cm"/>
    </style:style>
    <style:style style:name="gr62" style:family="graphic" style:parent-style-name="standard">
      <style:graphic-properties draw:fill-color="#b2b2b2" draw:textarea-horizontal-align="justify" draw:textarea-vertical-align="middle" draw:auto-grow-height="false" fo:min-height="0.95cm" fo:min-width="27.1cm"/>
    </style:style>
    <style:style style:name="gr63" style:family="graphic" style:parent-style-name="standard">
      <style:graphic-properties draw:fill-color="#b2b2b2" draw:textarea-horizontal-align="justify" draw:textarea-vertical-align="middle" draw:auto-grow-height="false" fo:min-height="0.892cm" fo:min-width="27.9cm"/>
    </style:style>
    <style:style style:name="gr64" style:family="graphic" style:parent-style-name="standard">
      <style:graphic-properties draw:fill-color="#b2b2b2" draw:textarea-horizontal-align="justify" draw:textarea-vertical-align="middle" draw:auto-grow-height="false" fo:min-height="0.892cm" fo:min-width="27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1.25cm" fo:min-width="38.9cm"/>
    </style:style>
    <style:style style:name="gr66" style:family="graphic" style:parent-style-name="standard">
      <style:graphic-properties draw:fill-color="#b2b2b2" draw:textarea-horizontal-align="justify" draw:textarea-vertical-align="middle" draw:auto-grow-height="false" fo:min-height="0.692cm" fo:min-width="25.499cm"/>
    </style:style>
    <style:style style:name="gr67" style:family="graphic" style:parent-style-name="standard">
      <style:graphic-properties draw:textarea-horizontal-align="justify" draw:textarea-vertical-align="middle" draw:auto-grow-height="false" fo:min-height="1.281cm" fo:min-width="17.5cm"/>
    </style:style>
    <style:style style:name="gr68" style:family="graphic" style:parent-style-name="standard">
      <style:graphic-properties draw:fill-color="#b2b2b2" draw:textarea-horizontal-align="justify" draw:textarea-vertical-align="middle" draw:auto-grow-height="false" fo:min-height="2.25cm" fo:min-width="26.6cm"/>
    </style:style>
    <style:style style:name="gr69" style:family="graphic" style:parent-style-name="standard">
      <style:graphic-properties draw:fill-color="#b2b2b2" draw:textarea-horizontal-align="justify" draw:textarea-vertical-align="middle" draw:auto-grow-height="false" fo:min-height="0.881cm" fo:min-width="22.6cm"/>
    </style:style>
    <style:style style:name="gr70" style:family="graphic" style:parent-style-name="standard">
      <style:graphic-properties draw:fill-color="#b2b2b2" draw:textarea-horizontal-align="justify" draw:textarea-vertical-align="middle" draw:auto-grow-height="false" fo:min-height="0.781cm" fo:min-width="27.2cm"/>
    </style:style>
    <style:style style:name="gr71" style:family="graphic" style:parent-style-name="standard">
      <style:graphic-properties draw:fill-color="#b2b2b2" draw:textarea-horizontal-align="justify" draw:textarea-vertical-align="middle" draw:auto-grow-height="false" fo:min-height="0.85cm" fo:min-width="22.7cm"/>
    </style:style>
    <style:style style:name="gr72" style:family="graphic" style:parent-style-name="standard">
      <style:graphic-properties draw:fill-color="#b2b2b2" draw:textarea-horizontal-align="justify" draw:textarea-vertical-align="middle" draw:auto-grow-height="false" fo:min-height="0.85cm" fo:min-width="23.7cm"/>
    </style:style>
    <style:style style:name="gr73" style:family="graphic" style:parent-style-name="standard">
      <style:graphic-properties draw:fill-color="#b2b2b2" draw:textarea-horizontal-align="justify" draw:textarea-vertical-align="middle" draw:auto-grow-height="false" fo:min-height="0.781cm" fo:min-width="22cm"/>
    </style:style>
    <style:style style:name="gr74" style:family="graphic" style:parent-style-name="standard">
      <style:graphic-properties draw:fill-color="#b2b2b2" draw:textarea-horizontal-align="justify" draw:textarea-vertical-align="middle" draw:auto-grow-height="false" fo:min-height="1.281cm" fo:min-width="34cm"/>
    </style:style>
    <style:style style:name="gr75" style:family="graphic" style:parent-style-name="standard">
      <style:graphic-properties draw:fill-color="#b2b2b2" draw:textarea-horizontal-align="justify" draw:textarea-vertical-align="middle" draw:auto-grow-height="false" fo:min-height="1.492cm" fo:min-width="15.3cm"/>
    </style:style>
    <style:style style:name="gr76" style:family="graphic" style:parent-style-name="standard">
      <style:graphic-properties draw:textarea-horizontal-align="justify" draw:textarea-vertical-align="middle" draw:auto-grow-height="false" fo:min-height="0.792cm" fo:min-width="11.7cm"/>
    </style:style>
    <style:style style:name="gr77" style:family="graphic" style:parent-style-name="standard">
      <style:graphic-properties draw:fill-color="#b2b2b2" draw:textarea-horizontal-align="justify" draw:textarea-vertical-align="middle" draw:auto-grow-height="false" fo:min-height="0.792cm" fo:min-width="11.7cm"/>
    </style:style>
    <style:style style:name="gr78" style:family="graphic" style:parent-style-name="standard">
      <style:graphic-properties draw:fill-color="#b2b2b2" draw:textarea-horizontal-align="justify" draw:textarea-vertical-align="middle" draw:auto-grow-height="false" fo:min-height="2.192cm" fo:min-width="18.499cm"/>
    </style:style>
    <style:style style:name="gr79" style:family="graphic" style:parent-style-name="standard">
      <style:graphic-properties draw:fill-color="#b2b2b2" draw:textarea-horizontal-align="justify" draw:textarea-vertical-align="middle" draw:auto-grow-height="false" fo:min-height="0.892cm" fo:min-width="9.7cm"/>
    </style:style>
    <style:style style:name="gr80" style:family="graphic" style:parent-style-name="standard">
      <style:graphic-properties draw:fill-color="#b2b2b2" draw:textarea-horizontal-align="justify" draw:textarea-vertical-align="middle" draw:auto-grow-height="false" fo:min-height="0.892cm" fo:min-width="10.7cm"/>
    </style:style>
    <style:style style:name="gr81" style:family="graphic" style:parent-style-name="standard">
      <style:graphic-properties draw:fill-color="#b2b2b2" draw:textarea-horizontal-align="justify" draw:textarea-vertical-align="middle" draw:auto-grow-height="false" fo:min-height="1.15cm" fo:min-width="18.1cm"/>
    </style:style>
    <style:style style:name="gr82" style:family="graphic" style:parent-style-name="standard">
      <style:graphic-properties draw:textarea-horizontal-align="justify" draw:textarea-vertical-align="middle" draw:auto-grow-height="false" fo:min-height="0.792cm" fo:min-width="13.7cm"/>
    </style:style>
    <style:style style:name="gr83" style:family="graphic" style:parent-style-name="standard">
      <style:graphic-properties draw:fill-color="#83caff" draw:textarea-horizontal-align="justify" draw:textarea-vertical-align="middle" draw:auto-grow-height="false" fo:min-height="0.75cm" fo:min-width="13.7cm"/>
    </style:style>
    <style:style style:name="gr84" style:family="graphic" style:parent-style-name="standard">
      <style:graphic-properties draw:textarea-horizontal-align="justify" draw:textarea-vertical-align="middle" draw:auto-grow-height="false" fo:min-height="1.45cm" fo:min-width="13.7cm"/>
    </style:style>
    <style:style style:name="gr85" style:family="graphic" style:parent-style-name="standard">
      <style:graphic-properties draw:fill-color="#83caff" draw:textarea-horizontal-align="justify" draw:textarea-vertical-align="middle" draw:auto-grow-height="false" fo:min-height="1.55cm" fo:min-width="13.7cm"/>
    </style:style>
    <style:style style:name="gr86" style:family="graphic" style:parent-style-name="standard">
      <style:graphic-properties draw:fill-color="#b2b2b2" draw:textarea-horizontal-align="justify" draw:textarea-vertical-align="middle" draw:auto-grow-height="false" fo:min-height="1.35cm" fo:min-width="16.599cm"/>
    </style:style>
    <style:style style:name="gr87" style:family="graphic" style:parent-style-name="standard">
      <style:graphic-properties draw:textarea-horizontal-align="justify" draw:textarea-vertical-align="middle" draw:auto-grow-height="false" fo:min-height="0.792cm" fo:min-width="14.6cm"/>
    </style:style>
    <style:style style:name="gr88" style:family="graphic" style:parent-style-name="standard">
      <style:graphic-properties draw:textarea-horizontal-align="justify" draw:textarea-vertical-align="middle" draw:auto-grow-height="false" fo:min-height="0.792cm" fo:min-width="14.7cm"/>
    </style:style>
    <style:style style:name="gr89" style:family="graphic" style:parent-style-name="standard">
      <style:graphic-properties draw:fill-color="#b2b2b2" draw:textarea-horizontal-align="justify" draw:textarea-vertical-align="middle" draw:auto-grow-height="false" fo:min-height="0.792cm" fo:min-width="14.7cm"/>
    </style:style>
    <style:style style:name="gr90" style:family="graphic" style:parent-style-name="standard">
      <style:graphic-properties draw:fill-color="#b2b2b2" draw:textarea-horizontal-align="justify" draw:textarea-vertical-align="middle" draw:auto-grow-height="false" fo:min-height="1.05cm" fo:min-width="14.7cm"/>
    </style:style>
    <style:style style:name="gr91" style:family="graphic" style:parent-style-name="standard">
      <style:graphic-properties draw:fill-color="#b2b2b2" draw:textarea-horizontal-align="justify" draw:textarea-vertical-align="middle" draw:auto-grow-height="false" fo:min-height="0.792cm" fo:min-width="8.5cm"/>
    </style:style>
    <style:style style:name="gr92" style:family="graphic" style:parent-style-name="standard">
      <style:graphic-properties draw:fill-color="#b2b2b2" draw:textarea-horizontal-align="justify" draw:textarea-vertical-align="middle" draw:auto-grow-height="false" fo:min-height="1.05cm" fo:min-width="18.299cm"/>
    </style:style>
    <style:style style:name="gr93" style:family="graphic" style:parent-style-name="standard">
      <style:graphic-properties draw:stroke="none" svg:stroke-color="#000000" draw:fill="none" draw:fill-color="#ffffff" fo:min-height="0.611cm"/>
    </style:style>
    <style:style style:name="gr94" style:family="graphic" style:parent-style-name="standard">
      <style:graphic-properties draw:textarea-horizontal-align="justify" draw:textarea-vertical-align="middle" draw:auto-grow-height="false" fo:min-height="1.392cm" fo:min-width="18.2cm"/>
    </style:style>
    <style:style style:name="gr95" style:family="graphic" style:parent-style-name="standard">
      <style:graphic-properties draw:fill-color="#83caff" draw:textarea-horizontal-align="justify" draw:textarea-vertical-align="middle" draw:auto-grow-height="false" fo:min-height="0.75cm" fo:min-width="16.5cm"/>
    </style:style>
    <style:style style:name="gr96" style:family="graphic" style:parent-style-name="standard">
      <style:graphic-properties draw:fill-color="#b2b2b2" draw:textarea-horizontal-align="justify" draw:textarea-vertical-align="middle" draw:auto-grow-height="false" fo:min-height="0.892cm" fo:min-width="13.2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draw:fill-color="#b2b2b2" draw:textarea-horizontal-align="justify" draw:textarea-vertical-align="middle" draw:auto-grow-height="false" fo:min-height="0.75cm" fo:min-width="13.4cm"/>
    </style:style>
    <style:style style:name="gr99" style:family="graphic" style:parent-style-name="standard">
      <style:graphic-properties draw:fill-color="#b2b2b2" draw:textarea-horizontal-align="justify" draw:textarea-vertical-align="middle" draw:auto-grow-height="false" fo:min-height="1.292cm" fo:min-width="18.2cm"/>
    </style:style>
    <style:style style:name="gr100" style:family="graphic" style:parent-style-name="standard">
      <style:graphic-properties draw:fill-color="#b2b2b2" draw:textarea-horizontal-align="justify" draw:textarea-vertical-align="middle" draw:auto-grow-height="false" fo:min-height="1.05cm" fo:min-width="14.2cm"/>
    </style:style>
    <style:style style:name="gr101" style:family="graphic" style:parent-style-name="standard">
      <style:graphic-properties draw:fill-color="#b2b2b2" draw:textarea-horizontal-align="justify" draw:textarea-vertical-align="middle" draw:auto-grow-height="false" fo:min-height="1.281cm" fo:min-width="18.5cm"/>
    </style:style>
    <style:style style:name="gr102" style:family="graphic" style:parent-style-name="standard">
      <style:graphic-properties draw:fill-color="#b2b2b2" draw:textarea-horizontal-align="justify" draw:textarea-vertical-align="middle" draw:auto-grow-height="false" fo:min-height="2.55cm" fo:min-width="18.5cm"/>
    </style:style>
    <style:style style:name="gr103" style:family="graphic" style:parent-style-name="standard">
      <style:graphic-properties draw:fill-color="#b2b2b2" draw:textarea-horizontal-align="justify" draw:textarea-vertical-align="middle" draw:auto-grow-height="false" fo:min-height="0.792cm" fo:min-width="14.3cm"/>
    </style:style>
    <style:style style:name="gr104" style:family="graphic" style:parent-style-name="standard">
      <style:graphic-properties draw:fill-color="#b2b2b2" draw:textarea-horizontal-align="justify" draw:textarea-vertical-align="middle" draw:auto-grow-height="false" fo:min-height="0.792cm" fo:min-width="19.1cm"/>
    </style:style>
    <style:style style:name="gr105" style:family="graphic" style:parent-style-name="standard">
      <style:graphic-properties draw:fill-color="#b2b2b2" draw:textarea-horizontal-align="justify" draw:textarea-vertical-align="middle" draw:auto-grow-height="false" fo:min-height="0.792cm" fo:min-width="13.7cm"/>
    </style:style>
    <style:style style:name="gr106" style:family="graphic" style:parent-style-name="standard">
      <style:graphic-properties draw:fill-color="#b2b2b2" draw:textarea-horizontal-align="justify" draw:textarea-vertical-align="middle" draw:auto-grow-height="false" fo:min-height="0.792cm" fo:min-width="14.4cm"/>
    </style:style>
    <style:style style:name="gr107" style:family="graphic" style:parent-style-name="standard">
      <style:graphic-properties draw:fill-color="#b2b2b2" draw:textarea-horizontal-align="justify" draw:textarea-vertical-align="middle" draw:auto-grow-height="false" fo:min-height="0.792cm" fo:min-width="13.4cm"/>
    </style:style>
    <style:style style:name="gr108" style:family="graphic" style:parent-style-name="standard">
      <style:graphic-properties draw:fill-color="#b2b2b2" draw:textarea-horizontal-align="justify" draw:textarea-vertical-align="middle" draw:auto-grow-height="false" fo:min-height="1.192cm" fo:min-width="25.9cm"/>
    </style:style>
    <style:style style:name="gr109" style:family="graphic" style:parent-style-name="standard">
      <style:graphic-properties draw:textarea-horizontal-align="justify" draw:textarea-vertical-align="middle" draw:auto-grow-height="false" fo:min-height="0.792cm" fo:min-width="12.4cm"/>
    </style:style>
    <style:style style:name="gr110" style:family="graphic" style:parent-style-name="standard">
      <style:graphic-properties draw:textarea-horizontal-align="justify" draw:textarea-vertical-align="middle" draw:auto-grow-height="false" fo:min-height="0.792cm" fo:min-width="6.3cm"/>
    </style:style>
    <style:style style:name="gr111" style:family="graphic" style:parent-style-name="standard">
      <style:graphic-properties draw:fill-color="#b2b2b2" draw:textarea-horizontal-align="justify" draw:textarea-vertical-align="middle" draw:auto-grow-height="false" fo:min-height="0.792cm" fo:min-width="6.3cm"/>
    </style:style>
    <style:style style:name="gr112" style:family="graphic" style:parent-style-name="standard">
      <style:graphic-properties draw:fill-color="#b2b2b2" draw:textarea-horizontal-align="justify" draw:textarea-vertical-align="middle" draw:auto-grow-height="false" fo:min-height="1.392cm" fo:min-width="18.2cm"/>
    </style:style>
    <style:style style:name="gr113" style:family="graphic" style:parent-style-name="standard">
      <style:graphic-properties draw:textarea-horizontal-align="justify" draw:textarea-vertical-align="middle" draw:auto-grow-height="false" fo:min-height="0.792cm" fo:min-width="18.1cm"/>
    </style:style>
    <style:style style:name="gr114" style:family="graphic" style:parent-style-name="standard">
      <style:graphic-properties draw:fill-color="#b2b2b2" draw:textarea-horizontal-align="justify" draw:textarea-vertical-align="middle" draw:auto-grow-height="false" fo:min-height="0.792cm" fo:min-width="11.4cm"/>
    </style:style>
    <style:style style:name="gr115" style:family="graphic" style:parent-style-name="standard">
      <style:graphic-properties draw:fill-color="#b2b2b2" draw:textarea-horizontal-align="justify" draw:textarea-vertical-align="middle" draw:auto-grow-height="false" fo:min-height="0.792cm" fo:min-width="7.9cm"/>
    </style:style>
    <style:style style:name="gr116" style:family="graphic" style:parent-style-name="standard">
      <style:graphic-properties draw:fill-color="#b2b2b2" draw:textarea-horizontal-align="justify" draw:textarea-vertical-align="middle" draw:auto-grow-height="false" fo:min-height="1.15cm" fo:min-width="12.7cm"/>
    </style:style>
    <style:style style:name="gr117" style:family="graphic" style:parent-style-name="standard">
      <style:graphic-properties draw:fill-color="#b2b2b2" draw:textarea-horizontal-align="justify" draw:textarea-vertical-align="middle" draw:auto-grow-height="false" fo:min-height="0.792cm" fo:min-width="9.2cm"/>
    </style:style>
    <style:style style:name="gr118" style:family="graphic" style:parent-style-name="standard">
      <style:graphic-properties draw:textarea-horizontal-align="justify" draw:textarea-vertical-align="middle" draw:auto-grow-height="false" fo:min-height="0.35cm" fo:min-width="4.9cm"/>
    </style:style>
    <style:style style:name="gr119" style:family="graphic" style:parent-style-name="standard">
      <style:graphic-properties draw:textarea-horizontal-align="justify" draw:textarea-vertical-align="middle" draw:auto-grow-height="false" fo:min-height="0.75cm" fo:min-width="21.2cm"/>
    </style:style>
    <style:style style:name="gr120" style:family="graphic" style:parent-style-name="standard">
      <style:graphic-properties draw:textarea-horizontal-align="justify" draw:textarea-vertical-align="middle" draw:auto-grow-height="false" fo:min-height="0.65cm" fo:min-width="21.2cm"/>
    </style:style>
    <style:style style:name="gr121" style:family="graphic" style:parent-style-name="standard">
      <style:graphic-properties draw:textarea-horizontal-align="justify" draw:textarea-vertical-align="middle" draw:auto-grow-height="false" fo:min-height="1.15cm" fo:min-width="27.4cm"/>
    </style:style>
    <style:style style:name="gr122" style:family="graphic" style:parent-style-name="standard">
      <style:graphic-properties draw:textarea-horizontal-align="justify" draw:textarea-vertical-align="middle" draw:auto-grow-height="false" fo:min-height="1.15cm" fo:min-width="32.5cm"/>
    </style:style>
    <style:style style:name="gr123" style:family="graphic" style:parent-style-name="standard">
      <style:graphic-properties draw:textarea-horizontal-align="justify" draw:textarea-vertical-align="middle" draw:auto-grow-height="false" fo:min-height="1.15cm" fo:min-width="22.7cm"/>
    </style:style>
    <style:style style:name="gr124" style:family="graphic" style:parent-style-name="standard">
      <style:graphic-properties draw:textarea-horizontal-align="justify" draw:textarea-vertical-align="middle" draw:auto-grow-height="false" fo:min-height="2.35cm" fo:min-width="31.6cm"/>
    </style:style>
    <style:style style:name="gr125" style:family="graphic" style:parent-style-name="standard">
      <style:graphic-properties draw:textarea-horizontal-align="justify" draw:textarea-vertical-align="middle" draw:auto-grow-height="false" fo:min-height="0.85cm" fo:min-width="32.2cm"/>
    </style:style>
    <style:style style:name="gr126" style:family="graphic" style:parent-style-name="standard">
      <style:graphic-properties draw:textarea-horizontal-align="justify" draw:textarea-vertical-align="middle" draw:auto-grow-height="false" fo:min-height="1.15cm" fo:min-width="38.8cm"/>
    </style:style>
    <style:style style:name="gr127" style:family="graphic" style:parent-style-name="standard">
      <style:graphic-properties draw:textarea-horizontal-align="justify" draw:textarea-vertical-align="middle" draw:auto-grow-height="false" fo:min-height="0.692cm" fo:min-width="16cm"/>
    </style:style>
    <style:style style:name="gr128" style:family="graphic" style:parent-style-name="standard">
      <style:graphic-properties draw:textarea-horizontal-align="justify" draw:textarea-vertical-align="middle" draw:auto-grow-height="false" fo:min-height="1.75cm" fo:min-width="24.3cm"/>
    </style:style>
    <style:style style:name="gr129" style:family="graphic" style:parent-style-name="standard">
      <style:graphic-properties draw:textarea-horizontal-align="justify" draw:textarea-vertical-align="middle" draw:auto-grow-height="false" fo:min-height="0.592cm" fo:min-width="23.4cm"/>
    </style:style>
    <style:style style:name="gr130" style:family="graphic" style:parent-style-name="standard">
      <style:graphic-properties draw:textarea-horizontal-align="justify" draw:textarea-vertical-align="middle" draw:auto-grow-height="false" fo:min-height="0.592cm" fo:min-width="23.2cm"/>
    </style:style>
    <style:style style:name="gr131" style:family="graphic" style:parent-style-name="standard">
      <style:graphic-properties draw:textarea-horizontal-align="justify" draw:textarea-vertical-align="middle" draw:auto-grow-height="false" fo:min-height="0.519cm" fo:min-width="24cm"/>
    </style:style>
    <style:style style:name="gr132" style:family="graphic" style:parent-style-name="standard">
      <style:graphic-properties draw:textarea-horizontal-align="justify" draw:textarea-vertical-align="middle" draw:auto-grow-height="false" fo:min-height="0.85cm" fo:min-width="27.4cm"/>
    </style:style>
    <style:style style:name="gr133" style:family="graphic" style:parent-style-name="standard">
      <style:graphic-properties draw:textarea-horizontal-align="justify" draw:textarea-vertical-align="middle" draw:auto-grow-height="false" fo:min-height="0.65cm" fo:min-width="30.1cm"/>
    </style:style>
    <style:style style:name="gr134" style:family="graphic" style:parent-style-name="standard">
      <style:graphic-properties draw:textarea-horizontal-align="justify" draw:textarea-vertical-align="middle" draw:auto-grow-height="false" fo:min-height="0.892cm" fo:min-width="25.2cm"/>
    </style:style>
    <style:style style:name="gr135" style:family="graphic" style:parent-style-name="objectwithoutfill">
      <style:graphic-properties draw:fill="none" draw:textarea-vertical-align="middle"/>
    </style:style>
    <style:style style:name="gr136" style:family="graphic" style:parent-style-name="standard">
      <style:graphic-properties draw:textarea-horizontal-align="justify" draw:textarea-vertical-align="middle" draw:auto-grow-height="false" fo:min-height="0.881cm" fo:min-width="17.1cm"/>
    </style:style>
    <style:style style:name="gr137" style:family="graphic" style:parent-style-name="standard">
      <style:graphic-properties draw:textarea-horizontal-align="justify" draw:textarea-vertical-align="middle" draw:auto-grow-height="false" fo:min-height="0.55cm" fo:min-width="24.8cm"/>
    </style:style>
    <style:style style:name="gr138" style:family="graphic" style:parent-style-name="standard">
      <style:graphic-properties draw:textarea-horizontal-align="justify" draw:textarea-vertical-align="middle" draw:auto-grow-height="false" fo:min-height="0.592cm" fo:min-width="14.8cm"/>
    </style:style>
    <style:style style:name="gr139" style:family="graphic" style:parent-style-name="standard">
      <style:graphic-properties draw:textarea-horizontal-align="justify" draw:textarea-vertical-align="middle" draw:auto-grow-height="false" fo:min-height="0.592cm" fo:min-width="27.2cm"/>
    </style:style>
    <style:style style:name="gr140" style:family="graphic" style:parent-style-name="standard">
      <style:graphic-properties draw:textarea-horizontal-align="justify" draw:textarea-vertical-align="middle" draw:auto-grow-height="false" fo:min-height="0.792cm" fo:min-width="16.2cm"/>
    </style:style>
    <style:style style:name="gr141" style:family="graphic" style:parent-style-name="standard">
      <style:graphic-properties draw:textarea-horizontal-align="justify" draw:textarea-vertical-align="middle" draw:auto-grow-height="false" fo:min-height="0.892cm" fo:min-width="29.6cm"/>
    </style:style>
    <style:style style:name="gr142" style:family="graphic" style:parent-style-name="standard">
      <style:graphic-properties draw:textarea-horizontal-align="justify" draw:textarea-vertical-align="middle" draw:auto-grow-height="false" fo:min-height="0.792cm" fo:min-width="17.7cm"/>
    </style:style>
    <style:style style:name="gr143" style:family="graphic" style:parent-style-name="standard">
      <style:graphic-properties draw:textarea-horizontal-align="justify" draw:textarea-vertical-align="middle" draw:auto-grow-height="false" fo:min-height="0.792cm" fo:min-width="11.4cm"/>
    </style:style>
    <style:style style:name="gr144" style:family="graphic" style:parent-style-name="standard">
      <style:graphic-properties draw:textarea-horizontal-align="justify" draw:textarea-vertical-align="middle" draw:auto-grow-height="false" fo:min-height="0.65cm" fo:min-width="30cm"/>
    </style:style>
    <style:style style:name="gr145" style:family="graphic" style:parent-style-name="standard">
      <style:graphic-properties draw:stroke="none" svg:stroke-color="#000000" draw:fill="none" draw:fill-color="#ffffff" fo:min-height="0.712cm"/>
    </style:style>
    <style:style style:name="gr146" style:family="graphic" style:parent-style-name="standard">
      <style:graphic-properties draw:fill-color="#b2b2b2" draw:textarea-horizontal-align="justify" draw:textarea-vertical-align="middle" draw:auto-grow-height="false" fo:min-height="42.05cm" fo:min-width="16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eeeeee"/>
      <style:paragraph-properties fo:margin-left="0cm" fo:margin-right="0cm" fo:text-align="start" fo:text-indent="0cm"/>
      <style:text-properties style:font-name="Liberation Sans" fo:font-size="18pt" style:letter-kerning="true" style:font-name-asian="微软雅黑" style:font-size-asian="18pt" style:font-name-complex="Mangal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-color="#83caff"/>
      <style:paragraph-properties fo:text-align="start"/>
      <style:text-properties fo:color="#ffffff"/>
    </style:style>
    <style:style style:name="P8" style:family="paragraph">
      <loext:graphic-properties draw:fill-color="#83caff"/>
      <style:paragraph-properties fo:margin-left="0cm" fo:margin-right="0cm" fo:text-align="start" fo:text-indent="0cm"/>
      <style:text-properties fo:color="#ffffff"/>
    </style:style>
    <style:style style:name="P9" style:family="paragraph">
      <loext:graphic-properties draw:fill-color="#b2b2b2"/>
      <style:paragraph-properties fo:text-align="start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2b2b2"/>
      <style:paragraph-properties fo:text-align="start"/>
    </style:style>
    <style:style style:name="P13" style:family="paragraph">
      <loext:graphic-properties draw:fill-color="#b2b2b2"/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ffffff"/>
    </style:style>
    <style:style style:name="P15" style:family="paragraph">
      <loext:graphic-properties draw:fill-color="#b2b2b2"/>
      <style:paragraph-properties fo:margin-left="0cm" fo:margin-right="0cm" fo:text-align="start" fo:text-indent="0cm"/>
      <style:text-properties fo:color="#ffffff"/>
    </style:style>
    <style:style style:name="P16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7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8" style:family="paragraph">
      <loext:graphic-properties draw:fill="none" draw:fill-color="#ffffff"/>
      <style:text-properties fo:color="#800000"/>
    </style:style>
    <style:style style:name="T1" style:family="text">
      <style:text-properties style:font-name="Liberation Sans" fo:font-size="16pt" style:letter-kerning="true" style:font-name-asian="微软雅黑" style:font-size-asian="16pt" style:font-name-complex="Mang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color="#ffffff" fo:font-size="13pt" style:font-size-asian="13pt" style:font-size-complex="13pt"/>
    </style:style>
    <style:style style:name="T9" style:family="text">
      <style:text-properties fo:color="#ffffff" fo:font-size="11pt" style:font-size-asian="11pt" style:font-size-complex="11pt"/>
    </style:style>
    <style:style style:name="T10" style:family="text">
      <style:text-properties fo:color="#ffff00" fo:font-size="14pt" style:font-size-asian="14pt" style:font-size-complex="14pt"/>
    </style:style>
    <style:style style:name="T11" style:family="text">
      <style:text-properties fo:color="#ffff00" fo:font-size="15pt" style:font-size-asian="15pt" style:font-size-complex="15pt"/>
    </style:style>
    <style:style style:name="T12" style:family="text">
      <style:text-properties fo:color="#ffff00" fo:font-size="12pt" style:font-size-asian="12pt" style:font-size-complex="12pt"/>
    </style:style>
    <style:style style:name="T13" style:family="text">
      <style:text-properties fo:color="#ffff00" fo:font-size="13pt" style:font-size-asian="13pt" style:font-size-complex="13pt"/>
    </style:style>
    <style:style style:name="T14" style:family="text">
      <style:text-properties fo:color="#ffff00" fo:font-size="11pt" style:font-size-asian="11pt" style:font-size-complex="11pt"/>
    </style:style>
    <style:style style:name="T15" style:family="text">
      <style:text-properties fo:color="#ff3333" fo:font-size="13pt" style:font-size-asian="13pt" style:font-size-complex="13pt"/>
    </style:style>
    <style:style style:name="T16" style:family="text">
      <style:text-properties fo:color="#ffffff" style:font-name="Liberation Sans" fo:font-size="14pt" style:letter-kerning="true" style:font-name-asian="微软雅黑" style:font-size-asian="14pt" style:font-name-complex="Mangal" style:font-size-complex="14pt"/>
    </style:style>
    <style:style style:name="T17" style:family="text">
      <style:text-properties fo:color="#ff3333" style:font-name="Liberation Sans" fo:font-size="14pt" style:letter-kerning="true" style:font-name-asian="微软雅黑" style:font-size-asian="14pt" style:font-name-complex="Mangal" style:font-size-complex="14pt"/>
    </style:style>
    <style:style style:name="T18" style:family="text">
      <style:text-properties fo:color="#ffffff" style:font-name="Liberation Sans" fo:font-size="15pt" style:letter-kerning="true" style:font-name-asian="微软雅黑" style:font-size-asian="15pt" style:font-name-complex="Mangal" style:font-size-complex="15pt"/>
    </style:style>
    <style:style style:name="T19" style:family="text">
      <style:text-properties fo:color="#ffffff" style:font-name="Liberation Sans" fo:font-size="12pt" style:letter-kerning="true" style:font-name-asian="微软雅黑" style:font-size-asian="12pt" style:font-name-complex="Mangal" style:font-size-complex="12pt"/>
    </style:style>
    <style:style style:name="T20" style:family="text">
      <style:text-properties fo:color="#ffffff" style:font-name="Liberation Sans" fo:font-size="13pt" style:letter-kerning="true" style:font-name-asian="微软雅黑" style:font-size-asian="13pt" style:font-name-complex="Mangal" style:font-size-complex="13pt"/>
    </style:style>
    <style:style style:name="T21" style:family="text">
      <style:text-properties fo:color="#ff3333" style:font-name="Liberation Sans" fo:font-size="15pt" style:letter-kerning="true" style:font-name-asian="微软雅黑" style:font-size-asian="15pt" style:font-name-complex="Mangal" style:font-size-complex="15pt"/>
    </style:style>
    <style:style style:name="T22" style:family="text">
      <style:text-properties fo:color="#ffffff" style:font-name="Liberation Sans" fo:font-size="11pt" style:letter-kerning="true" style:font-name-asian="微软雅黑" style:font-size-asian="11pt" style:font-name-complex="Mangal" style:font-size-complex="11pt"/>
    </style:style>
    <style:style style:name="T23" style:family="text">
      <style:text-properties fo:color="#ff3333" style:font-name="Liberation Sans" fo:font-size="13pt" style:letter-kerning="true" style:font-name-asian="微软雅黑" style:font-size-asian="13pt" style:font-name-complex="Mangal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ff00" style:font-name="Liberation Sans" fo:font-size="14pt" style:letter-kerning="true" style:font-name-asian="微软雅黑" style:font-size-asian="14pt" style:font-name-complex="Mangal" style:font-size-complex="14pt"/>
    </style:style>
    <style:style style:name="T26" style:family="text">
      <style:text-properties fo:color="#ffff00" style:font-name="Liberation Sans" fo:font-size="15pt" style:letter-kerning="true" style:font-name-asian="微软雅黑" style:font-size-asian="15pt" style:font-name-complex="Mangal" style:font-size-complex="15pt"/>
    </style:style>
    <style:style style:name="T27" style:family="text">
      <style:text-properties fo:color="#ffff00" style:font-name="Liberation Sans" fo:font-size="12pt" style:letter-kerning="true" style:font-name-asian="微软雅黑" style:font-size-asian="12pt" style:font-name-complex="Mangal" style:font-size-complex="12pt"/>
    </style:style>
    <style:style style:name="T28" style:family="text">
      <style:text-properties fo:color="#ffff00" style:font-name="Liberation Sans" fo:font-size="13pt" style:letter-kerning="true" style:font-name-asian="微软雅黑" style:font-size-asian="13pt" style:font-name-complex="Mangal" style:font-size-complex="13pt"/>
    </style:style>
    <style:style style:name="T29" style:family="text">
      <style:text-properties fo:color="#800000" style:font-name="Liberation Sans" fo:font-size="13pt" style:letter-kerning="true" style:font-name-asian="微软雅黑" style:font-size-asian="13pt" style:font-name-complex="Mangal" style:font-size-complex="13pt"/>
    </style:style>
    <style:style style:name="T30" style:family="text">
      <style:text-properties fo:color="#ffffff" style:font-name="Liberation Sans" fo:font-size="10pt" style:letter-kerning="true" style:font-name-asian="微软雅黑" style:font-size-asian="10pt" style:font-name-complex="Mangal" style:font-size-complex="10pt"/>
    </style:style>
    <style:style style:name="T31" style:family="text">
      <style:text-properties fo:color="#ff3333" style:font-name="Liberation Sans" fo:font-size="10pt" style:letter-kerning="true" style:font-name-asian="微软雅黑" style:font-size-asian="10pt" style:font-name-complex="Mangal" style:font-size-complex="10pt"/>
    </style:style>
    <style:style style:name="T3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e Basic Definitions" draw:style-name="dp1" draw:master-page-name="默认">
        <draw:custom-shape draw:style-name="gr1" draw:text-style-name="P2" draw:layer="layout" svg:width="7.1cm" svg:height="8.2cm" svg:x="1cm" svg:y="1cm">
          <text:p text:style-name="P1"><text:span text:style-name="T1">19 TK_LBRACKET</text:span></text:p>
          <text:p text:style-name="P1"><text:span text:style-name="T1">20 TK_RBRACKET</text:span></text:p>
          <text:p text:style-name="P1"><text:span text:style-name="T1">21 TK_MINUS</text:span></text:p>
          <text:p text:style-name="P1"><text:span text:style-name="T1">22 TK_UPARROW</text:span></text:p>
          <text:p text:style-name="P1"><text:span text:style-name="T1">23 TK_QUESTION</text:span></text:p>
          <text:p text:style-name="P1"><text:span text:style-name="T1">24 TK_STAR</text:span></text:p>
          <text:p text:style-name="P1"><text:span text:style-name="T1">25 TK_PLUS</text:span></text:p>
          <text:p text:style-name="P1"><text:span text:style-name="T1">26 TK_VERT</text:span></text:p>
          <text:p text:style-name="P1"><text:span text:style-name="T1">27 TK_LPAREN</text:span></text:p>
          <text:p text:style-name="P1"><text:span text:style-name="T1">28 TK_RPAREN</text:span></text:p>
          <text:p text:style-name="P1"><text:span text:style-name="T1">29 TK_CHA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5cm" svg:height="8.2cm" svg:x="9.5cm" svg:y="1cm">
          <text:p text:style-name="P3"><text:span text:style-name="T2">101 <text:s/>regex_exp</text:span></text:p>
          <text:p text:style-name="P3"><text:span text:style-name="T2">102 <text:s/>regex_term</text:span></text:p>
          <text:p text:style-name="P3"><text:span text:style-name="T2">103 <text:s/>regex_factor_1</text:span></text:p>
          <text:p text:style-name="P3"><text:span text:style-name="T2">104 <text:s/>regex_factor</text:span></text:p>
          <text:p text:style-name="P3"><text:span text:style-name="T2">105 <text:s/>regex_char</text:span></text:p>
          <text:p text:style-name="P3"><text:span text:style-name="T2">106 <text:s/>regex_char_set</text:span></text:p>
          <text:p text:style-name="P3"><text:span text:style-name="T2">107 <text:s/>regex_char_item</text:span></text:p>
          <text:p text:style-name="P3"><text:span text:style-name="T2">108 <text:s/>regex_char_e</text:span></text:p>
          <text:p text:style-name="P3"><text:span text:style-name="T2">109 <text:s/>regex_char_range</text:span></text:p>
          <text:p text:style-name="P3"><text:span text:style-name="T2">110 <text:s/>regex_char_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5cm" svg:height="18.3cm" svg:x="1cm" svg:y="10.4cm">
          <text:p text:style-name="P3"><text:span text:style-name="T2">0 <text:s/>S : regex_exp $</text:span></text:p>
          <text:p text:style-name="P3"><text:span text:style-name="T2">1 <text:s/>regex_exp : regex_exp TK_VERT regex_term</text:span></text:p>
          <text:p text:style-name="P3"><text:span text:style-name="T2">2 <text:s/>regex_exp : regex_term</text:span></text:p>
          <text:p text:style-name="P3"><text:span text:style-name="T2">3 <text:s/>regex_term : regex_term regex_factor_1</text:span></text:p>
          <text:p text:style-name="P3"><text:span text:style-name="T2">4 <text:s/>regex_term : regex_factor_1</text:span></text:p>
          <text:p text:style-name="P3"><text:span text:style-name="T2">5 <text:s/>regex_factor_1 : regex_factor_1 TK_PLUS</text:span></text:p>
          <text:p text:style-name="P3"><text:span text:style-name="T2">6 <text:s/>regex_factor_1 : regex_factor_1 TK_STAR</text:span></text:p>
          <text:p text:style-name="P3"><text:span text:style-name="T2">7 <text:s/>regex_factor_1 : regex_factor_1 TK_QUESTION</text:span></text:p>
          <text:p text:style-name="P3"><text:span text:style-name="T2">8 <text:s/>regex_factor_1 : regex_factor</text:span></text:p>
          <text:p text:style-name="P3"><text:span text:style-name="T2">9 <text:s/>regex_factor : TK_LPAREN regex_exp TK_RPAREN</text:span></text:p>
          <text:p text:style-name="P3"><text:span text:style-name="T2">10 regex_factor : regex_char</text:span></text:p>
          <text:p text:style-name="P3"><text:span text:style-name="T2">11 regex_factor : regex_char_set</text:span></text:p>
          <text:p text:style-name="P3"><text:span text:style-name="T2">12 regex_char_set : TK_LBRACKET regex_char_item TK_RBRACKET</text:span></text:p>
          <text:p text:style-name="P3"><text:span text:style-name="T2">13 regex_char_set : TK_LBRACKET TK_UPARROW regex_char_item TK_RBRACKET</text:span></text:p>
          <text:p text:style-name="P3"><text:span text:style-name="T2">14 regex_char_item : regex_char_item regex_char_e</text:span></text:p>
          <text:p text:style-name="P3"><text:span text:style-name="T2">15 regex_char_item : regex_char_e</text:span></text:p>
          <text:p text:style-name="P3"><text:span text:style-name="T2">16 regex_char_e : regex_char_range</text:span></text:p>
          <text:p text:style-name="P3"><text:span text:style-name="T2">17 regex_char_e : regex_char</text:span></text:p>
          <text:p text:style-name="P3"><text:span text:style-name="T2">18 regex_char_range : regex_char TK_MINUS regex_char_s</text:span></text:p>
          <text:p text:style-name="P3"><text:span text:style-name="T2">19 regex_char_s : regex_char</text:span></text:p>
          <text:p text:style-name="P3"><text:span text:style-name="T2">20 regex_char : TK_CHAR</text:span></text:p>
          <draw:enhanced-geometry svg:viewBox="0 0 21600 21600" draw:type="rectangle" draw:enhanced-path="M 0 0 L 21600 0 21600 21600 0 21600 0 0 Z N"/>
        </draw:custom-shape>
      </draw:page>
      <draw:page draw:name="LR(0) states and closure" draw:style-name="dp1" draw:master-page-name="默认">
        <draw:custom-shape draw:style-name="gr4" draw:text-style-name="P6" draw:layer="layout" svg:width="10.5cm" svg:height="1cm" svg:x="1.1cm" svg:y="-13.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5cm" svg:height="1cm" svg:x="1.1cm" svg:y="-12.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6cm" svg:height="36.6cm" svg:x="1.1cm" svg:y="-11.1cm">
          <text:p text:style-name="P3"><text:span text:style-name="T5">regex_exp: </text:span><text:span text:style-name="T6">.</text:span><text:span text:style-name="T5">regex_exp</text:span><text:span text:style-name="T3"> </text:span><text:span text:style-name="T7">TK_VERT</text:span><text:span text:style-name="T8"> regex_term {$}</text:span></text:p>
          <text:p text:style-name="P3"><text:span text:style-name="T3">regex_exp: </text:span><text:span text:style-name="T4">.</text:span><text:span text:style-name="T3">regex_term</text:span><text:span text:style-name="T9"> </text:span><text:span text:style-name="T3"><text:s/>{$}</text:span></text:p>
          <text:p text:style-name="P3"><text:span text:style-name="T10">regex_exp: </text:span><text:span text:style-name="T6">.</text:span><text:span text:style-name="T10">regex_exp</text:span><text:span text:style-name="T11"> </text:span><text:span text:style-name="T12">TK_VERT</text:span><text:span text:style-name="T13"> regex_term {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VERT}</text:span></text:p>
          <text:p text:style-name="P3"><text:span text:style-name="T8">regex_term: </text:span><text:span text:style-name="T15">.</text:span><text:span text:style-name="T8">regex_term regex_factor_1 {$}</text:span></text:p>
          <text:p text:style-name="P3"><text:span text:style-name="T8">regex_term: </text:span><text:span text:style-name="T15">.</text:span><text:span text:style-name="T8">regex_factor_1 {$}</text:span></text:p>
          <text:p text:style-name="P3"><text:span text:style-name="T13">regex_term: </text:span><text:span text:style-name="T15">.</text:span><text:span text:style-name="T13">regex_term regex_factor_1 {TK_VERT}</text:span></text:p>
          <text:p text:style-name="P3"><text:span text:style-name="T13">regex_term: </text:span><text:span text:style-name="T15">.</text:span><text:span text:style-name="T13">regex_factor_1 {TK_VERT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8">regex_factor_1: </text:span><text:span text:style-name="T15">.</text:span><text:span text:style-name="T8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VERT}</text:span></text:p>
          <text:p text:style-name="P3"><text:span text:style-name="T13">regex_factor_1: </text:span><text:span text:style-name="T15">.</text:span><text:span text:style-name="T13">regex_factor_1 TK_STAR {TK_VERT}</text:span></text:p>
          <text:p text:style-name="P3"><text:span text:style-name="T13">regex_factor_1: </text:span><text:span text:style-name="T15">.</text:span><text:span text:style-name="T13">regex_factor_1 TK_QUESTION {TK_VERT}</text:span></text:p>
          <text:p text:style-name="P3"><text:span text:style-name="T13">regex_factor_1: </text:span><text:span text:style-name="T15">.</text:span><text:span text:style-name="T13">regex_factor {TK_VERT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VERT}</text:span></text:p>
          <text:p text:style-name="P3"><text:span text:style-name="T13">regex_factor: </text:span><text:span text:style-name="T15">.</text:span><text:span text:style-name="T13">regex_char {TK_VERT}</text:span></text:p>
          <text:p text:style-name="P3"><text:span text:style-name="T13">regex_factor: </text:span><text:span text:style-name="T15">.</text:span><text:span text:style-name="T13">regex_char_set {TK_VERT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VERT}</text:span></text:p>
          <text:p text:style-name="P3"><text:span text:style-name="T13">regex_char_set: </text:span><text:span text:style-name="T15">.</text:span><text:span text:style-name="T13">TK_LBRACKET regex_char_item TK_RBRACKET {TK_VERT}</text:span></text:p>
          <text:p text:style-name="P3"><text:span text:style-name="T13">regex_char_set: </text:span><text:span text:style-name="T15">.</text:span><text:span text:style-name="T13">TK_LBRACKET TK_UPARROW regex_char_item TK_RBRACKET {TK_VERT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6.3cm" svg:height="7.831cm" svg:x="1.1cm" svg:y="25.5cm">
          <text:p text:style-name="P1"><text:span text:style-name="T16">regex_exp: </text:span><text:span text:style-name="T17">.</text:span><text:span text:style-name="T16">regex_exp</text:span><text:span text:style-name="T18"> </text:span><text:span text:style-name="T19">TK_VERT</text:span><text:span text:style-name="T20"> regex_term {TK_VERT}</text:span></text:p>
          <text:p text:style-name="P1"><text:span text:style-name="T18">regex_exp: </text:span><text:span text:style-name="T21">.</text:span><text:span text:style-name="T18">regex_term</text:span><text:span text:style-name="T22"> </text:span><text:span text:style-name="T18"><text:s/>{TK_VERT}</text:span></text:p>
          <text:p text:style-name="P1"><text:span text:style-name="T20">regex_term: </text:span><text:span text:style-name="T23">.</text:span><text:span text:style-name="T20">regex_term regex_factor_1 {TK_VERT TK_LPAREN TK_LBRACKET TK_CHAR}</text:span></text:p>
          <text:p text:style-name="P1"><text:span text:style-name="T20">regex_term: </text:span><text:span text:style-name="T23">.</text:span><text:span text:style-name="T20">regex_factor_1 {TK_VERT TK_LPAREN TK_LBRACKET TK_CHAR}</text:span></text:p>
          <text:p text:style-name="P1"><text:span text:style-name="T20">regex_factor_1: </text:span><text:span text:style-name="T23">.</text:span><text:span text:style-name="T20">regex_factor_1 TK_PLUS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_1 TK_STAR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_1 TK_QUESTION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 {TK_VERT TK_LPAREN TK_LBRACKET TK_CHAR TK_PLUS TK_STAR TK_QUESTION}</text:span></text:p>
          <text:p text:style-name="P1"><text:span text:style-name="T20">regex_factor: </text:span><text:span text:style-name="T23">.</text:span><text:span text:style-name="T20">TK_LPAREN regex_exp TK_RPAREN {TK_VERT TK_LPAREN TK_LBRACKET TK_CHAR TK_PLUS TK_STAR TK_QUESTION}</text:span></text:p>
          <text:p text:style-name="P1"><text:span text:style-name="T20">regex_factor: </text:span><text:span text:style-name="T23">.</text:span><text:span text:style-name="T20">regex_char {TK_VERT TK_LPAREN TK_LBRACKET TK_CHAR TK_PLUS TK_STAR TK_QUESTION}</text:span></text:p>
          <text:p text:style-name="P1"><text:span text:style-name="T20">regex_factor: </text:span><text:span text:style-name="T23">.</text:span><text:span text:style-name="T20">regex_char_set {TK_VERT TK_LPAREN TK_LBRACKET TK_CHAR TK_PLUS TK_STAR TK_QUESTION}</text:span></text:p>
          <text:p text:style-name="P1"><text:span text:style-name="T20">regex_char: </text:span><text:span text:style-name="T23">.</text:span><text:span text:style-name="T20">TK_CHAR {TK_VERT TK_LPAREN TK_LBRACKET TK_CHAR TK_PLUS TK_STAR TK_QUESTION}</text:span></text:p>
          <text:p text:style-name="P1"><text:span text:style-name="T20">regex_char_set: </text:span><text:span text:style-name="T23">.</text:span><text:span text:style-name="T20">TK_LBRACKET regex_char_item TK_RBRACKET {TK_VERT TK_LPAREN TK_LBRACKET TK_CHAR 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1-1)" draw:style-name="dp1" draw:master-page-name="默认">
        <draw:custom-shape draw:style-name="gr8" draw:text-style-name="P9" draw:layer="layout" svg:width="19cm" svg:height="1cm" svg:x="1cm" svg:y="1cm">
          <text:p text:style-name="P3"><text:span text:style-name="T3">S : </text:span><text:span text:style-name="T4">.</text:span><text:span text:style-name="T3">regex_exp {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cm" svg:height="0.806cm" svg:x="1.2cm" svg:y="2.3cm">
          <draw:text-box>
            <text:p><text:span text:style-name="T24">regex_exp</text:span></text:p>
          </draw:text-box>
        </draw:frame>
        <draw:line draw:style-name="gr10" draw:text-style-name="P11" draw:layer="layout" svg:x1="4cm" svg:y1="2cm" svg:x2="4cm" svg:y2="3.6cm">
          <text:p/>
        </draw:line>
        <draw:custom-shape draw:style-name="gr11" draw:text-style-name="P3" draw:layer="layout" svg:width="13.4cm" svg:height="1.4cm" svg:x="1cm" svg:y="3.7cm">
          <text:p text:style-name="P3"><text:span text:style-name="T3">S : regex_exp</text:span><text:span text:style-name="T4">. </text:span><text:span text:style-name="T3">{}</text:span></text:p>
          <text:p text:style-name="P3"><text:span text:style-name="T3">regex_exp: regex_exp </text:span><text:span text:style-name="T4">.</text:span><text:span text:style-name="T8">TK_VERT regex_term {TK_VERT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4cm" svg:y1="3.5cm" svg:x2="1.7cm" svg:y2="4.8cm">
          <text:p/>
        </draw:line>
        <draw:line draw:style-name="gr10" draw:text-style-name="P11" draw:layer="layout" svg:x1="15.8cm" svg:y1="2cm" svg:x2="15.8cm" svg:y2="3.6cm">
          <text:p/>
        </draw:line>
        <draw:frame draw:style-name="gr9" draw:text-style-name="P10" draw:layer="layout" svg:width="4.1cm" svg:height="0.806cm" svg:x="16.1cm" svg:y="2.294cm">
          <draw:text-box>
            <text:p><text:span text:style-name="T24">regex_term</text:span></text:p>
          </draw:text-box>
        </draw:frame>
        <draw:custom-shape draw:style-name="gr13" draw:text-style-name="P6" draw:layer="layout" svg:width="19.7cm" svg:height="1.4cm" svg:x="14.9cm" svg:y="3.6cm">
          <text:p text:style-name="P3"><text:span text:style-name="T8">regex_exp: regex_term</text:span><text:span text:style-name="T4">.</text:span><text:span text:style-name="T8"> {TK_VERT}</text:span></text:p>
          <text:p text:style-name="P3"><text:span text:style-name="T20">regex_term: regex_term </text:span><text:span text:style-name="T23">.</text:span><text:span text:style-name="T20">regex_factor_1 {TK_VERT TK_LPAREN TK_LBRACKET TK_CHAR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9.7cm" svg:height="1cm" svg:x="14.9cm" svg:y="5cm">
          <text:p text:style-name="P3"><text:span text:style-name="T20">regex_term: regex_term </text:span><text:span text:style-name="T23">.</text:span><text:span text:style-name="T20">regex_factor_1 {$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1.9cm" svg:height="20.9cm" svg:x="14.9cm" svg:y="6cm">
          <text:p text:style-name="P3"><text:span text:style-name="T20">regex_factor_1: </text:span><text:span text:style-name="T23">.</text:span><text:span text:style-name="T20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5.1cm" svg:y1="1.5cm" svg:x2="14.5cm" svg:y2="3.3cm">
          <text:p/>
        </draw:line>
        <draw:line draw:style-name="gr12" draw:text-style-name="P11" draw:layer="layout" svg:x1="14.5cm" svg:y1="3.3cm" svg:x2="16cm" svg:y2="4.1cm">
          <text:p/>
        </draw:line>
        <draw:line draw:style-name="gr12" draw:text-style-name="P11" draw:layer="layout" svg:x1="14.5cm" svg:y1="3.3cm" svg:x2="15.4cm" svg:y2="4.7cm">
          <text:p/>
        </draw:line>
        <draw:custom-shape draw:style-name="gr17" draw:text-style-name="P8" draw:layer="layout" svg:width="25.899cm" svg:height="5.7cm" svg:x="14.901cm" svg:y="26.9cm">
          <text:p text:style-name="P1"><text:span text:style-name="T20">regex_factor_1: </text:span><text:span text:style-name="T23">.</text:span><text:span text:style-name="T20">regex_factor_1 TK_PLUS {TK_PLUS TK_STAR TK_QUESTION}</text:span></text:p>
          <text:p text:style-name="P1"><text:span text:style-name="T20">regex_factor_1: </text:span><text:span text:style-name="T23">.</text:span><text:span text:style-name="T20">regex_factor_1 TK_STAR {TK_PLUS TK_STAR TK_QUESTION}</text:span></text:p>
          <text:p text:style-name="P1"><text:span text:style-name="T20">regex_factor_1: </text:span><text:span text:style-name="T23">.</text:span><text:span text:style-name="T20">regex_factor_1 TK_QUESTION {TK_PLUS TK_STAR TK_QUESTION}</text:span></text:p>
          <text:p text:style-name="P1"><text:span text:style-name="T20">regex_factor_1: </text:span><text:span text:style-name="T23">.</text:span><text:span text:style-name="T20">regex_factor {TK_PLUS TK_STAR TK_QUESTION}</text:span></text:p>
          <text:p text:style-name="P1"><text:span text:style-name="T20">regex_factor: </text:span><text:span text:style-name="T23">.</text:span><text:span text:style-name="T20">TK_LPAREN regex_exp TK_RPAREN {TK_PLUS TK_STAR TK_QUESTION}</text:span></text:p>
          <text:p text:style-name="P1"><text:span text:style-name="T20">regex_factor: </text:span><text:span text:style-name="T23">.</text:span><text:span text:style-name="T20">regex_char {TK_PLUS TK_STAR TK_QUESTION}</text:span></text:p>
          <text:p text:style-name="P1"><text:span text:style-name="T20">regex_factor: </text:span><text:span text:style-name="T23">.</text:span><text:span text:style-name="T20">regex_char_set {TK_PLUS TK_STAR TK_QUESTION}</text:span></text:p>
          <text:p text:style-name="P1"><text:span text:style-name="T20">regex_char: </text:span><text:span text:style-name="T23">.</text:span><text:span text:style-name="T20">TK_CHAR {TK_PLUS TK_STAR TK_QUESTION}</text:span></text:p>
          <text:p text:style-name="P1"><text:span text:style-name="T20">regex_char_set: </text:span><text:span text:style-name="T23">.</text:span><text:span text:style-name="T20">TK_LBRACKET regex_char_item TK_RBRACKET {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PLUS TK_STAR TK_QUESTION}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5.5cm" svg:height="1.4cm" svg:x="-11.1cm" svg:y="6.4cm">
          <text:p text:style-name="P1"><text:span text:style-name="T20">regex_factor_1: regex_facto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1cm" svg:y1="2cm" svg:x2="5.1cm" svg:y2="6.4cm">
          <text:p/>
        </draw:line>
        <draw:frame draw:style-name="gr9" draw:text-style-name="P10" draw:layer="layout" svg:width="3.4cm" svg:height="0.806cm" svg:x="1.5cm" svg:y="5.194cm">
          <draw:text-box>
            <text:p><text:span text:style-name="T24">regex_factor</text:span></text:p>
          </draw:text-box>
        </draw:frame>
        <draw:line draw:style-name="gr12" draw:text-style-name="P11" draw:layer="layout" svg:x1="0.4cm" svg:y1="3.5cm" svg:x2="-0.5cm" svg:y2="7.1cm">
          <text:p/>
        </draw:line>
        <draw:custom-shape draw:style-name="gr18" draw:text-style-name="P1" draw:layer="layout" svg:width="25.5cm" svg:height="1.4cm" svg:x="-11.1cm" svg:y="9.3cm">
          <text:p text:style-name="P1"><text:span text:style-name="T20">regex_factor: regex_cha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3cm" svg:y1="2cm" svg:x2="6.3cm" svg:y2="9.3cm">
          <text:p/>
        </draw:line>
        <draw:frame draw:style-name="gr9" draw:text-style-name="P10" draw:layer="layout" svg:width="3.4cm" svg:height="0.806cm" svg:x="2.8cm" svg:y="8.094cm">
          <draw:text-box>
            <text:p><text:span text:style-name="T24">regex_char</text:span></text:p>
          </draw:text-box>
        </draw:frame>
        <draw:line draw:style-name="gr12" draw:text-style-name="P11" draw:layer="layout" svg:x1="0.4cm" svg:y1="3.5cm" svg:x2="0cm" svg:y2="10cm">
          <text:p/>
        </draw:line>
        <draw:custom-shape draw:style-name="gr18" draw:text-style-name="P1" draw:layer="layout" svg:width="25.5cm" svg:height="1.4cm" svg:x="-11.1cm" svg:y="12.4cm">
          <text:p text:style-name="P1"><text:span text:style-name="T20">regex_factor: regex_char_set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7.8cm" svg:y1="2cm" svg:x2="7.8cm" svg:y2="12.4cm">
          <text:p/>
        </draw:line>
        <draw:frame draw:style-name="gr9" draw:text-style-name="P10" draw:layer="layout" svg:width="4cm" svg:height="0.806cm" svg:x="3.3cm" svg:y="11.094cm">
          <draw:text-box>
            <text:p><text:span text:style-name="T24">regex_char_set</text:span></text:p>
          </draw:text-box>
        </draw:frame>
        <draw:line draw:style-name="gr12" draw:text-style-name="P11" draw:layer="layout" svg:x1="0.4cm" svg:y1="3.5cm" svg:x2="2.7cm" svg:y2="13.1cm">
          <text:p/>
        </draw:line>
        <draw:custom-shape draw:style-name="gr18" draw:text-style-name="P1" draw:layer="layout" svg:width="25.5cm" svg:height="1.4cm" svg:x="-11.1cm" svg:y="15.3cm">
          <text:p text:style-name="P1"><text:span text:style-name="T20">regex_char: TK_CHA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9cm" svg:y1="2cm" svg:x2="9.9cm" svg:y2="15.3cm">
          <text:p/>
        </draw:line>
        <draw:frame draw:style-name="gr9" draw:text-style-name="P10" draw:layer="layout" svg:width="3cm" svg:height="0.806cm" svg:x="6.7cm" svg:y="14.094cm">
          <draw:text-box>
            <text:p><text:span text:style-name="T24">TK_CHAR</text:span></text:p>
          </draw:text-box>
        </draw:frame>
        <draw:line draw:style-name="gr12" draw:text-style-name="P11" draw:layer="layout" svg:x1="0.4cm" svg:y1="3.5cm" svg:x2="6.7cm" svg:y2="16cm">
          <text:p/>
        </draw:line>
        <draw:line draw:style-name="gr16" draw:text-style-name="P11" draw:layer="layout" svg:x1="1.4cm" svg:y1="1.5cm" svg:x2="0.4cm" svg:y2="3.5cm">
          <text:p/>
        </draw:line>
        <draw:line draw:style-name="gr12" draw:text-style-name="P11" draw:layer="layout" svg:x1="0.4cm" svg:y1="3.5cm" svg:x2="2cm" svg:y2="4.2cm">
          <text:p/>
        </draw:line>
      </draw:page>
      <draw:page draw:name="LR(0) states (1-2)" draw:style-name="dp1" draw:master-page-name="默认">
        <draw:custom-shape draw:style-name="gr19" draw:text-style-name="P9" draw:layer="layout" svg:width="10.5cm" svg:height="1cm" svg:x="0.3cm" svg:y="-14.6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9.3cm" svg:height="2.6cm" svg:x="0.3cm" svg:y="-11.8cm">
          <text:p text:style-name="P3"><text:span text:style-name="T20">regex_term: regex_factor_1</text:span><text:span text:style-name="T23">.</text:span><text:span text:style-name="T20"> {TK_VERT TK_LPAREN TK_LBRACKET TK_CHAR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5cm" svg:y1="-13.6cm" svg:x2="1.5cm" svg:y2="-11.7cm">
          <text:p/>
        </draw:line>
        <draw:frame draw:style-name="gr9" draw:text-style-name="P10" draw:layer="layout" svg:width="4.1cm" svg:height="0.806cm" svg:x="1.6cm" svg:y="-13.006cm">
          <draw:text-box>
            <text:p><text:span text:style-name="T24">regex_factor_1</text:span></text:p>
          </draw:text-box>
        </draw:frame>
        <draw:line draw:style-name="gr16" draw:text-style-name="P11" draw:layer="layout" svg:x1="0.7cm" svg:y1="-14.2cm" svg:x2="0.7cm" svg:y2="-12.3cm">
          <text:p/>
        </draw:line>
        <draw:line draw:style-name="gr12" draw:text-style-name="P11" draw:layer="layout" svg:x1="0.7cm" svg:y1="-12.3cm" svg:x2="2.2cm" svg:y2="-11.2cm">
          <text:p/>
        </draw:line>
        <draw:line draw:style-name="gr12" draw:text-style-name="P11" draw:layer="layout" svg:x1="0.7cm" svg:y1="-12.3cm" svg:x2="1.7cm" svg:y2="-10.7cm">
          <text:p/>
        </draw:line>
        <draw:line draw:style-name="gr12" draw:text-style-name="P11" draw:layer="layout" svg:x1="0.7cm" svg:y1="-12.3cm" svg:x2="1.2cm" svg:y2="-10.2cm">
          <text:p/>
        </draw:line>
        <draw:line draw:style-name="gr12" draw:text-style-name="P11" draw:layer="layout" svg:x1="0.7cm" svg:y1="-12.2cm" svg:x2="1cm" svg:y2="-9.7cm">
          <text:p/>
        </draw:line>
        <draw:line draw:style-name="gr10" draw:text-style-name="P11" draw:layer="layout" svg:x1="6.1cm" svg:y1="-13.6cm" svg:x2="6.1cm" svg:y2="-7.7cm">
          <text:p/>
        </draw:line>
        <draw:frame draw:style-name="gr9" draw:text-style-name="P10" draw:layer="layout" svg:width="4.1cm" svg:height="0.806cm" svg:x="6.4cm" svg:y="-9cm">
          <draw:text-box>
            <text:p><text:span text:style-name="T24">TK_LPAREN</text:span></text:p>
          </draw:text-box>
        </draw:frame>
        <draw:custom-shape draw:style-name="gr21" draw:text-style-name="P3" draw:layer="layout" svg:width="29.3cm" svg:height="1.1cm" svg:x="0.3cm" svg:y="-7.7cm">
          <text:p text:style-name="P3"><text:span text:style-name="T20">regex_factor: TK_LPAREN </text:span><text:span text:style-name="T23">.</text:span><text:span text:style-name="T20">regex_exp TK_RPARE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.9cm" svg:y1="-14.1cm" svg:x2="2.8cm" svg:y2="-7cm">
          <text:p/>
        </draw:line>
        <draw:custom-shape draw:style-name="gr14" draw:text-style-name="P7" draw:layer="layout" svg:width="19.7cm" svg:height="1cm" svg:x="0.3cm" svg:y="-6.6cm">
          <text:p text:style-name="P3"><text:span text:style-name="T20">regex_factor: TK_LPAREN </text:span><text:span text:style-name="T23">.</text:span><text:span text:style-name="T20">regex_exp TK_RPAREN {$}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9.3cm" svg:height="36.7cm" svg:x="0.3cm" svg:y="-5.6cm">
          <text:p text:style-name="P3"><text:span text:style-name="T25">regex_exp: </text:span><text:span text:style-name="T17">.</text:span><text:span text:style-name="T25">regex_exp</text:span><text:span text:style-name="T26"> </text:span><text:span text:style-name="T27">TK_VERT</text:span><text:span text:style-name="T28"> regex_term {TK_RPAREN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RPAREN}</text:span></text:p>
          <text:p text:style-name="P3"><text:span text:style-name="T10">regex_exp: </text:span><text:span text:style-name="T6">.</text:span><text:span text:style-name="T10">regex_exp</text:span><text:span text:style-name="T11"> </text:span><text:span text:style-name="T12">TK_VERT</text:span><text:span text:style-name="T13"> regex_term {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VERT}</text:span></text:p>
          <text:p text:style-name="P3"><text:span text:style-name="T13">regex_term: </text:span><text:span text:style-name="T15">.</text:span><text:span text:style-name="T13">regex_term regex_factor_1 {TK_RPAREN}</text:span></text:p>
          <text:p text:style-name="P3"><text:span text:style-name="T13">regex_term: </text:span><text:span text:style-name="T15">.</text:span><text:span text:style-name="T13">regex_factor_1 {TK_RPAREN}</text:span></text:p>
          <text:p text:style-name="P3"><text:span text:style-name="T13">regex_term: </text:span><text:span text:style-name="T15">.</text:span><text:span text:style-name="T13">regex_term regex_factor_1 {TK_VERT}</text:span></text:p>
          <text:p text:style-name="P3"><text:span text:style-name="T13">regex_term: </text:span><text:span text:style-name="T15">.</text:span><text:span text:style-name="T13">regex_factor_1 {TK_VERT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13">regex_factor_1: </text:span><text:span text:style-name="T15">.</text:span><text:span text:style-name="T13">regex_factor_1 TK_PLUS {TK_RPAREN}</text:span></text:p>
          <text:p text:style-name="P3"><text:span text:style-name="T13">regex_factor_1: </text:span><text:span text:style-name="T15">.</text:span><text:span text:style-name="T13">regex_factor_1 TK_STAR {TK_RPAREN}</text:span></text:p>
          <text:p text:style-name="P3"><text:span text:style-name="T13">regex_factor_1: </text:span><text:span text:style-name="T15">.</text:span><text:span text:style-name="T13">regex_factor_1 TK_QUESTION {TK_RPAREN}</text:span></text:p>
          <text:p text:style-name="P3"><text:span text:style-name="T13">regex_factor_1: </text:span><text:span text:style-name="T15">.</text:span><text:span text:style-name="T13">regex_factor {TK_RPAREN}</text:span></text:p>
          <text:p text:style-name="P3"><text:span text:style-name="T13">regex_factor_1: </text:span><text:span text:style-name="T15">.</text:span><text:span text:style-name="T13">regex_factor_1 TK_PLUS {TK_VERT}</text:span></text:p>
          <text:p text:style-name="P3"><text:span text:style-name="T13">regex_factor_1: </text:span><text:span text:style-name="T15">.</text:span><text:span text:style-name="T13">regex_factor_1 TK_STAR {TK_VERT}</text:span></text:p>
          <text:p text:style-name="P3"><text:span text:style-name="T13">regex_factor_1: </text:span><text:span text:style-name="T15">.</text:span><text:span text:style-name="T13">regex_factor_1 TK_QUESTION {TK_VERT}</text:span></text:p>
          <text:p text:style-name="P3"><text:span text:style-name="T13">regex_factor_1: </text:span><text:span text:style-name="T15">.</text:span><text:span text:style-name="T13">regex_factor {TK_VERT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13">regex_factor: </text:span><text:span text:style-name="T15">.</text:span><text:span text:style-name="T13">TK_LPAREN regex_exp TK_RPAREN {TK_RPAREN}</text:span></text:p>
          <text:p text:style-name="P3"><text:span text:style-name="T13">regex_factor: </text:span><text:span text:style-name="T15">.</text:span><text:span text:style-name="T13">regex_char {TK_RPAREN}</text:span></text:p>
          <text:p text:style-name="P3"><text:span text:style-name="T13">regex_factor: </text:span><text:span text:style-name="T15">.</text:span><text:span text:style-name="T13">regex_char_set {TK_RPAREN}</text:span></text:p>
          <text:p text:style-name="P3"><text:span text:style-name="T13">regex_factor: </text:span><text:span text:style-name="T15">.</text:span><text:span text:style-name="T13">TK_LPAREN regex_exp TK_RPAREN {TK_VERT}</text:span></text:p>
          <text:p text:style-name="P3"><text:span text:style-name="T13">regex_factor: </text:span><text:span text:style-name="T15">.</text:span><text:span text:style-name="T13">regex_char {TK_VERT}</text:span></text:p>
          <text:p text:style-name="P3"><text:span text:style-name="T13">regex_factor: </text:span><text:span text:style-name="T15">.</text:span><text:span text:style-name="T13">regex_char_set {TK_VERT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13">regex_char: </text:span><text:span text:style-name="T15">.</text:span><text:span text:style-name="T13">TK_CHAR {TK_RPAREN}</text:span></text:p>
          <text:p text:style-name="P3"><text:span text:style-name="T13">regex_char_set: </text:span><text:span text:style-name="T15">.</text:span><text:span text:style-name="T13">TK_LBRACKET regex_char_item TK_RBRACKET {TK_RPAREN}</text:span></text:p>
          <text:p text:style-name="P3"><text:span text:style-name="T13">regex_char_set: </text:span><text:span text:style-name="T15">.</text:span><text:span text:style-name="T13">TK_LBRACKET TK_UPARROW regex_char_item TK_RBRACKET {TK_RPAREN}</text:span></text:p>
          <text:p text:style-name="P3"><text:span text:style-name="T13">regex_char: </text:span><text:span text:style-name="T15">.</text:span><text:span text:style-name="T13">TK_CHAR {TK_VERT}</text:span></text:p>
          <text:p text:style-name="P3"><text:span text:style-name="T13">regex_char_set: </text:span><text:span text:style-name="T15">.</text:span><text:span text:style-name="T13">TK_LBRACKET regex_char_item TK_RBRACKET {TK_VERT}</text:span></text:p>
          <text:p text:style-name="P3"><text:span text:style-name="T13">regex_char_set: </text:span><text:span text:style-name="T15">.</text:span><text:span text:style-name="T13">TK_LBRACKET TK_UPARROW regex_char_item TK_RBRACKET {TK_VERT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9.407cm" svg:height="7.831cm" svg:x="0.393cm" svg:y="30.976cm">
          <text:p text:style-name="P3"><text:span text:style-name="T25">regex_exp: </text:span><text:span text:style-name="T17">.</text:span><text:span text:style-name="T25">regex_exp</text:span><text:span text:style-name="T26"> </text:span><text:span text:style-name="T27">TK_VERT</text:span><text:span text:style-name="T28"> regex_term {TK_RPAREN 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RPAREN TK_VERT}</text:span></text:p>
          <text:p text:style-name="P3"><text:span text:style-name="T13">regex_term: </text:span><text:span text:style-name="T15">.</text:span><text:span text:style-name="T13">regex_term regex_factor_1 {TK_RPAREN TK_VERT TK_LPAREN TK_LBRACKET TK_CHAR}</text:span></text:p>
          <text:p text:style-name="P3"><text:span text:style-name="T13">regex_term: </text:span><text:span text:style-name="T15">.</text:span><text:span text:style-name="T13">regex_factor_1 {TK_RPAREN TK_VERT TK_LPAREN TK_LBRACKET TK_CHAR}</text:span></text:p>
          <text:p text:style-name="P3"><text:span text:style-name="T13">regex_factor_1: </text:span><text:span text:style-name="T15">.</text:span><text:span text:style-name="T13">regex_factor_1 TK_PLUS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_1 TK_STAR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_1 TK_QUESTION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 {TK_RPAREN TK_VERT TK_LPAREN TK_LBRACKET TK_CHAR TK_PLUS TK_STAR TK_QUESTION}</text:span></text:p>
          <text:p text:style-name="P3"><text:span text:style-name="T13">regex_factor: </text:span><text:span text:style-name="T15">.</text:span><text:span text:style-name="T13">TK_LPAREN regex_exp TK_RPAREN {TK_RPAREN TK_VERT TK_LPAREN TK_LBRACKET TK_CHAR TK_PLUS TK_STAR TK_QUESTION}</text:span></text:p>
          <text:p text:style-name="P3"><text:span text:style-name="T13">regex_factor: </text:span><text:span text:style-name="T15">.</text:span><text:span text:style-name="T13">regex_char {TK_RPAREN TK_VERT TK_LPAREN TK_LBRACKET TK_CHAR TK_PLUS TK_STAR TK_QUESTION}</text:span></text:p>
          <text:p text:style-name="P3"><text:span text:style-name="T13">regex_factor: </text:span><text:span text:style-name="T15">.</text:span><text:span text:style-name="T13">regex_char_set {TK_RPAREN TK_VERT TK_LPAREN TK_LBRACKET TK_CHAR TK_PLUS TK_STAR TK_QUESTION}</text:span></text:p>
          <text:p text:style-name="P3"><text:span text:style-name="T13">regex_char: </text:span><text:span text:style-name="T15">.</text:span><text:span text:style-name="T13">TK_CHAR {TK_RPAREN TK_VERT TK_LPAREN TK_LBRACKET TK_CHAR TK_PLUS TK_STAR TK_QUESTION}</text:span></text:p>
          <text:p text:style-name="P3"><text:span text:style-name="T13">regex_char_set: </text:span><text:span text:style-name="T15">.</text:span><text:span text:style-name="T13">TK_LBRACKET regex_char_item TK_RBRACKET {TK_RPAREN TK_VERT TK_LPAREN TK_LBRACKET TK_CHAR TK_PLUS TK_STAR TK_QUESTION}</text:span></text:p>
          <text:p text:style-name="P3"><text:span text:style-name="T13">regex_char_set: </text:span><text:span text:style-name="T15">.</text:span><text:span text:style-name="T13">TK_LBRACKET TK_UPARROW regex_char_item TK_RBRACKET {TK_RPAREN 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1-3)" draw:style-name="dp1" draw:master-page-name="默认">
        <draw:custom-shape draw:style-name="gr8" draw:text-style-name="P9" draw:layer="layout" svg:width="19cm" svg:height="1cm" svg:x="1cm" svg:y="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6.768cm" svg:height="1.4cm" svg:x="1.032cm" svg:y="3.695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9cm" svg:y1="2cm" svg:x2="1.9cm" svg:y2="3.7cm">
          <text:p/>
        </draw:line>
        <draw:frame draw:style-name="gr9" draw:text-style-name="P10" draw:layer="layout" svg:width="4.1cm" svg:height="0.806cm" svg:x="2.3cm" svg:y="2.494cm">
          <draw:text-box>
            <text:p><text:span text:style-name="T24">TK_LBRACKET</text:span></text:p>
          </draw:text-box>
        </draw:frame>
        <draw:line draw:style-name="gr16" draw:text-style-name="P11" draw:layer="layout" svg:x1="1.4cm" svg:y1="1.5cm" svg:x2="1.3cm" svg:y2="3cm">
          <text:p/>
        </draw:line>
        <draw:line draw:style-name="gr12" draw:text-style-name="P11" draw:layer="layout" svg:x1="1.3cm" svg:y1="3cm" svg:x2="1.9cm" svg:y2="4.2cm">
          <text:p/>
        </draw:line>
        <draw:line draw:style-name="gr12" draw:text-style-name="P11" draw:layer="layout" svg:x1="1.3cm" svg:y1="3cm" svg:x2="1.5cm" svg:y2="4.8cm">
          <text:p/>
        </draw:line>
        <draw:custom-shape draw:style-name="gr25" draw:text-style-name="P8" draw:layer="layout" svg:width="33.3cm" svg:height="1cm" svg:x="1cm" svg:y="5.1cm">
          <text:p text:style-name="P1"><text:span text:style-name="T20">regex_char_set: TK_LBRACKET </text:span><text:span text:style-name="T23">.</text:span><text:span text:style-name="T20">regex_char_item TK_RBRACKET {$}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6.768cm" svg:height="6.9cm" svg:x="1cm" svg:y="6.1cm">
          <text:p text:style-name="P1"><text:span text:style-name="T28">regex_char_item: </text:span><text:span text:style-name="T23">.</text:span><text:span text:style-name="T28">regex_char_item regex_char_e {TK_RBRACKET}</text:span></text:p>
          <text:p text:style-name="P1"><text:span text:style-name="T28">regex_char_item: </text:span><text:span text:style-name="T23">.</text:span><text:span text:style-name="T28">regex_char_e {TK_RBRACKET}</text:span></text:p>
          <text:p text:style-name="P1"><text:span text:style-name="T28">regex_char_item: </text:span><text:span text:style-name="T23">.</text:span><text:span text:style-name="T28">regex_char_item regex_char_e {TK_CHAR}</text:span></text:p>
          <text:p text:style-name="P1"><text:span text:style-name="T28">regex_char_item: </text:span><text:span text:style-name="T23">.</text:span><text:span text:style-name="T28">regex_char_e {TK_CHAR}</text:span></text:p>
          <text:p text:style-name="P1"><text:span text:style-name="T28">regex_char_e: </text:span><text:span text:style-name="T23">.</text:span><text:span text:style-name="T28">regex_char_range {TK_RBRACKET}</text:span><text:span text:style-name="T28"><text:line-break/></text:span><text:span text:style-name="T28">regex_char_e: </text:span><text:span text:style-name="T23">.</text:span><text:span text:style-name="T28">regex_char {TK_RBRACKET}</text:span><text:span text:style-name="T28"><text:line-break/></text:span><text:span text:style-name="T28">regex_char_e: </text:span><text:span text:style-name="T23">.</text:span><text:span text:style-name="T28">regex_char_range {TK_CHAR}</text:span><text:span text:style-name="T28"><text:line-break/></text:span><text:span text:style-name="T28">regex_char_e: </text:span><text:span text:style-name="T23">.</text:span><text:span text:style-name="T28">regex_char {TK_CHAR}</text:span><text:span text:style-name="T28"><text:line-break/></text:span><text:span text:style-name="T28">regex_char_range: </text:span><text:span text:style-name="T23">.</text:span><text:span text:style-name="T28">regex_char TK_MINUS regex_char_s {TK_RBRACKET}</text:span></text:p>
          <text:p text:style-name="P1"><text:span text:style-name="T28">regex_char: </text:span><text:span text:style-name="T23">.</text:span><text:span text:style-name="T28">TK_CHAR {TK_RBRACKET}</text:span></text:p>
          <text:p text:style-name="P1"><text:span text:style-name="T28">regex_char_range: </text:span><text:span text:style-name="T23">.</text:span><text:span text:style-name="T28">regex_char TK_MINUS regex_char_s {TK_CHAR}</text:span></text:p>
          <text:p text:style-name="P1"><text:span text:style-name="T28">regex_char: </text:span><text:span text:style-name="T23">.</text:span><text:span text:style-name="T28">TK_CHAR {TK_CHAR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3.3cm" svg:height="3.5cm" svg:x="1cm" svg:y="13cm">
          <text:p text:style-name="P1"><text:span text:style-name="T28">regex_char_item: </text:span><text:span text:style-name="T23">.</text:span><text:span text:style-name="T28">regex_char_item regex_char_e {TK_RBRACKET TK_CHAR}</text:span></text:p>
          <text:p text:style-name="P1"><text:span text:style-name="T28">regex_char_item: </text:span><text:span text:style-name="T23">.</text:span><text:span text:style-name="T28">regex_char_e {TK_RBRACKET TK_CHAR}</text:span></text:p>
          <text:p text:style-name="P1"><text:span text:style-name="T28">regex_char_e: </text:span><text:span text:style-name="T23">.</text:span><text:span text:style-name="T28">regex_char_range {TK_RBRACKET TK_CHAR}</text:span><text:span text:style-name="T28"><text:line-break/></text:span><text:span text:style-name="T28">regex_char_e: </text:span><text:span text:style-name="T23">.</text:span><text:span text:style-name="T28">regex_char {TK_RBRACKET TK_CHAR}</text:span><text:span text:style-name="T28"><text:line-break/></text:span><text:span text:style-name="T28">regex_char_range: </text:span><text:span text:style-name="T23">.</text:span><text:span text:style-name="T28">regex_char TK_MINUS regex_char_s {TK_RBRACKET TK_CHAR}</text:span></text:p>
          <text:p text:style-name="P1"><text:span text:style-name="T28">regex_char: </text:span><text:span text:style-name="T23">.</text:span><text:span text:style-name="T28">TK_CHAR {TK_RBRACKET TK_CHAR TK_MINUS}</text:span></text:p>
          <draw:enhanced-geometry svg:viewBox="0 0 21600 21600" draw:type="rectangle" draw:enhanced-path="M 0 0 L 21600 0 21600 21600 0 21600 0 0 Z N"/>
        </draw:custom-shape>
      </draw:page>
      <draw:page draw:name="LR(0) states (2-1)" draw:style-name="dp1" draw:master-page-name="默认">
        <draw:custom-shape draw:style-name="gr28" draw:text-style-name="P12" draw:layer="layout" svg:width="13.4cm" svg:height="1.4cm" svg:x="1cm" svg:y="1cm">
          <text:p text:style-name="P3"><text:span text:style-name="T3">S : regex_exp</text:span><text:span text:style-name="T4">. </text:span><text:span text:style-name="T3">{}</text:span></text:p>
          <text:p text:style-name="P3"><text:span text:style-name="T3">regex_exp: regex_exp </text:span><text:span text:style-name="T4">.</text:span><text:span text:style-name="T8">TK_VERT regex_term {TK_VERT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2.4cm" svg:x2="2cm" svg:y2="3.8cm">
          <text:p/>
        </draw:line>
        <draw:frame draw:style-name="gr9" draw:text-style-name="P10" draw:layer="layout" svg:width="3.161cm" svg:height="0.806cm" svg:x="2.239cm" svg:y="2.68cm">
          <draw:text-box>
            <text:p><text:span text:style-name="T24">TK_VERT</text:span></text:p>
          </draw:text-box>
        </draw:frame>
        <draw:custom-shape draw:style-name="gr29" draw:text-style-name="P1" draw:layer="layout" svg:width="13.299cm" svg:height="0.942cm" svg:x="1.001cm" svg:y="3.758cm">
          <text:p text:style-name="P3"><text:span text:style-name="T18">regex_exp: regex_exp </text:span><text:span text:style-name="T20">TK_VERT </text:span><text:span text:style-name="T21">.</text:span><text:span text:style-name="T20">regex_term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4cm" svg:y1="2cm" svg:x2="1.4cm" svg:y2="4.4cm">
          <text:p/>
        </draw:line>
        <draw:custom-shape draw:style-name="gr30" draw:text-style-name="P8" draw:layer="layout" svg:width="13.3cm" svg:height="1cm" svg:x="1cm" svg:y="4.7cm">
          <text:p text:style-name="P3"><text:span text:style-name="T18">regex_exp: regex_exp </text:span><text:span text:style-name="T20">TK_VERT </text:span><text:span text:style-name="T21">.</text:span><text:span text:style-name="T20">regex_term {$}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6.299cm" svg:height="28.1cm" svg:x="1.001cm" svg:y="5.7cm">
          <text:p text:style-name="P3"><text:span text:style-name="T20">regex_term: </text:span><text:span text:style-name="T23">.</text:span><text:span text:style-name="T20">regex_term regex_factor_1 {$}</text:span></text:p>
          <text:p text:style-name="P3"><text:span text:style-name="T8">regex_term: </text:span><text:span text:style-name="T15">.</text:span><text:span text:style-name="T8">regex_factor_1 {$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8">regex_factor_1: </text:span><text:span text:style-name="T15">.</text:span><text:span text:style-name="T8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34.3cm" svg:height="6.6cm" svg:x="1cm" svg:y="33.8cm">
          <text:p text:style-name="P1"><text:span text:style-name="T20">regex_term: </text:span><text:span text:style-name="T23">.</text:span><text:span text:style-name="T20">regex_term regex_factor_1 {TK_LPAREN TK_LBRACKET TK_CHAR}</text:span></text:p>
          <text:p text:style-name="P1"><text:span text:style-name="T20">regex_term: </text:span><text:span text:style-name="T23">.</text:span><text:span text:style-name="T20">regex_factor_1 {TK_LPAREN TK_LBRACKET TK_CHAR}</text:span></text:p>
          <text:p text:style-name="P1"><text:span text:style-name="T20">regex_factor_1: </text:span><text:span text:style-name="T23">.</text:span><text:span text:style-name="T20">regex_factor_1 TK_PLUS {TK_LPAREN TK_LBRACKET TK_CHAR TK_PLUS TK_STAR TK_QUESTION}</text:span></text:p>
          <text:p text:style-name="P1"><text:span text:style-name="T20">regex_factor_1: </text:span><text:span text:style-name="T23">.</text:span><text:span text:style-name="T20">regex_factor_1 TK_STAR {TK_LPAREN TK_LBRACKET TK_CHAR TK_PLUS TK_STAR TK_QUESTION}</text:span></text:p>
          <text:p text:style-name="P1"><text:span text:style-name="T20">regex_factor_1: </text:span><text:span text:style-name="T23">.</text:span><text:span text:style-name="T20">regex_factor_1 TK_QUESTION {TK_LPAREN TK_LBRACKET TK_CHAR TK_PLUS TK_STAR TK_QUESTION}</text:span></text:p>
          <text:p text:style-name="P1"><text:span text:style-name="T20">regex_factor_1: </text:span><text:span text:style-name="T23">.</text:span><text:span text:style-name="T20">regex_factor {TK_LPAREN TK_LBRACKET TK_CHAR TK_PLUS TK_STAR TK_QUESTION}</text:span></text:p>
          <text:p text:style-name="P1"><text:span text:style-name="T20">regex_factor: </text:span><text:span text:style-name="T23">.</text:span><text:span text:style-name="T20">TK_LPAREN regex_exp TK_RPAREN {TK_LPAREN TK_LBRACKET TK_CHAR TK_PLUS TK_STAR TK_QUESTION}</text:span></text:p>
          <text:p text:style-name="P1"><text:span text:style-name="T20">regex_factor: </text:span><text:span text:style-name="T23">.</text:span><text:span text:style-name="T20">regex_char {TK_LPAREN TK_LBRACKET TK_CHAR TK_PLUS TK_STAR TK_QUESTION}</text:span></text:p>
          <text:p text:style-name="P1"><text:span text:style-name="T20">regex_factor: </text:span><text:span text:style-name="T23">.</text:span><text:span text:style-name="T20">regex_char_set {TK_LPAREN TK_LBRACKET TK_CHAR TK_PLUS TK_STAR TK_QUESTION}</text:span></text:p>
          <text:p text:style-name="P1"><text:span text:style-name="T20">regex_char: </text:span><text:span text:style-name="T23">.</text:span><text:span text:style-name="T20">TK_CHAR {TK_LPAREN TK_LBRACKET TK_CHAR TK_PLUS TK_STAR TK_QUESTION}</text:span></text:p>
          <text:p text:style-name="P1"><text:span text:style-name="T20">regex_char_set: </text:span><text:span text:style-name="T23">.</text:span><text:span text:style-name="T20">TK_LBRACKET regex_char_item TK_RBRACKET {TK_LPAREN TK_LBRACKET TK_CHAR 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2-2)" draw:style-name="dp1" draw:master-page-name="默认">
        <draw:custom-shape draw:style-name="gr33" draw:text-style-name="P9" draw:layer="layout" svg:width="19.7cm" svg:height="1.4cm" svg:x="1cm" svg:y="1cm">
          <text:p text:style-name="P3"><text:span text:style-name="T8">regex_exp: regex_term</text:span><text:span text:style-name="T4">.</text:span><text:span text:style-name="T8"> {TK_VERT}</text:span></text:p>
          <text:p text:style-name="P3"><text:span text:style-name="T20">regex_term: regex_term </text:span><text:span text:style-name="T23">.</text:span><text:span text:style-name="T20">regex_factor_1 {TK_VERT 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.8cm" svg:y1="2.4cm" svg:x2="3.8cm" svg:y2="3.8cm">
          <text:p/>
        </draw:line>
        <draw:frame draw:style-name="gr34" draw:text-style-name="P10" draw:layer="layout" svg:width="3.9cm" svg:height="0.906cm" svg:x="0cm" svg:y="2.494cm">
          <draw:text-box>
            <text:p><text:span text:style-name="T24">regex_factor_1</text:span></text:p>
          </draw:text-box>
        </draw:frame>
        <draw:custom-shape draw:style-name="gr35" draw:text-style-name="P1" draw:layer="layout" svg:width="18.999cm" svg:height="2.442cm" svg:x="1.001cm" svg:y="3.8cm">
          <text:p text:style-name="P3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.4cm" svg:y1="2cm" svg:x2="1.4cm" svg:y2="3.4cm">
          <text:p/>
        </draw:line>
        <draw:line draw:style-name="gr12" draw:text-style-name="P11" draw:layer="layout" svg:x1="1.4cm" svg:y1="3.4cm" svg:x2="2.4cm" svg:y2="4.3cm">
          <text:p/>
        </draw:line>
        <draw:line draw:style-name="gr12" draw:text-style-name="P11" draw:layer="layout" svg:x1="1.4cm" svg:y1="3.4cm" svg:x2="2.1cm" svg:y2="4.9cm">
          <text:p/>
        </draw:line>
        <draw:line draw:style-name="gr12" draw:text-style-name="P11" draw:layer="layout" svg:x1="1.4cm" svg:y1="3.4cm" svg:x2="1.8cm" svg:y2="5.3cm">
          <text:p/>
        </draw:line>
        <draw:line draw:style-name="gr12" draw:text-style-name="P11" draw:layer="layout" svg:x1="1.4cm" svg:y1="3.4cm" svg:x2="1.4cm" svg:y2="5.9cm">
          <text:p/>
        </draw:line>
        <draw:custom-shape draw:style-name="gr36" draw:text-style-name="P13" draw:layer="layout" svg:width="18.999cm" svg:height="1.2cm" svg:x="1cm" svg:y="7.4cm">
          <text:p text:style-name="P1"><text:span text:style-name="T20">regex_factor_1: regex_facto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3.9cm" svg:height="0.906cm" svg:x="1.8cm" svg:y="6.394cm">
          <draw:text-box>
            <text:p><text:span text:style-name="T24">regex_factor</text:span></text:p>
          </draw:text-box>
        </draw:frame>
        <draw:line draw:style-name="gr10" draw:text-style-name="P11" draw:layer="layout" svg:x1="5.2cm" svg:y1="2.4cm" svg:x2="5.2cm" svg:y2="7.4cm">
          <text:p/>
        </draw:line>
        <draw:line draw:style-name="gr12" draw:text-style-name="P11" draw:layer="layout" svg:x1="4.4cm" svg:y1="2cm" svg:x2="4.3cm" svg:y2="8.1cm">
          <text:p/>
        </draw:line>
        <draw:custom-shape draw:style-name="gr37" draw:text-style-name="P13" draw:layer="layout" svg:width="20cm" svg:height="1.2cm" svg:x="1cm" svg:y="9.9cm">
          <text:p text:style-name="P1"><text:span text:style-name="T20">regex_factor: TK_LPAREN </text:span><text:span text:style-name="T23">.</text:span><text:span text:style-name="T20">regex_exp TK_RPAREN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9cm" svg:y1="2.4cm" svg:x2="6.9cm" svg:y2="9.9cm">
          <text:p/>
        </draw:line>
        <draw:frame draw:style-name="gr34" draw:text-style-name="P10" draw:layer="layout" svg:width="3.9cm" svg:height="0.906cm" svg:x="3.6cm" svg:y="8.794cm">
          <draw:text-box>
            <text:p><text:span text:style-name="T24">TK_LPAREN</text:span></text:p>
          </draw:text-box>
        </draw:frame>
        <draw:line draw:style-name="gr12" draw:text-style-name="P11" draw:layer="layout" svg:x1="6cm" svg:y1="2cm" svg:x2="6cm" svg:y2="10.5cm">
          <text:p/>
        </draw:line>
        <draw:custom-shape draw:style-name="gr38" draw:text-style-name="P13" draw:layer="layout" svg:width="18.999cm" svg:height="1.242cm" svg:x="1cm" svg:y="12.358cm">
          <text:p text:style-name="P1"><text:span text:style-name="T20">regex_factor: regex_char</text:span><text:span text:style-name="T23">.</text:span><text:span text:style-name="T20"> {TK_PLUS TK_STAR TK_QUESTION </text:span><text:span text:style-name="T29">…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7cm" svg:y1="2.4cm" svg:x2="9.7cm" svg:y2="12.4cm">
          <text:p/>
        </draw:line>
        <draw:frame draw:style-name="gr34" draw:text-style-name="P10" draw:layer="layout" svg:width="3.2cm" svg:height="0.906cm" svg:x="6.7cm" svg:y="11.194cm">
          <draw:text-box>
            <text:p><text:span text:style-name="T24">regex_char</text:span></text:p>
          </draw:text-box>
        </draw:frame>
        <draw:line draw:style-name="gr12" draw:text-style-name="P11" draw:layer="layout" svg:x1="8.8cm" svg:y1="2cm" svg:x2="8.9cm" svg:y2="13cm">
          <text:p/>
        </draw:line>
        <draw:custom-shape draw:style-name="gr39" draw:text-style-name="P13" draw:layer="layout" svg:width="15.699cm" svg:height="1.042cm" svg:x="1.001cm" svg:y="14.958cm">
          <text:p text:style-name="P1"><text:span text:style-name="T20">regex_factor: regex_char_set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.9cm" svg:y1="2.4cm" svg:x2="12.9cm" svg:y2="15cm">
          <text:p/>
        </draw:line>
        <draw:frame draw:style-name="gr9" draw:text-style-name="P10" draw:layer="layout" svg:width="4.1cm" svg:height="0.806cm" svg:x="8.7cm" svg:y="13.8cm">
          <draw:text-box>
            <text:p><text:span text:style-name="T24">regex_char_set</text:span></text:p>
          </draw:text-box>
        </draw:frame>
        <draw:line draw:style-name="gr12" draw:text-style-name="P11" draw:layer="layout" svg:x1="12.1cm" svg:y1="2cm" svg:x2="12.1cm" svg:y2="15.5cm">
          <text:p/>
        </draw:line>
        <draw:line draw:style-name="gr10" draw:text-style-name="P11" draw:layer="layout" svg:x1="16.2cm" svg:y1="2.4cm" svg:x2="16.2cm" svg:y2="17cm">
          <text:p/>
        </draw:line>
        <draw:frame draw:style-name="gr9" draw:text-style-name="P10" draw:layer="layout" svg:width="2.9cm" svg:height="0.806cm" svg:x="13.2cm" svg:y="16.1cm">
          <draw:text-box>
            <text:p><text:span text:style-name="T24">TK_CHAR</text:span></text:p>
          </draw:text-box>
        </draw:frame>
        <draw:custom-shape draw:style-name="gr40" draw:text-style-name="P13" draw:layer="layout" svg:width="16.5cm" svg:height="1.042cm" svg:x="1cm" svg:y="16.958cm">
          <text:p text:style-name="P1"><text:span text:style-name="T20">regex_char: TK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8.1cm" svg:y1="16.6cm" svg:x2="13.4cm" svg:y2="17.5cm">
          <text:p/>
        </draw:line>
        <draw:custom-shape draw:style-name="gr41" draw:text-style-name="P13" draw:layer="layout" svg:width="26.6cm" svg:height="1.6cm" svg:x="1cm" svg:y="19.262cm">
          <text:p text:style-name="P1"><text:span text:style-name="T20">regex_char_set: TK_LBRACKET </text:span><text:span text:style-name="T23">.</text:span><text:span text:style-name="T20">regex_char_item TK_RBRACKET {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2cm" svg:y1="2.4cm" svg:x2="19.2cm" svg:y2="19.2cm">
          <text:p/>
        </draw:line>
        <draw:frame draw:style-name="gr9" draw:text-style-name="P10" draw:layer="layout" svg:width="4.3cm" svg:height="0.806cm" svg:x="14.8cm" svg:y="18.2cm">
          <draw:text-box>
            <text:p><text:span text:style-name="T24">TK_LBRACKET</text:span></text:p>
          </draw:text-box>
        </draw:frame>
        <draw:line draw:style-name="gr16" draw:text-style-name="P11" draw:layer="layout" svg:x1="18.1cm" svg:y1="1.9cm" svg:x2="18.1cm" svg:y2="16.6cm">
          <text:p/>
        </draw:line>
        <draw:line draw:style-name="gr12" draw:text-style-name="P11" draw:layer="layout" svg:x1="18.1cm" svg:y1="16.6cm" svg:x2="13cm" svg:y2="19.8cm">
          <text:p/>
        </draw:line>
        <draw:line draw:style-name="gr12" draw:text-style-name="P11" draw:layer="layout" svg:x1="18.1cm" svg:y1="16.6cm" svg:x2="13.6cm" svg:y2="20.4cm">
          <text:p/>
        </draw:line>
      </draw:page>
      <draw:page draw:name="LR(0) states (2-3)" draw:style-name="dp1" draw:master-page-name="默认">
        <draw:custom-shape draw:style-name="gr42" draw:text-style-name="P12" draw:layer="layout" svg:width="29.3cm" svg:height="2.6cm" svg:x="0.7cm" svg:y="-14.6cm">
          <text:p text:style-name="P3"><text:span text:style-name="T20">regex_term: regex_factor_1</text:span><text:span text:style-name="T23">.</text:span><text:span text:style-name="T20"> {TK_VERT TK_LPAREN TK_LBRACKET TK_CHAR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394cm" svg:y1="-12cm" svg:x2="1.394cm" svg:y2="-10.5cm">
          <text:p/>
        </draw:line>
        <draw:frame draw:style-name="gr34" draw:text-style-name="P10" draw:layer="layout" svg:width="3.9cm" svg:height="0.906cm" svg:x="1.594cm" svg:y="-11.806cm">
          <draw:text-box>
            <text:p><text:span text:style-name="T24">TK_PLUS</text:span></text:p>
          </draw:text-box>
        </draw:frame>
        <draw:custom-shape draw:style-name="gr43" draw:text-style-name="P1" draw:layer="layout" svg:width="11.899cm" svg:height="1.042cm" svg:x="0.7cm" svg:y="-10.5cm">
          <text:p text:style-name="P1"><text:span text:style-name="T20">regex_factor_1: regex_factor_1 TK_PLU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1cm" svg:y1="-13.5cm" svg:x2="1.094cm" svg:y2="-9.9cm">
          <text:p/>
        </draw:line>
        <draw:custom-shape draw:style-name="gr43" draw:text-style-name="P1" draw:layer="layout" svg:width="11.899cm" svg:height="1.042cm" svg:x="2.895cm" svg:y="-8.3cm">
          <text:p text:style-name="P1"><text:span text:style-name="T20">regex_factor_1: regex_factor_1 TK_ST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294cm" svg:y1="-12cm" svg:x2="8.294cm" svg:y2="-8.3cm">
          <text:p/>
        </draw:line>
        <draw:line draw:style-name="gr12" draw:text-style-name="P11" draw:layer="layout" svg:x1="7.894cm" svg:y1="-13.1cm" svg:x2="7.9cm" svg:y2="-7.7cm">
          <text:p/>
        </draw:line>
        <draw:frame draw:style-name="gr34" draw:text-style-name="P10" draw:layer="layout" svg:width="3.9cm" svg:height="0.906cm" svg:x="8.594cm" svg:y="-9.406cm">
          <draw:text-box>
            <text:p><text:span text:style-name="T24">TK_STAR</text:span></text:p>
          </draw:text-box>
        </draw:frame>
        <draw:custom-shape draw:style-name="gr43" draw:text-style-name="P1" draw:layer="layout" svg:width="11.899cm" svg:height="1.042cm" svg:x="6.501cm" svg:y="-5.98cm">
          <text:p text:style-name="P1"><text:span text:style-name="T20">regex_factor_1: regex_factor_1 TK_QUESTIO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5.594cm" svg:y1="-12cm" svg:x2="15.594cm" svg:y2="-6cm">
          <text:p/>
        </draw:line>
        <draw:frame draw:style-name="gr9" draw:text-style-name="P10" draw:layer="layout" svg:width="4.3cm" svg:height="0.806cm" svg:x="15.7cm" svg:y="-7.206cm">
          <draw:text-box>
            <text:p><text:span text:style-name="T24">TK_QUESTION</text:span></text:p>
          </draw:text-box>
        </draw:frame>
        <draw:line draw:style-name="gr12" draw:text-style-name="P11" draw:layer="layout" svg:x1="15.094cm" svg:y1="-12.5cm" svg:x2="15.094cm" svg:y2="-5.4cm">
          <text:p/>
        </draw:line>
        <draw:custom-shape draw:style-name="gr44" draw:text-style-name="P13" draw:layer="layout" svg:width="36.768cm" svg:height="1.4cm" svg:x="0.8cm" svg:y="-2.4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1cm" svg:y1="-1cm" svg:x2="19.1cm" svg:y2="0.2cm">
          <text:p/>
        </draw:line>
        <draw:frame draw:style-name="gr9" draw:text-style-name="P10" draw:layer="layout" svg:width="4.3cm" svg:height="0.806cm" svg:x="19.131cm" svg:y="-0.937cm">
          <draw:text-box>
            <text:p><text:span text:style-name="T24">regex_char_item</text:span></text:p>
          </draw:text-box>
        </draw:frame>
        <draw:custom-shape draw:style-name="gr45" draw:text-style-name="P1" draw:layer="layout" svg:width="17.099cm" svg:height="1.6cm" svg:x="17.2cm" svg:y="0.2cm">
          <text:p text:style-name="P1"><text:span text:style-name="T20">regex_char_set: TK_LBRACKET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9cm" svg:y1="-2cm" svg:x2="17.9cm" svg:y2="0.8cm">
          <text:p/>
        </draw:line>
        <draw:custom-shape draw:style-name="gr46" draw:text-style-name="P8" draw:layer="layout" svg:width="17.1cm" svg:height="1cm" svg:x="17.2cm" svg:y="1.8cm">
          <text:p text:style-name="P1"><text:span text:style-name="T20">regex_char_item: regex_char_item </text:span><text:span text:style-name="T23">.</text:span><text:span text:style-name="T20">regex_char_e {$}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8.7cm" svg:height="2.9cm" svg:x="17.2cm" svg:y="2.8cm">
          <text:p text:style-name="P1"><text:span text:style-name="T20">regex_char_e: </text:span><text:span text:style-name="T23">.</text:span><text:span text:style-name="T20">regex_char_range {$}</text:span><text:span text:style-name="T20"><text:line-break/></text:span><text:span text:style-name="T20">regex_char_e: </text:span><text:span text:style-name="T23">.</text:span><text:span text:style-name="T20">regex_char {$}</text:span></text:p>
          <text:p text:style-name="P1"><text:span text:style-name="T20">regex_char_range: </text:span><text:span text:style-name="T23">.</text:span><text:span text:style-name="T20">regex_char TK_MINUS regex_char_s {$}</text:span></text:p>
          <text:p text:style-name="P1"><text:span text:style-name="T20">regex_char: </text:span><text:span text:style-name="T23">.</text:span><text:span text:style-name="T20">TK_CHAR {$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7.1cm" svg:height="2.5cm" svg:x="17.2cm" svg:y="5.7cm">
          <text:p text:style-name="P1"><text:span text:style-name="T20">regex_char_e: </text:span><text:span text:style-name="T23">.</text:span><text:span text:style-name="T20">regex_char_range {}</text:span><text:span text:style-name="T20"><text:line-break/></text:span><text:span text:style-name="T20">regex_char_e: </text:span><text:span text:style-name="T23">.</text:span><text:span text:style-name="T20">regex_char {}</text:span></text:p>
          <text:p text:style-name="P1"><text:span text:style-name="T20">regex_char_range: </text:span><text:span text:style-name="T23">.</text:span><text:span text:style-name="T20">regex_char TK_MINUS regex_char_s {}</text:span></text:p>
          <text:p text:style-name="P1"><text:span text:style-name="T20">regex_char: </text:span><text:span text:style-name="T23">.</text:span><text:span text:style-name="T20">TK_CHAR {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2.1cm" svg:y1="-1cm" svg:x2="22.1cm" svg:y2="9.3cm">
          <text:p/>
        </draw:line>
        <draw:frame draw:style-name="gr9" draw:text-style-name="P10" draw:layer="layout" svg:width="4.3cm" svg:height="0.806cm" svg:x="22.4cm" svg:y="8.2cm">
          <draw:text-box>
            <text:p><text:span text:style-name="T24">TK_UPARROW</text:span></text:p>
          </draw:text-box>
        </draw:frame>
        <draw:custom-shape draw:style-name="gr49" draw:text-style-name="P1" draw:layer="layout" svg:width="18.799cm" svg:height="1.3cm" svg:x="19.901cm" svg:y="9.3cm">
          <text:p text:style-name="P1"><text:span text:style-name="T20">regex_char_set: TK_LBRACKET TK_UPARROW </text:span><text:span text:style-name="T23">.</text:span><text:span text:style-name="T20">regex_char_item TK_RBRACKET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1.3cm" svg:y1="-1.4cm" svg:x2="21.3cm" svg:y2="10.1cm">
          <text:p/>
        </draw:line>
        <draw:custom-shape draw:style-name="gr50" draw:text-style-name="P8" draw:layer="layout" svg:width="18.8cm" svg:height="1cm" svg:x="19.9cm" svg:y="10.6cm">
          <text:p text:style-name="P1"><text:span text:style-name="T20">regex_char_set: TK_LBRACKET TK_UPARROW </text:span><text:span text:style-name="T23">.</text:span><text:span text:style-name="T20">regex_char_item TK_RBRACKET {$}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8.77cm" svg:height="6.9cm" svg:x="19.93cm" svg:y="11.6cm">
          <text:p text:style-name="P1"><text:span text:style-name="T28">regex_char_item: </text:span><text:span text:style-name="T23">.</text:span><text:span text:style-name="T28">regex_char_item regex_char_e {TK_RBRACKET}</text:span></text:p>
          <text:p text:style-name="P1"><text:span text:style-name="T28">regex_char_item: </text:span><text:span text:style-name="T23">.</text:span><text:span text:style-name="T28">regex_char_e {TK_RBRACKET}</text:span></text:p>
          <text:p text:style-name="P1"><text:span text:style-name="T28">regex_char_item: </text:span><text:span text:style-name="T23">.</text:span><text:span text:style-name="T28">regex_char_item regex_char_e {TK_CHAR}</text:span></text:p>
          <text:p text:style-name="P1"><text:span text:style-name="T28">regex_char_item: </text:span><text:span text:style-name="T23">.</text:span><text:span text:style-name="T28">regex_char_e {TK_CHAR}</text:span></text:p>
          <text:p text:style-name="P1"><text:span text:style-name="T28">regex_char_e: </text:span><text:span text:style-name="T23">.</text:span><text:span text:style-name="T28">regex_char_range {TK_RBRACKET}</text:span><text:span text:style-name="T28"><text:line-break/></text:span><text:span text:style-name="T28">regex_char_e: </text:span><text:span text:style-name="T23">.</text:span><text:span text:style-name="T28">regex_char {TK_RBRACKET}</text:span><text:span text:style-name="T28"><text:line-break/></text:span><text:span text:style-name="T28">regex_char_e: </text:span><text:span text:style-name="T23">.</text:span><text:span text:style-name="T28">regex_char_range {TK_CHAR}</text:span><text:span text:style-name="T28"><text:line-break/></text:span><text:span text:style-name="T28">regex_char_e: </text:span><text:span text:style-name="T23">.</text:span><text:span text:style-name="T28">regex_char {TK_CHAR}</text:span><text:span text:style-name="T28"><text:line-break/></text:span><text:span text:style-name="T28">regex_char_range: </text:span><text:span text:style-name="T23">.</text:span><text:span text:style-name="T28">regex_char TK_MINUS regex_char_s {TK_RBRACKET}</text:span></text:p>
          <text:p text:style-name="P1"><text:span text:style-name="T28">regex_char: </text:span><text:span text:style-name="T23">.</text:span><text:span text:style-name="T28">TK_CHAR {TK_RBRACKET}</text:span></text:p>
          <text:p text:style-name="P1"><text:span text:style-name="T28">regex_char_range: </text:span><text:span text:style-name="T23">.</text:span><text:span text:style-name="T28">regex_char TK_MINUS regex_char_s {TK_CHAR}</text:span></text:p>
          <text:p text:style-name="P1"><text:span text:style-name="T28">regex_char: </text:span><text:span text:style-name="T23">.</text:span><text:span text:style-name="T28">TK_CHAR {TK_CHAR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8.8cm" svg:height="3.5cm" svg:x="19.9cm" svg:y="18.5cm">
          <text:p text:style-name="P1"><text:span text:style-name="T28">regex_char_item: </text:span><text:span text:style-name="T23">.</text:span><text:span text:style-name="T28">regex_char_item regex_char_e {TK_RBRACKET TK_CHAR}</text:span></text:p>
          <text:p text:style-name="P1"><text:span text:style-name="T28">regex_char_item: </text:span><text:span text:style-name="T23">.</text:span><text:span text:style-name="T28">regex_char_e {TK_RBRACKET TK_CHAR}</text:span></text:p>
          <text:p text:style-name="P1"><text:span text:style-name="T28">regex_char_e: </text:span><text:span text:style-name="T23">.</text:span><text:span text:style-name="T28">regex_char_range {TK_RBRACKET TK_CHAR}</text:span><text:span text:style-name="T28"><text:line-break/></text:span><text:span text:style-name="T28">regex_char_e: </text:span><text:span text:style-name="T23">.</text:span><text:span text:style-name="T28">regex_char {TK_RBRACKET TK_CHAR}</text:span><text:span text:style-name="T28"><text:line-break/></text:span><text:span text:style-name="T28">regex_char_range: </text:span><text:span text:style-name="T23">.</text:span><text:span text:style-name="T28">regex_char TK_MINUS regex_char_s {TK_RBRACKET TK_CHAR}</text:span></text:p>
          <text:p text:style-name="P1"><text:span text:style-name="T28">regex_char: </text:span><text:span text:style-name="T23">.</text:span><text:span text:style-name="T28">TK_CHAR {TK_RBRACKET TK_CHAR 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-1cm" svg:x2="2cm" svg:y2="0.3cm">
          <text:p/>
        </draw:line>
        <draw:frame draw:style-name="gr9" draw:text-style-name="P10" draw:layer="layout" svg:width="4.3cm" svg:height="0.806cm" svg:x="2.2cm" svg:y="-0.9cm">
          <draw:text-box>
            <text:p><text:span text:style-name="T24">regex_char_e</text:span></text:p>
          </draw:text-box>
        </draw:frame>
        <draw:custom-shape draw:style-name="gr53" draw:text-style-name="P14" draw:layer="layout" svg:width="13.299cm" svg:height="1.042cm" svg:x="0.807cm" svg:y="0.3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cm" svg:y1="-1cm" svg:x2="6cm" svg:y2="2.4cm">
          <text:p/>
        </draw:line>
        <draw:frame draw:style-name="gr9" draw:text-style-name="P10" draw:layer="layout" svg:width="5cm" svg:height="0.806cm" svg:x="6.1cm" svg:y="1.394cm">
          <draw:text-box>
            <text:p><text:span text:style-name="T24">regex_char_range</text:span></text:p>
          </draw:text-box>
        </draw:frame>
        <draw:custom-shape draw:style-name="gr53" draw:text-style-name="P14" draw:layer="layout" svg:width="13.299cm" svg:height="1.042cm" svg:x="0.8cm" svg:y="2.4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cm" svg:y1="-1cm" svg:x2="9cm" svg:y2="4.6cm">
          <text:p/>
        </draw:line>
        <draw:frame draw:style-name="gr9" draw:text-style-name="P10" draw:layer="layout" svg:width="3cm" svg:height="0.806cm" svg:x="9cm" svg:y="3.5cm">
          <draw:text-box>
            <text:p><text:span text:style-name="T24">regex_char</text:span></text:p>
          </draw:text-box>
        </draw:frame>
        <draw:custom-shape draw:style-name="gr54" draw:text-style-name="P14" draw:layer="layout" svg:width="18.6cm" svg:height="1.4cm" svg:x="-4.6cm" svg:y="4.6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-1cm" svg:x2="12cm" svg:y2="7.1cm">
          <text:p/>
        </draw:line>
        <draw:frame draw:style-name="gr9" draw:text-style-name="P10" draw:layer="layout" svg:width="3cm" svg:height="0.806cm" svg:x="12cm" svg:y="5.994cm">
          <draw:text-box>
            <text:p><text:span text:style-name="T24">TK_CHAR</text:span></text:p>
          </draw:text-box>
        </draw:frame>
        <draw:custom-shape draw:style-name="gr55" draw:text-style-name="P15" draw:layer="layout" svg:width="14.9cm" svg:height="1.1cm" svg:x="-0.9cm" svg:y="7.1cm">
          <text:p text:style-name="P1"><text:span text:style-name="T20">regex_char: TK_CHAR</text:span><text:span text:style-name="T23">.</text:span><text:span text:style-name="T20"> {</text:span><text:span text:style-name="T28">TK_RBRACKET</text:span><text:span text:style-name="T20"> TK_CHAR 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</draw:page>
      <draw:page draw:name="LR(0) states (2-4)" draw:style-name="dp1" draw:master-page-name="默认">
        <draw:custom-shape draw:style-name="gr56" draw:text-style-name="P12" draw:layer="layout" svg:width="29.3cm" svg:height="1.1cm" svg:x="1cm" svg:y="0.9cm">
          <text:p text:style-name="P3"><text:span text:style-name="T20">regex_factor: TK_LPAREN </text:span><text:span text:style-name="T23">.</text:span><text:span text:style-name="T20">regex_exp TK_RPARE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.2cm" svg:y1="2cm" svg:x2="2.2cm" svg:y2="3.4cm">
          <text:p/>
        </draw:line>
        <draw:frame draw:style-name="gr34" draw:text-style-name="P10" draw:layer="layout" svg:width="3.9cm" svg:height="0.906cm" svg:x="2.4cm" svg:y="2.2cm">
          <draw:text-box>
            <text:p><text:span text:style-name="T24">regex_exp</text:span></text:p>
          </draw:text-box>
        </draw:frame>
        <draw:custom-shape draw:style-name="gr57" draw:text-style-name="P1" draw:layer="layout" svg:width="15.8cm" svg:height="1.742cm" svg:x="1cm" svg:y="3.358cm">
          <text:p text:style-name="P3"><text:span text:style-name="T20">regex_factor: TK_LPAREN regex_exp </text:span><text:span text:style-name="T23">.</text:span><text:span text:style-name="T20">TK_RPAREN {}</text:span></text:p>
          <text:p text:style-name="P3"><text:span text:style-name="T16">regex_exp: regex_exp </text:span><text:span text:style-name="T23">.</text:span><text:span text:style-name="T19">TK_VERT</text:span><text:span text:style-name="T20"> regex_term {TK_RPAREN TK_VERT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6cm" svg:y1="1.5cm" svg:x2="1.6cm" svg:y2="4cm">
          <text:p/>
        </draw:line>
        <draw:custom-shape draw:style-name="gr58" draw:text-style-name="P15" draw:layer="layout" svg:width="23.2cm" svg:height="1.742cm" svg:x="1cm" svg:y="6.458cm">
          <text:p text:style-name="P3"><text:span text:style-name="T3">regex_exp: regex_term</text:span><text:span text:style-name="T4">.</text:span><text:span text:style-name="T9"> </text:span><text:span text:style-name="T3"><text:s/>{</text:span><text:span text:style-name="T11">TK_RPAREN</text:span><text:span text:style-name="T3"> TK_VERT}</text:span></text:p>
          <text:p text:style-name="P3"><text:span text:style-name="T8">regex_term: regex_term </text:span><text:span text:style-name="T15">.</text:span><text:span text:style-name="T8">regex_factor_1 {</text:span><text:span text:style-name="T13">TK_RPAREN</text:span><text:span text:style-name="T8"> TK_VERT 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7cm" svg:y1="2cm" svg:x2="5.7cm" svg:y2="6.5cm">
          <text:p/>
        </draw:line>
        <draw:frame draw:style-name="gr34" draw:text-style-name="P10" draw:layer="layout" svg:width="3.9cm" svg:height="0.906cm" svg:x="5.8cm" svg:y="5.194cm">
          <draw:text-box>
            <text:p><text:span text:style-name="T24">regex_term</text:span></text:p>
          </draw:text-box>
        </draw:frame>
        <draw:custom-shape draw:style-name="gr59" draw:text-style-name="P15" draw:layer="layout" svg:width="32.3cm" svg:height="2.642cm" svg:x="1cm" svg:y="9.558cm">
          <text:p text:style-name="P3"><text:span text:style-name="T8">regex_term: regex_factor_1</text:span><text:span text:style-name="T15">.</text:span><text:span text:style-name="T8"> {</text:span><text:span text:style-name="T13">TK_RPAREN</text:span><text:span text:style-name="T8"> TK_VERT TK_LPAREN TK_LBRACKET TK_CHAR}</text:span></text:p>
          <text:p text:style-name="P3"><text:span text:style-name="T8">regex_factor_1: regex_factor_1 </text:span><text:span text:style-name="T15">.</text:span><text:span text:style-name="T8">TK_PLUS {</text:span><text:span text:style-name="T13">TK_RPAREN</text:span><text:span text:style-name="T8"> TK_VERT TK_LPAREN TK_LBRACKET TK_CHAR TK_PLUS TK_STAR TK_QUESTION}</text:span></text:p>
          <text:p text:style-name="P3"><text:span text:style-name="T8">regex_factor_1: regex_factor_1 </text:span><text:span text:style-name="T15">.</text:span><text:span text:style-name="T8">TK_STAR {</text:span><text:span text:style-name="T13">TK_RPAREN</text:span><text:span text:style-name="T8"> TK_VERT TK_LPAREN TK_LBRACKET TK_CHAR TK_PLUS TK_STAR TK_QUESTION}</text:span></text:p>
          <text:p text:style-name="P3"><text:span text:style-name="T8">regex_factor_1: regex_factor_1 </text:span><text:span text:style-name="T15">.</text:span><text:span text:style-name="T8">TK_QUESTION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cm" svg:y1="2cm" svg:x2="9cm" svg:y2="9.6cm">
          <text:p/>
        </draw:line>
        <draw:frame draw:style-name="gr34" draw:text-style-name="P10" draw:layer="layout" svg:width="3.9cm" svg:height="0.906cm" svg:x="9.1cm" svg:y="8.394cm">
          <draw:text-box>
            <text:p><text:span text:style-name="T24">regex_factor_1</text:span></text:p>
          </draw:text-box>
        </draw:frame>
        <draw:custom-shape draw:style-name="gr60" draw:text-style-name="P15" draw:layer="layout" svg:width="28.3cm" svg:height="1.3cm" svg:x="1cm" svg:y="13.5cm">
          <text:p text:style-name="P3"><text:span text:style-name="T8">regex_factor_1: regex_facto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3.1cm" svg:y1="2cm" svg:x2="13.1cm" svg:y2="13.5cm">
          <text:p/>
        </draw:line>
        <draw:frame draw:style-name="gr34" draw:text-style-name="P10" draw:layer="layout" svg:width="3.9cm" svg:height="0.906cm" svg:x="13.2cm" svg:y="12.3cm">
          <draw:text-box>
            <text:p><text:span text:style-name="T24">regex_factor</text:span></text:p>
          </draw:text-box>
        </draw:frame>
        <draw:line draw:style-name="gr10" draw:text-style-name="P11" draw:layer="layout" svg:x1="17.3cm" svg:y1="2cm" svg:x2="17.3cm" svg:y2="16.1cm">
          <text:p/>
        </draw:line>
        <draw:frame draw:style-name="gr34" draw:text-style-name="P10" draw:layer="layout" svg:width="3.9cm" svg:height="0.906cm" svg:x="17.4cm" svg:y="14.9cm">
          <draw:text-box>
            <text:p><text:span text:style-name="T24">TK_LPAREN</text:span></text:p>
          </draw:text-box>
        </draw:frame>
        <draw:custom-shape draw:style-name="gr61" draw:text-style-name="P15" draw:layer="layout" svg:width="32.937cm" svg:height="1.2cm" svg:x="1.063cm" svg:y="16.1cm">
          <text:p text:style-name="P3"><text:span text:style-name="T8">regex_factor: TK_LPAREN </text:span><text:span text:style-name="T15">.</text:span><text:span text:style-name="T8">regex_exp TK_RPAREN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4.6cm" svg:y1="2cm" svg:x2="4.6cm" svg:y2="18.5cm">
          <text:p/>
        </draw:line>
        <draw:frame draw:style-name="gr34" draw:text-style-name="P10" draw:layer="layout" svg:width="3.9cm" svg:height="0.906cm" svg:x="4.7cm" svg:y="17.4cm">
          <draw:text-box>
            <text:p><text:span text:style-name="T24">regex_char</text:span></text:p>
          </draw:text-box>
        </draw:frame>
        <draw:custom-shape draw:style-name="gr62" draw:text-style-name="P15" draw:layer="layout" svg:width="27.6cm" svg:height="1.2cm" svg:x="1cm" svg:y="18.5cm">
          <text:p text:style-name="P3"><text:span text:style-name="T8">regex_factor: regex_cha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1cm" svg:y1="2cm" svg:x2="8.1cm" svg:y2="20.9cm">
          <text:p/>
        </draw:line>
        <draw:frame draw:style-name="gr9" draw:text-style-name="P10" draw:layer="layout" svg:width="4.3cm" svg:height="0.806cm" svg:x="8.2cm" svg:y="19.794cm">
          <draw:text-box>
            <text:p><text:span text:style-name="T24">regex_char_set</text:span></text:p>
          </draw:text-box>
        </draw:frame>
        <draw:custom-shape draw:style-name="gr63" draw:text-style-name="P15" draw:layer="layout" svg:width="28.4cm" svg:height="1.142cm" svg:x="1cm" svg:y="20.858cm">
          <text:p text:style-name="P3"><text:span text:style-name="T8">regex_factor: regex_char_set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cm" svg:x2="12cm" svg:y2="23.1cm">
          <text:p/>
        </draw:line>
        <draw:frame draw:style-name="gr9" draw:text-style-name="P10" draw:layer="layout" svg:width="3.2cm" svg:height="0.806cm" svg:x="12.1cm" svg:y="22.094cm">
          <draw:text-box>
            <text:p><text:span text:style-name="T24">TK_CHAR</text:span></text:p>
          </draw:text-box>
        </draw:frame>
        <draw:custom-shape draw:style-name="gr64" draw:text-style-name="P15" draw:layer="layout" svg:width="27.5cm" svg:height="1.142cm" svg:x="1cm" svg:y="23.058cm">
          <text:p text:style-name="P3"><text:span text:style-name="T8">regex_char: TK_CHA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6.2cm" svg:y1="2cm" svg:x2="16.2cm" svg:y2="25.2cm">
          <text:p/>
        </draw:line>
        <draw:frame draw:style-name="gr9" draw:text-style-name="P10" draw:layer="layout" svg:width="4.2cm" svg:height="0.806cm" svg:x="16.3cm" svg:y="24.3cm">
          <draw:text-box>
            <text:p><text:span text:style-name="T24">TK_LBRACKET</text:span></text:p>
          </draw:text-box>
        </draw:frame>
        <draw:custom-shape draw:style-name="gr65" draw:text-style-name="P15" draw:layer="layout" svg:width="39.4cm" svg:height="1.5cm" svg:x="1cm" svg:y="25.2cm">
          <text:p text:style-name="P3"><text:span text:style-name="T8">regex_char_set: TK_LBRACKET </text:span><text:span text:style-name="T15">.</text:span><text:span text:style-name="T8">regex_char_item TK_RBRACKET {</text:span><text:span text:style-name="T13">TK_RPAREN</text:span><text:span text:style-name="T8"> TK_VERT TK_LPAREN TK_LBRACKET TK_CHAR TK_PLUS TK_STAR TK_QUESTION}</text:span></text:p>
          <text:p text:style-name="P3"><text:span text:style-name="T8">regex_char_set: TK_LBRACKET </text:span><text:span text:style-name="T15">.</text:span><text:span text:style-name="T8">TK_UPARROW regex_char_item TK_RBRACKET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3-1)" draw:style-name="dp1" draw:master-page-name="默认">
        <draw:custom-shape draw:style-name="gr66" draw:text-style-name="P13" draw:layer="layout" svg:width="25.999cm" svg:height="0.942cm" svg:x="1.001cm" svg:y="1cm">
          <text:p text:style-name="P3"><text:span text:style-name="T18">regex_exp: regex_exp </text:span><text:span text:style-name="T20">TK_VERT </text:span><text:span text:style-name="T21">.</text:span><text:span text:style-name="T20">regex_term {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3.2cm" svg:height="0.906cm" svg:x="24.7cm" svg:y="6.394cm">
          <draw:text-box>
            <text:p><text:span text:style-name="T24">regex_term</text:span></text:p>
          </draw:text-box>
        </draw:frame>
        <draw:custom-shape draw:style-name="gr67" draw:text-style-name="P1" draw:layer="layout" svg:width="18cm" svg:height="1.531cm" svg:x="15.8cm" svg:y="7.469cm">
          <text:p text:style-name="P3"><text:span text:style-name="T18">regex_exp: regex_exp </text:span><text:span text:style-name="T20">TK_VERT regex_term</text:span><text:span text:style-name="T21">.</text:span><text:span text:style-name="T20"> {}</text:span></text:p>
          <text:p text:style-name="P1"><text:span text:style-name="T20">regex_term: regex_term </text:span><text:span text:style-name="T23">.</text:span><text:span text:style-name="T20">regex_factor_1 {TK_LPAREN TK_LBRACKET TK_CHAR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9.7cm" svg:height="1cm" svg:x="15.8cm" svg:y="9cm">
          <text:p text:style-name="P3"><text:span text:style-name="T20">regex_term: regex_term </text:span><text:span text:style-name="T23">.</text:span><text:span text:style-name="T20">regex_factor_1 {$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1.9cm" svg:height="20.9cm" svg:x="15.8cm" svg:y="10cm">
          <text:p text:style-name="P3"><text:span text:style-name="T20">regex_factor_1: </text:span><text:span text:style-name="T23">.</text:span><text:span text:style-name="T20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5.899cm" svg:height="5.7cm" svg:x="15.801cm" svg:y="30.9cm">
          <text:p text:style-name="P1"><text:span text:style-name="T20">regex_factor_1: </text:span><text:span text:style-name="T23">.</text:span><text:span text:style-name="T20">regex_factor_1 TK_PLUS {TK_PLUS TK_STAR TK_QUESTION}</text:span></text:p>
          <text:p text:style-name="P1"><text:span text:style-name="T20">regex_factor_1: </text:span><text:span text:style-name="T23">.</text:span><text:span text:style-name="T20">regex_factor_1 TK_STAR {TK_PLUS TK_STAR TK_QUESTION}</text:span></text:p>
          <text:p text:style-name="P1"><text:span text:style-name="T20">regex_factor_1: </text:span><text:span text:style-name="T23">.</text:span><text:span text:style-name="T20">regex_factor_1 TK_QUESTION {TK_PLUS TK_STAR TK_QUESTION}</text:span></text:p>
          <text:p text:style-name="P1"><text:span text:style-name="T20">regex_factor_1: </text:span><text:span text:style-name="T23">.</text:span><text:span text:style-name="T20">regex_factor {TK_PLUS TK_STAR TK_QUESTION}</text:span></text:p>
          <text:p text:style-name="P1"><text:span text:style-name="T20">regex_factor: </text:span><text:span text:style-name="T23">.</text:span><text:span text:style-name="T20">TK_LPAREN regex_exp TK_RPAREN {TK_PLUS TK_STAR TK_QUESTION}</text:span></text:p>
          <text:p text:style-name="P1"><text:span text:style-name="T20">regex_factor: </text:span><text:span text:style-name="T23">.</text:span><text:span text:style-name="T20">regex_char {TK_PLUS TK_STAR TK_QUESTION}</text:span></text:p>
          <text:p text:style-name="P1"><text:span text:style-name="T20">regex_factor: </text:span><text:span text:style-name="T23">.</text:span><text:span text:style-name="T20">regex_char_set {TK_PLUS TK_STAR TK_QUESTION}</text:span></text:p>
          <text:p text:style-name="P1"><text:span text:style-name="T20">regex_char: </text:span><text:span text:style-name="T23">.</text:span><text:span text:style-name="T20">TK_CHAR {TK_PLUS TK_STAR TK_QUESTION}</text:span></text:p>
          <text:p text:style-name="P1"><text:span text:style-name="T20">regex_char_set: </text:span><text:span text:style-name="T23">.</text:span><text:span text:style-name="T20">TK_LBRACKET regex_char_item TK_RBRACKET {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.1cm" svg:y1="2cm" svg:x2="17.1cm" svg:y2="3.6cm">
          <text:p/>
        </draw:line>
        <draw:frame draw:style-name="gr9" draw:text-style-name="P10" draw:layer="layout" svg:width="4.1cm" svg:height="0.806cm" svg:x="17.1cm" svg:y="2.394cm">
          <draw:text-box>
            <text:p><text:span text:style-name="T24">regex_factor_1</text:span></text:p>
          </draw:text-box>
        </draw:frame>
        <draw:custom-shape draw:style-name="gr68" draw:text-style-name="P13" draw:layer="layout" svg:width="27.1cm" svg:height="2.5cm" svg:x="13.3cm" svg:y="3.6cm">
          <text:p text:style-name="P1"><text:span text:style-name="T20">regex_term: regex_factor_1</text:span><text:span text:style-name="T23">.</text:span><text:span text:style-name="T20"> {TK_LPAREN TK_LBRACKET TK_CHAR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PLUS {TK_LPAREN TK_LBRACKET TK_CHAR TK_PLUS TK_STAR TK_QUESTION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STAR {TK_LPAREN TK_LBRACKET TK_CHAR TK_PLUS TK_STAR TK_QUESTION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QUESTION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0.7cm" svg:y1="1.5cm" svg:x2="10.7cm" svg:y2="3.1cm">
          <text:p/>
        </draw:line>
        <draw:line draw:style-name="gr12" draw:text-style-name="P11" draw:layer="layout" svg:x1="10.7cm" svg:y1="3.1cm" svg:x2="16.8cm" svg:y2="8cm">
          <text:p/>
        </draw:line>
        <draw:line draw:style-name="gr12" draw:text-style-name="P11" draw:layer="layout" svg:x1="10.7cm" svg:y1="3.1cm" svg:x2="14.2cm" svg:y2="4.1cm">
          <text:p/>
        </draw:line>
        <draw:line draw:style-name="gr12" draw:text-style-name="P11" draw:layer="layout" svg:x1="10.7cm" svg:y1="3.1cm" svg:x2="14cm" svg:y2="4.6cm">
          <text:p/>
        </draw:line>
        <draw:line draw:style-name="gr12" draw:text-style-name="P11" draw:layer="layout" svg:x1="10.7cm" svg:y1="3.1cm" svg:x2="13.8cm" svg:y2="5.1cm">
          <text:p/>
        </draw:line>
        <draw:line draw:style-name="gr10" draw:text-style-name="P11" draw:layer="layout" svg:x1="24.7cm" svg:y1="1.9cm" svg:x2="24.7cm" svg:y2="7.4cm">
          <text:p/>
        </draw:line>
        <draw:line draw:style-name="gr12" draw:text-style-name="P11" draw:layer="layout" svg:x1="10.7cm" svg:y1="3.1cm" svg:x2="13.7cm" svg:y2="5.8cm">
          <text:p/>
        </draw:line>
        <draw:line draw:style-name="gr12" draw:text-style-name="P11" draw:layer="layout" svg:x1="10.7cm" svg:y1="3.1cm" svg:x2="16.3cm" svg:y2="8.6cm">
          <text:p/>
        </draw:line>
        <draw:line draw:style-name="gr10" draw:text-style-name="P11" draw:layer="layout" svg:x1="1.7cm" svg:y1="2cm" svg:x2="1.7cm" svg:y2="3.3cm">
          <text:p/>
        </draw:line>
        <draw:frame draw:style-name="gr9" draw:text-style-name="P10" draw:layer="layout" svg:width="4.1cm" svg:height="0.806cm" svg:x="1.7cm" svg:y="2cm">
          <draw:text-box>
            <text:p><text:span text:style-name="T24">regex_factor</text:span></text:p>
          </draw:text-box>
        </draw:frame>
        <draw:custom-shape draw:style-name="gr69" draw:text-style-name="P13" draw:layer="layout" svg:width="23.1cm" svg:height="1.131cm" svg:x="-12.6cm" svg:y="3.3cm">
          <text:p text:style-name="P1"><text:span text:style-name="T20">regex_factor_1: regex_facto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406cm" svg:y1="1.474cm" svg:x2="1.4cm" svg:y2="3.9cm">
          <text:p/>
        </draw:line>
        <draw:line draw:style-name="gr10" draw:text-style-name="P11" draw:layer="layout" svg:x1="2.8cm" svg:y1="1.9cm" svg:x2="2.8cm" svg:y2="5.4cm">
          <text:p/>
        </draw:line>
        <draw:frame draw:style-name="gr9" draw:text-style-name="P10" draw:layer="layout" svg:width="4.1cm" svg:height="0.806cm" svg:x="2.7cm" svg:y="4.4cm">
          <draw:text-box>
            <text:p><text:span text:style-name="T24">TK_LPAREN</text:span></text:p>
          </draw:text-box>
        </draw:frame>
        <draw:custom-shape draw:style-name="gr70" draw:text-style-name="P13" draw:layer="layout" svg:width="27.7cm" svg:height="1.031cm" svg:x="-15.2cm" svg:y="5.369cm">
          <text:p text:style-name="P1"><text:span text:style-name="T20">regex_factor: TK_LPAREN </text:span><text:span text:style-name="T23">.</text:span><text:span text:style-name="T20">regex_exp TK_RPAREN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.4cm" svg:y1="1.5cm" svg:x2="2.4cm" svg:y2="5.9cm">
          <text:p/>
        </draw:line>
        <draw:line draw:style-name="gr10" draw:text-style-name="P11" draw:layer="layout" svg:x1="4cm" svg:y1="2cm" svg:x2="4cm" svg:y2="7.5cm">
          <text:p/>
        </draw:line>
        <draw:frame draw:style-name="gr9" draw:text-style-name="P10" draw:layer="layout" svg:width="3cm" svg:height="0.806cm" svg:x="4cm" svg:y="6.5cm">
          <draw:text-box>
            <text:p><text:span text:style-name="T24">regex_char</text:span></text:p>
          </draw:text-box>
        </draw:frame>
        <draw:custom-shape draw:style-name="gr71" draw:text-style-name="P13" draw:layer="layout" svg:width="23.2cm" svg:height="1.1cm" svg:x="-9.4cm" svg:y="7.5cm">
          <text:p text:style-name="P1"><text:span text:style-name="T20">regex_factor: regex_cha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6cm" svg:y1="1.5cm" svg:x2="3.6cm" svg:y2="8.1cm">
          <text:p/>
        </draw:line>
        <draw:line draw:style-name="gr10" draw:text-style-name="P11" draw:layer="layout" svg:x1="5.4cm" svg:y1="2cm" svg:x2="5.4cm" svg:y2="9.7cm">
          <text:p/>
        </draw:line>
        <draw:frame draw:style-name="gr9" draw:text-style-name="P10" draw:layer="layout" svg:width="4.2cm" svg:height="0.806cm" svg:x="5.4cm" svg:y="8.694cm">
          <draw:text-box>
            <text:p><text:span text:style-name="T24">regex_char_set</text:span></text:p>
          </draw:text-box>
        </draw:frame>
        <draw:custom-shape draw:style-name="gr72" draw:text-style-name="P13" draw:layer="layout" svg:width="24.2cm" svg:height="1.1cm" svg:x="-10.4cm" svg:y="9.7cm">
          <text:p text:style-name="P1"><text:span text:style-name="T20">regex_factor: regex_char_set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cm" svg:y1="1.5cm" svg:x2="5cm" svg:y2="10.3cm">
          <text:p/>
        </draw:line>
        <draw:line draw:style-name="gr10" draw:text-style-name="P11" draw:layer="layout" svg:x1="7cm" svg:y1="2cm" svg:x2="7cm" svg:y2="12.2cm">
          <text:p/>
        </draw:line>
        <draw:frame draw:style-name="gr9" draw:text-style-name="P10" draw:layer="layout" svg:width="3cm" svg:height="0.806cm" svg:x="7cm" svg:y="10.894cm">
          <draw:text-box>
            <text:p><text:span text:style-name="T24">TK_CHAR</text:span></text:p>
          </draw:text-box>
        </draw:frame>
        <draw:custom-shape draw:style-name="gr73" draw:text-style-name="P13" draw:layer="layout" svg:width="22.5cm" svg:height="1.031cm" svg:x="-8.7cm" svg:y="12.169cm">
          <text:p text:style-name="P1"><text:span text:style-name="T20">regex_char: TK_CHA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6.6cm" svg:y1="1.5cm" svg:x2="6.6cm" svg:y2="12.7cm">
          <text:p/>
        </draw:line>
        <draw:line draw:style-name="gr10" draw:text-style-name="P11" draw:layer="layout" svg:x1="8.9cm" svg:y1="2cm" svg:x2="8.9cm" svg:y2="14.7cm">
          <text:p/>
        </draw:line>
        <draw:frame draw:style-name="gr9" draw:text-style-name="P10" draw:layer="layout" svg:width="4.3cm" svg:height="0.806cm" svg:x="9cm" svg:y="13.394cm">
          <draw:text-box>
            <text:p><text:span text:style-name="T24">TK_LBRACKET</text:span></text:p>
          </draw:text-box>
        </draw:frame>
        <draw:custom-shape draw:style-name="gr74" draw:text-style-name="P13" draw:layer="layout" svg:width="34.5cm" svg:height="1.531cm" svg:x="-20.7cm" svg:y="14.7cm">
          <text:p text:style-name="P1"><text:span text:style-name="T20">regex_char_set: TK_LBRACKET </text:span><text:span text:style-name="T23">.</text:span><text:span text:style-name="T20">regex_char_item TK_RBRACKET {TK_LPAREN TK_LBRACKET TK_CHAR 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8.5cm" svg:y1="1.5cm" svg:x2="8.5cm" svg:y2="14.1cm">
          <text:p/>
        </draw:line>
        <draw:line draw:style-name="gr12" draw:text-style-name="P11" draw:layer="layout" svg:x1="8.5cm" svg:y1="14.1cm" svg:x2="5.8cm" svg:y2="15.2cm">
          <text:p/>
        </draw:line>
        <draw:line draw:style-name="gr12" draw:text-style-name="P11" draw:layer="layout" svg:x1="8.5cm" svg:y1="14.1cm" svg:x2="6.8cm" svg:y2="15.7cm">
          <text:p/>
        </draw:line>
        <draw:custom-shape draw:style-name="gr75" draw:text-style-name="P13" draw:layer="layout" svg:width="15.8cm" svg:height="1.742cm" svg:x="-5.5cm" svg:y="20.7cm">
          <text:p text:style-name="P3"><text:span text:style-name="T20">regex_factor: TK_LPAREN regex_exp </text:span><text:span text:style-name="T23">.</text:span><text:span text:style-name="T20">TK_RPAREN {}</text:span></text:p>
          <text:p text:style-name="P3"><text:span text:style-name="T16">regex_exp: regex_exp </text:span><text:span text:style-name="T23">.</text:span><text:span text:style-name="T19">TK_VERT</text:span><text:span text:style-name="T20"> regex_term {TK_RPAREN TK_VERT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-4cm" svg:y1="22.5cm" svg:x2="-4cm" svg:y2="24cm">
          <text:p/>
        </draw:line>
        <draw:frame draw:style-name="gr9" draw:text-style-name="P10" draw:layer="layout" svg:width="4.137cm" svg:height="0.806cm" svg:x="-3.937cm" svg:y="22.6cm">
          <draw:text-box>
            <text:p><text:span text:style-name="T24">TK_RPAREN</text:span></text:p>
          </draw:text-box>
        </draw:frame>
        <draw:custom-shape draw:style-name="gr76" draw:text-style-name="P14" draw:layer="layout" svg:width="12.2cm" svg:height="1.042cm" svg:x="-5.5cm" svg:y="24cm">
          <text:p text:style-name="P3"><text:span text:style-name="T20">regex_factor: TK_LPAREN regex_exp TK_RPARE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2.2cm" svg:height="1.042cm" svg:x="-5.5cm" svg:y="26.5cm">
          <text:p text:style-name="P3"><text:span text:style-name="T16">regex_exp: regex_exp </text:span><text:span text:style-name="T19">TK_VERT</text:span><text:span text:style-name="T20"> </text:span><text:span text:style-name="T23">.</text:span><text:span text:style-name="T20">regex_term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-4.8cm" svg:y1="21.3cm" svg:x2="-4.8cm" svg:y2="24.6cm">
          <text:p/>
        </draw:line>
        <draw:line draw:style-name="gr10" draw:text-style-name="P11" draw:layer="layout" svg:x1="2.9cm" svg:y1="22.5cm" svg:x2="2.9cm" svg:y2="26.5cm">
          <text:p/>
        </draw:line>
        <draw:frame draw:style-name="gr9" draw:text-style-name="P10" draw:layer="layout" svg:width="4.137cm" svg:height="0.806cm" svg:x="3cm" svg:y="25.194cm">
          <draw:text-box>
            <text:p><text:span text:style-name="T24">TK_VERT</text:span></text:p>
          </draw:text-box>
        </draw:frame>
        <draw:line draw:style-name="gr12" draw:text-style-name="P11" draw:layer="layout" svg:x1="2.5cm" svg:y1="21.9cm" svg:x2="2.5cm" svg:y2="27.2cm">
          <text:p/>
        </draw:line>
      </draw:page>
      <draw:page draw:name="LR(0) states (3-2)" draw:style-name="dp1" draw:master-page-name="默认">
        <draw:custom-shape draw:style-name="gr78" draw:text-style-name="P13" draw:layer="layout" svg:width="18.999cm" svg:height="2.442cm" svg:x="0.001cm" svg:y="-13.342cm">
          <text:p text:style-name="P3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2cm" svg:y1="-10.9cm" svg:x2="1.2cm" svg:y2="-9.5cm">
          <text:p/>
        </draw:line>
        <draw:frame draw:style-name="gr9" draw:text-style-name="P10" draw:layer="layout" svg:width="3.2cm" svg:height="0.806cm" svg:x="1.4cm" svg:y="-10.706cm">
          <draw:text-box>
            <text:p><text:span text:style-name="T24">TK_PLUS</text:span></text:p>
          </draw:text-box>
        </draw:frame>
        <draw:custom-shape draw:style-name="gr79" draw:text-style-name="P13" draw:layer="layout" svg:width="10.2cm" svg:height="1.142cm" svg:x="-4.9cm" svg:y="-9.542cm">
          <text:p text:style-name="P1"><text:span text:style-name="T20">regex_factor_1: regex_factor_1 TK_PLU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4cm" svg:y1="-12.4cm" svg:x2="0.4cm" svg:y2="-8.9cm">
          <text:p/>
        </draw:line>
        <draw:line draw:style-name="gr10" draw:text-style-name="P11" draw:layer="layout" svg:x1="7.6cm" svg:y1="-10.9cm" svg:x2="7.6cm" svg:y2="-9.6cm">
          <text:p/>
        </draw:line>
        <draw:frame draw:style-name="gr9" draw:text-style-name="P10" draw:layer="layout" svg:width="3.2cm" svg:height="0.806cm" svg:x="7.7cm" svg:y="-10.706cm">
          <draw:text-box>
            <text:p><text:span text:style-name="T24">TK_STAR</text:span></text:p>
          </draw:text-box>
        </draw:frame>
        <draw:custom-shape draw:style-name="gr79" draw:text-style-name="P13" draw:layer="layout" svg:width="10.2cm" svg:height="1.142cm" svg:x="5.9cm" svg:y="-9.542cm">
          <text:p text:style-name="P1"><text:span text:style-name="T20">regex_factor_1: regex_factor_1 TK_ST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2cm" svg:y1="-11.9cm" svg:x2="7.2cm" svg:y2="-8.9cm">
          <text:p/>
        </draw:line>
        <draw:line draw:style-name="gr10" draw:text-style-name="P11" draw:layer="layout" svg:x1="18.1cm" svg:y1="-10.9cm" svg:x2="18.1cm" svg:y2="-9.5cm">
          <text:p/>
        </draw:line>
        <draw:frame draw:style-name="gr9" draw:text-style-name="P10" draw:layer="layout" svg:width="4.1cm" svg:height="0.806cm" svg:x="18.3cm" svg:y="-10.706cm">
          <draw:text-box>
            <text:p><text:span text:style-name="T24">TK_QUESTION</text:span></text:p>
          </draw:text-box>
        </draw:frame>
        <draw:custom-shape draw:style-name="gr80" draw:text-style-name="P13" draw:layer="layout" svg:width="11.2cm" svg:height="1.142cm" svg:x="16.6cm" svg:y="-9.542cm">
          <text:p text:style-name="P1"><text:span text:style-name="T20">regex_factor_1: regex_factor_1 TK_QUESTIO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5cm" svg:y1="-11.4cm" svg:x2="17.5cm" svg:y2="-8.9cm">
          <text:p/>
        </draw:line>
        <draw:custom-shape draw:style-name="gr81" draw:text-style-name="P15" draw:layer="layout" svg:width="18.6cm" svg:height="1.4cm" svg:x="-0.4cm" svg:y="-5.7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4cm" svg:y1="-4.3cm" svg:x2="1.4cm" svg:y2="-3cm">
          <text:p/>
        </draw:line>
        <draw:frame draw:style-name="gr9" draw:text-style-name="P10" draw:layer="layout" svg:width="3.2cm" svg:height="0.806cm" svg:x="1.6cm" svg:y="-4.206cm">
          <draw:text-box>
            <text:p><text:span text:style-name="T24">TK_MINUS</text:span></text:p>
          </draw:text-box>
        </draw:frame>
        <draw:custom-shape draw:style-name="gr82" draw:text-style-name="P14" draw:layer="layout" svg:width="14.2cm" svg:height="1.042cm" svg:x="-0.3cm" svg:y="-3cm">
          <text:p text:style-name="P1"><text:span text:style-name="T20">regex_char_range: regex_char TK_MINUS </text:span><text:span text:style-name="T23">.</text:span><text:span text:style-name="T20">regex_char_s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4cm" svg:y1="-4.7cm" svg:x2="0.4cm" svg:y2="-2.4cm">
          <text:p/>
        </draw:line>
        <draw:custom-shape draw:style-name="gr83" draw:text-style-name="P8" draw:layer="layout" svg:width="14.2cm" svg:height="1cm" svg:x="-0.3cm" svg:y="-2cm">
          <text:p text:style-name="P1"><text:span text:style-name="T20">regex_char_range: regex_char TK_MINUS </text:span><text:span text:style-name="T23">.</text:span><text:span text:style-name="T20">regex_char_s {$}</text:span></text:p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14.2cm" svg:height="1.7cm" svg:x="-0.3cm" svg:y="-1cm">
          <text:p text:style-name="P1"><text:span text:style-name="T20">regex_char_s: </text:span><text:span text:style-name="T23">.</text:span><text:span text:style-name="T20">regex_char {$}</text:span></text:p>
          <text:p text:style-name="P1"><text:span text:style-name="T20">regex_char: </text:span><text:span text:style-name="T23">.</text:span><text:span text:style-name="T20">TK_CHAR {$}</text:span></text:p>
          <draw:enhanced-geometry svg:viewBox="0 0 21600 21600" draw:type="rectangle" draw:enhanced-path="M 0 0 L 21600 0 21600 21600 0 21600 0 0 Z N"/>
        </draw:custom-shape>
        <draw:custom-shape draw:style-name="gr85" draw:text-style-name="P8" draw:layer="layout" svg:width="14.2cm" svg:height="1.8cm" svg:x="-0.3cm" svg:y="0.7cm">
          <text:p text:style-name="P1"><text:span text:style-name="T20">regex_char_s: </text:span><text:span text:style-name="T23">.</text:span><text:span text:style-name="T20">regex_char {}</text:span></text:p>
          <text:p text:style-name="P1"><text:span text:style-name="T20">regex_char: </text:span><text:span text:style-name="T23">.</text:span><text:span text:style-name="T20">TK_CHAR {}</text:span></text:p>
          <draw:enhanced-geometry svg:viewBox="0 0 21600 21600" draw:type="rectangle" draw:enhanced-path="M 0 0 L 21600 0 21600 21600 0 21600 0 0 Z N"/>
        </draw:custom-shape>
        <draw:custom-shape draw:style-name="gr86" draw:text-style-name="P13" draw:layer="layout" svg:width="17.099cm" svg:height="1.6cm" svg:x="-0.399cm" svg:y="4.8cm">
          <text:p text:style-name="P1"><text:span text:style-name="T20">regex_char_set: TK_LBRACKET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0.8cm" svg:y1="6.4cm" svg:x2="0.8cm" svg:y2="7.7cm">
          <text:p/>
        </draw:line>
        <draw:frame draw:style-name="gr9" draw:text-style-name="P10" draw:layer="layout" svg:width="4.137cm" svg:height="0.806cm" svg:x="0.863cm" svg:y="6.649cm">
          <draw:text-box>
            <text:p><text:span text:style-name="T24">TK_RBRACKET</text:span></text:p>
          </draw:text-box>
        </draw:frame>
        <draw:custom-shape draw:style-name="gr87" draw:text-style-name="P14" draw:layer="layout" svg:width="15.1cm" svg:height="1.042cm" svg:x="-0.4cm" svg:y="7.658cm">
          <text:p text:style-name="P1"><text:span text:style-name="T20">regex_char_set: TK_LBRACKET regex_char_item TK_RBRACKET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3cm" svg:y1="5.4cm" svg:x2="0.3cm" svg:y2="8.3cm">
          <text:p/>
        </draw:line>
        <draw:line draw:style-name="gr10" draw:text-style-name="P11" draw:layer="layout" svg:x1="5cm" svg:y1="6.4cm" svg:x2="5cm" svg:y2="9.9cm">
          <text:p/>
        </draw:line>
        <draw:frame draw:style-name="gr9" draw:text-style-name="P10" draw:layer="layout" svg:width="4.137cm" svg:height="0.806cm" svg:x="5.1cm" svg:y="8.8cm">
          <draw:text-box>
            <text:p><text:span text:style-name="T24">regex_char_e</text:span></text:p>
          </draw:text-box>
        </draw:frame>
        <draw:custom-shape draw:style-name="gr88" draw:text-style-name="P14" draw:layer="layout" svg:width="15.2cm" svg:height="1.042cm" svg:x="-0.4cm" svg:y="9.9cm">
          <text:p text:style-name="P1"><text:span text:style-name="T20">regex_char_item: regex_char_item regex_char_e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4.4cm" svg:y1="5.9cm" svg:x2="4.4cm" svg:y2="10.5cm">
          <text:p/>
        </draw:line>
        <draw:line draw:style-name="gr10" draw:text-style-name="P11" draw:layer="layout" svg:x1="8.8cm" svg:y1="6.4cm" svg:x2="8.8cm" svg:y2="12cm">
          <text:p/>
        </draw:line>
        <draw:frame draw:style-name="gr34" draw:text-style-name="P10" draw:layer="layout" svg:width="4.837cm" svg:height="0.906cm" svg:x="8.763cm" svg:y="10.994cm">
          <draw:text-box>
            <text:p><text:span text:style-name="T24">regex_char_range</text:span></text:p>
          </draw:text-box>
        </draw:frame>
        <draw:custom-shape draw:style-name="gr89" draw:text-style-name="P15" draw:layer="layout" svg:width="15.2cm" svg:height="1.042cm" svg:x="-0.4cm" svg:y="12cm">
          <text:p text:style-name="P1"><text:span text:style-name="T20">regex_char_e: regex_char_range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8.1cm" svg:y1="5.9cm" svg:x2="5.6cm" svg:y2="12.6cm">
          <text:p/>
        </draw:line>
        <draw:line draw:style-name="gr10" draw:text-style-name="P11" draw:layer="layout" svg:x1="12.5cm" svg:y1="6.4cm" svg:x2="12.5cm" svg:y2="14.1cm">
          <text:p/>
        </draw:line>
        <draw:frame draw:style-name="gr34" draw:text-style-name="P10" draw:layer="layout" svg:width="3.2cm" svg:height="0.906cm" svg:x="12.6cm" svg:y="13.094cm">
          <draw:text-box>
            <text:p><text:span text:style-name="T24">regex_char</text:span></text:p>
          </draw:text-box>
        </draw:frame>
        <draw:custom-shape draw:style-name="gr90" draw:text-style-name="P15" draw:layer="layout" svg:width="15.2cm" svg:height="1.3cm" svg:x="-0.4cm" svg:y="14.1cm">
          <text:p text:style-name="P1"><text:span text:style-name="T20">regex_char_e: regex_char</text:span><text:span text:style-name="T23">.</text:span><text:span text:style-name="T20"> {</text:span><text:span text:style-name="T29">...</text:span><text:span text:style-name="T20">}</text:span></text:p>
          <text:p text:style-name="P1"><text:span text:style-name="T20">regex_char_range: regex_char </text:span><text:span text:style-name="T23">.</text:span><text:span text:style-name="T20">TK_MINUS regex_char_s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7cm" svg:y1="5.8cm" svg:x2="11.7cm" svg:y2="13.8cm">
          <text:p/>
        </draw:line>
        <draw:line draw:style-name="gr12" draw:text-style-name="P11" draw:layer="layout" svg:x1="11.7cm" svg:y1="13.8cm" svg:x2="3.8cm" svg:y2="14.5cm">
          <text:p/>
        </draw:line>
        <draw:line draw:style-name="gr12" draw:text-style-name="P11" draw:layer="layout" svg:x1="11.7cm" svg:y1="13.8cm" svg:x2="10.7cm" svg:y2="15.1cm">
          <text:p/>
        </draw:line>
        <draw:line draw:style-name="gr10" draw:text-style-name="P11" draw:layer="layout" svg:x1="16.1cm" svg:y1="6.4cm" svg:x2="16.1cm" svg:y2="16.6cm">
          <text:p/>
        </draw:line>
        <draw:frame draw:style-name="gr34" draw:text-style-name="P10" draw:layer="layout" svg:width="3.2cm" svg:height="0.906cm" svg:x="16.2cm" svg:y="15.094cm">
          <draw:text-box>
            <text:p><text:span text:style-name="T24">TK_CHAR</text:span></text:p>
          </draw:text-box>
        </draw:frame>
        <draw:custom-shape draw:style-name="gr91" draw:text-style-name="P15" draw:layer="layout" svg:width="9cm" svg:height="1.042cm" svg:x="9.5cm" svg:y="16.558cm">
          <text:p text:style-name="P1"><text:span text:style-name="T20">regex_char: TK_CHAR</text:span><text:span text:style-name="T23">.</text:span><text:span text:style-name="T20"> {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1.7cm" svg:y1="13.8cm" svg:x2="12.6cm" svg:y2="17.1cm">
          <text:p/>
        </draw:line>
        <draw:custom-shape draw:style-name="gr92" draw:text-style-name="P13" draw:layer="layout" svg:width="18.799cm" svg:height="1.3cm" svg:x="-0.299cm" svg:y="19.318cm">
          <text:p text:style-name="P1"><text:span text:style-name="T20">regex_char_set: TK_LBRACKET TK_UPARROW </text:span><text:span text:style-name="T23">.</text:span><text:span text:style-name="T20">regex_char_item TK_RBRACKET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cm" svg:y1="20.6cm" svg:x2="1cm" svg:y2="22cm">
          <text:p/>
        </draw:line>
        <draw:frame draw:style-name="gr93" draw:text-style-name="P10" draw:layer="layout" svg:width="4.2cm" svg:height="0.861cm" svg:x="1cm" svg:y="20.701cm">
          <draw:text-box>
            <text:p><text:span text:style-name="T24">regex_char_item</text:span></text:p>
          </draw:text-box>
        </draw:frame>
        <draw:custom-shape draw:style-name="gr94" draw:text-style-name="P14" draw:layer="layout" svg:width="18.7cm" svg:height="1.642cm" svg:x="-0.3cm" svg:y="21.958cm">
          <text:p text:style-name="P1"><text:span text:style-name="T20">regex_char_set: TK_LBRACKET TK_UPARROW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5cm" svg:y1="20cm" svg:x2="0.5cm" svg:y2="22.6cm">
          <text:p/>
        </draw:line>
        <draw:custom-shape draw:style-name="gr95" draw:text-style-name="P8" draw:layer="layout" svg:width="17cm" svg:height="1cm" svg:x="-0.3cm" svg:y="23.6cm">
          <text:p text:style-name="P1"><text:span text:style-name="T20">regex_char_item: regex_char_item </text:span><text:span text:style-name="T23">.</text:span><text:span text:style-name="T20">regex_char_e {$}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8.7cm" svg:height="2.9cm" svg:x="-0.3cm" svg:y="24.6cm">
          <text:p text:style-name="P1"><text:span text:style-name="T20">regex_char_e: </text:span><text:span text:style-name="T23">.</text:span><text:span text:style-name="T20">regex_char_range {$}</text:span><text:span text:style-name="T20"><text:line-break/></text:span><text:span text:style-name="T20">regex_char_e: </text:span><text:span text:style-name="T23">.</text:span><text:span text:style-name="T20">regex_char {$}</text:span></text:p>
          <text:p text:style-name="P1"><text:span text:style-name="T20">regex_char_range: </text:span><text:span text:style-name="T23">.</text:span><text:span text:style-name="T20">regex_char TK_MINUS regex_char_s {$}</text:span></text:p>
          <text:p text:style-name="P1"><text:span text:style-name="T20">regex_char: </text:span><text:span text:style-name="T23">.</text:span><text:span text:style-name="T20">TK_CHAR {$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7.1cm" svg:height="2.5cm" svg:x="-0.3cm" svg:y="27.5cm">
          <text:p text:style-name="P1"><text:span text:style-name="T20">regex_char_e: </text:span><text:span text:style-name="T23">.</text:span><text:span text:style-name="T20">regex_char_range {}</text:span><text:span text:style-name="T20"><text:line-break/></text:span><text:span text:style-name="T20">regex_char_e: </text:span><text:span text:style-name="T23">.</text:span><text:span text:style-name="T20">regex_char {}</text:span></text:p>
          <text:p text:style-name="P1"><text:span text:style-name="T20">regex_char_range: </text:span><text:span text:style-name="T23">.</text:span><text:span text:style-name="T20">regex_char TK_MINUS regex_char_s {}</text:span></text:p>
          <text:p text:style-name="P1"><text:span text:style-name="T20">regex_char: </text:span><text:span text:style-name="T23">.</text:span><text:span text:style-name="T20">TK_CHAR {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4cm" svg:y1="20.6cm" svg:x2="6.4cm" svg:y2="31.1cm">
          <text:p/>
        </draw:line>
        <draw:frame draw:style-name="gr93" draw:text-style-name="P10" draw:layer="layout" svg:width="4.2cm" svg:height="0.861cm" svg:x="6.4cm" svg:y="30.039cm">
          <draw:text-box>
            <text:p><text:span text:style-name="T24">regex_char_e</text:span></text:p>
          </draw:text-box>
        </draw:frame>
        <draw:custom-shape draw:style-name="gr96" draw:text-style-name="P15" draw:layer="layout" svg:width="13.7cm" svg:height="1.142cm" svg:x="-4.1cm" svg:y="31.058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9cm" svg:y1="20.6cm" svg:x2="9.9cm" svg:y2="33.3cm">
          <text:p/>
        </draw:line>
        <draw:frame draw:style-name="gr97" draw:text-style-name="P10" draw:layer="layout" svg:width="4.8cm" svg:height="0.9cm" svg:x="10.069cm" svg:y="31.924cm">
          <draw:text-box>
            <text:p><text:span text:style-name="T24">regex_char_range</text:span></text:p>
          </draw:text-box>
        </draw:frame>
        <draw:custom-shape draw:style-name="gr98" draw:text-style-name="P15" draw:layer="layout" svg:width="13.9cm" svg:height="1cm" svg:x="-2.7cm" svg:y="33.3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1" draw:layer="layout" svg:x1="13.5cm" svg:y1="20.6cm" svg:x2="13.5cm" svg:y2="35.4cm">
          <text:p/>
        </draw:line>
        <draw:frame draw:style-name="gr97" draw:text-style-name="P10" draw:layer="layout" svg:width="3.2cm" svg:height="0.9cm" svg:x="13.5cm" svg:y="33.9cm">
          <draw:text-box>
            <text:p><text:span text:style-name="T24">regex_char</text:span></text:p>
          </draw:text-box>
        </draw:frame>
        <draw:custom-shape draw:style-name="gr99" draw:text-style-name="P15" draw:layer="layout" svg:width="18.7cm" svg:height="1.542cm" svg:x="-4.5cm" svg:y="35.358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.1cm" svg:y1="20.6cm" svg:x2="17.1cm" svg:y2="37.8cm">
          <text:p/>
        </draw:line>
        <draw:frame draw:style-name="gr97" draw:text-style-name="P10" draw:layer="layout" svg:width="3.2cm" svg:height="0.9cm" svg:x="17.4cm" svg:y="36.5cm">
          <draw:text-box>
            <text:p><text:span text:style-name="T24">TK_CHAR</text:span></text:p>
          </draw:text-box>
        </draw:frame>
        <draw:custom-shape draw:style-name="gr100" draw:text-style-name="P15" draw:layer="layout" svg:width="14.7cm" svg:height="1.3cm" svg:x="3.2cm" svg:y="37.8cm">
          <text:p text:style-name="P1"><text:span text:style-name="T20">regex_char: TK_CHAR</text:span><text:span text:style-name="T23">.</text:span><text:span text:style-name="T20"> {</text:span><text:span text:style-name="T28">TK_RBRACKET</text:span><text:span text:style-name="T20"> TK_CHAR </text:span><text:span text:style-name="T28">TK_MINUS</text:span><text:span text:style-name="T29"> ...</text:span><text:span text:style-name="T20">}</text:span></text:p>
          <draw:enhanced-geometry svg:viewBox="0 0 21600 21600" draw:type="rectangle" draw:enhanced-path="M 0 0 L 21600 0 21600 21600 0 21600 0 0 Z N"/>
        </draw:custom-shape>
      </draw:page>
      <draw:page draw:name="LR(0) states (4)" draw:style-name="dp1" draw:master-page-name="默认">
        <draw:custom-shape draw:style-name="gr101" draw:text-style-name="P13" draw:layer="layout" svg:width="19cm" svg:height="1.531cm" svg:x="0.1cm" svg:y="-11.5cm">
          <text:p text:style-name="P3"><text:span text:style-name="T18">regex_exp: regex_exp </text:span><text:span text:style-name="T20">TK_VERT regex_term</text:span><text:span text:style-name="T21">.</text:span><text:span text:style-name="T20"> {}</text:span></text:p>
          <text:p text:style-name="P1"><text:span text:style-name="T20">regex_term: regex_term </text:span><text:span text:style-name="T23">.</text:span><text:span text:style-name="T20">regex_factor_1 {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3cm" svg:y1="-10cm" svg:x2="1.3cm" svg:y2="-8.7cm">
          <text:p/>
        </draw:line>
        <draw:frame draw:style-name="gr97" draw:text-style-name="P10" draw:layer="layout" svg:width="4.1cm" svg:height="0.9cm" svg:x="1.4cm" svg:y="-9.9cm">
          <draw:text-box>
            <text:p><text:span text:style-name="T24">regex_factor_1</text:span></text:p>
          </draw:text-box>
        </draw:frame>
        <draw:custom-shape draw:style-name="gr102" draw:text-style-name="P15" draw:layer="layout" svg:width="19cm" svg:height="2.8cm" svg:x="0.1cm" svg:y="-8.7cm">
          <text:p text:style-name="P1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0.6cm" svg:y1="-10.5cm" svg:x2="0.6cm" svg:y2="-9cm">
          <text:p/>
        </draw:line>
        <draw:line draw:style-name="gr12" draw:text-style-name="P11" draw:layer="layout" svg:x1="0.6cm" svg:y1="-9cm" svg:x2="1.9cm" svg:y2="-8cm">
          <text:p/>
        </draw:line>
        <draw:line draw:style-name="gr12" draw:text-style-name="P11" draw:layer="layout" svg:x1="0.6cm" svg:y1="-9cm" svg:x2="1.6cm" svg:y2="-7.4cm">
          <text:p/>
        </draw:line>
        <draw:line draw:style-name="gr12" draw:text-style-name="P11" draw:layer="layout" svg:x1="0.6cm" svg:y1="-9cm" svg:x2="1.3cm" svg:y2="-6.9cm">
          <text:p/>
        </draw:line>
        <draw:line draw:style-name="gr12" draw:text-style-name="P11" draw:layer="layout" svg:x1="0.6cm" svg:y1="-9cm" svg:x2="0.8cm" svg:y2="-6.5cm">
          <text:p/>
        </draw:line>
        <draw:line draw:style-name="gr10" draw:text-style-name="P11" draw:layer="layout" svg:x1="6.1cm" svg:y1="-10cm" svg:x2="6.1cm" svg:y2="-4.8cm">
          <text:p/>
        </draw:line>
        <draw:frame draw:style-name="gr97" draw:text-style-name="P10" draw:layer="layout" svg:width="4.1cm" svg:height="0.9cm" svg:x="6cm" svg:y="-5.9cm">
          <draw:text-box>
            <text:p><text:span text:style-name="T24">regex_factor</text:span></text:p>
          </draw:text-box>
        </draw:frame>
        <draw:custom-shape draw:style-name="gr103" draw:text-style-name="P15" draw:layer="layout" svg:width="14.8cm" svg:height="1.042cm" svg:x="0.1cm" svg:y="-4.8cm">
          <text:p text:style-name="P1"><text:span text:style-name="T20">regex_factor_1: regex_facto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.8cm" svg:y1="-10.5cm" svg:x2="5.8cm" svg:y2="-4.2cm">
          <text:p/>
        </draw:line>
        <draw:line draw:style-name="gr10" draw:text-style-name="P11" draw:layer="layout" svg:x1="10.6cm" svg:y1="-10cm" svg:x2="10.6cm" svg:y2="-2.6cm">
          <text:p/>
        </draw:line>
        <draw:frame draw:style-name="gr97" draw:text-style-name="P10" draw:layer="layout" svg:width="4.1cm" svg:height="0.9cm" svg:x="10.7cm" svg:y="-3.7cm">
          <draw:text-box>
            <text:p><text:span text:style-name="T24">TK_LPAREN</text:span></text:p>
          </draw:text-box>
        </draw:frame>
        <draw:custom-shape draw:style-name="gr104" draw:text-style-name="P15" draw:layer="layout" svg:width="19.6cm" svg:height="1.042cm" svg:x="0.1cm" svg:y="-2.635cm">
          <text:p text:style-name="P1"><text:span text:style-name="T20">regex_factor: TK_LPAREN </text:span><text:span text:style-name="T23">.</text:span><text:span text:style-name="T20">regex_exp TK_RPAREN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3cm" svg:y1="-10.4cm" svg:x2="10.3cm" svg:y2="-2.1cm">
          <text:p/>
        </draw:line>
        <draw:line draw:style-name="gr10" draw:text-style-name="P11" draw:layer="layout" svg:x1="15.8cm" svg:y1="-10cm" svg:x2="15.8cm" svg:y2="-0.4cm">
          <text:p/>
        </draw:line>
        <draw:frame draw:style-name="gr97" draw:text-style-name="P10" draw:layer="layout" svg:width="4.1cm" svg:height="0.9cm" svg:x="15.9cm" svg:y="-1.6cm">
          <draw:text-box>
            <text:p><text:span text:style-name="T24">regex_char</text:span></text:p>
          </draw:text-box>
        </draw:frame>
        <draw:custom-shape draw:style-name="gr105" draw:text-style-name="P15" draw:layer="layout" svg:width="14.2cm" svg:height="1.042cm" svg:x="5.5cm" svg:y="-0.442cm">
          <text:p text:style-name="P1"><text:span text:style-name="T20">regex_factor: regex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5.3cm" svg:y1="-10.5cm" svg:x2="15.3cm" svg:y2="0.2cm">
          <text:p/>
        </draw:line>
        <draw:line draw:style-name="gr10" draw:text-style-name="P11" draw:layer="layout" svg:x1="8.2cm" svg:y1="-10cm" svg:x2="8.2cm" svg:y2="1.9cm">
          <text:p/>
        </draw:line>
        <draw:frame draw:style-name="gr97" draw:text-style-name="P10" draw:layer="layout" svg:width="4.1cm" svg:height="0.9cm" svg:x="8.3cm" svg:y="0.6cm">
          <draw:text-box>
            <text:p><text:span text:style-name="T24">regex_char_set</text:span></text:p>
          </draw:text-box>
        </draw:frame>
        <draw:custom-shape draw:style-name="gr106" draw:text-style-name="P15" draw:layer="layout" svg:width="14.9cm" svg:height="1.042cm" svg:x="0cm" svg:y="1.8cm">
          <text:p text:style-name="P1"><text:span text:style-name="T20">regex_factor: regex_char_set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8cm" svg:y1="-10.4cm" svg:x2="7.9cm" svg:y2="2.3cm">
          <text:p/>
        </draw:line>
        <draw:line draw:style-name="gr10" draw:text-style-name="P11" draw:layer="layout" svg:x1="13.3cm" svg:y1="-10cm" svg:x2="13.3cm" svg:y2="4cm">
          <text:p/>
        </draw:line>
        <draw:frame draw:style-name="gr97" draw:text-style-name="P10" draw:layer="layout" svg:width="4.1cm" svg:height="0.9cm" svg:x="13.4cm" svg:y="2.9cm">
          <draw:text-box>
            <text:p><text:span text:style-name="T24">TK_CHAR</text:span></text:p>
          </draw:text-box>
        </draw:frame>
        <draw:custom-shape draw:style-name="gr107" draw:text-style-name="P15" draw:layer="layout" svg:width="13.9cm" svg:height="1.042cm" svg:x="3.3cm" svg:y="4cm">
          <text:p text:style-name="P1"><text:span text:style-name="T20">regex_char: TK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2.6cm" svg:y1="3.7cm" svg:x2="13.2cm" svg:y2="4.6cm">
          <text:p/>
        </draw:line>
        <draw:line draw:style-name="gr10" draw:text-style-name="P11" draw:layer="layout" svg:x1="18.2cm" svg:y1="-10cm" svg:x2="18.2cm" svg:y2="6.1cm">
          <text:p/>
        </draw:line>
        <draw:frame draw:style-name="gr97" draw:text-style-name="P10" draw:layer="layout" svg:width="4.1cm" svg:height="0.9cm" svg:x="18.1cm" svg:y="4.8cm">
          <draw:text-box>
            <text:p><text:span text:style-name="T24">TK_LBRACKET</text:span></text:p>
          </draw:text-box>
        </draw:frame>
        <draw:custom-shape draw:style-name="gr108" draw:text-style-name="P15" draw:layer="layout" svg:width="26.4cm" svg:height="1.442cm" svg:x="-1.4cm" svg:y="6.058cm">
          <text:p text:style-name="P1"><text:span text:style-name="T20">regex_char_set: TK_LBRACKET </text:span><text:span text:style-name="T23">.</text:span><text:span text:style-name="T20">regex_char_item TK_RBRACKET {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2.6cm" svg:y1="-10.4cm" svg:x2="12.6cm" svg:y2="3.7cm">
          <text:p/>
        </draw:line>
        <draw:line draw:style-name="gr12" draw:text-style-name="P11" draw:layer="layout" svg:x1="12.6cm" svg:y1="3.7cm" svg:x2="10.5cm" svg:y2="6.6cm">
          <text:p/>
        </draw:line>
        <draw:line draw:style-name="gr12" draw:text-style-name="P11" draw:layer="layout" svg:x1="12.6cm" svg:y1="3.7cm" svg:x2="11.5cm" svg:y2="7.1cm">
          <text:p/>
        </draw:line>
        <draw:custom-shape draw:style-name="gr105" draw:text-style-name="P15" draw:layer="layout" svg:width="14.2cm" svg:height="1.042cm" svg:x="1cm" svg:y="9.7cm">
          <text:p text:style-name="P1"><text:span text:style-name="T20">regex_char_range: regex_char TK_MINUS </text:span><text:span text:style-name="T23">.</text:span><text:span text:style-name="T20">regex_char_s {}</text:span></text:p>
          <draw:enhanced-geometry svg:viewBox="0 0 21600 21600" draw:type="rectangle" draw:enhanced-path="M 0 0 L 21600 0 21600 21600 0 21600 0 0 Z N"/>
        </draw:custom-shape>
        <draw:custom-shape draw:style-name="gr109" draw:text-style-name="P14" draw:layer="layout" svg:width="12.9cm" svg:height="1.042cm" svg:x="-10.5cm" svg:y="12.2cm">
          <text:p text:style-name="P1"><text:span text:style-name="T20">regex_char_range: regex_char TK_MINUS regex_char_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10.7cm" svg:x2="2cm" svg:y2="12.2cm">
          <text:p/>
        </draw:line>
        <draw:frame draw:style-name="gr97" draw:text-style-name="P10" draw:layer="layout" svg:width="4.1cm" svg:height="0.9cm" svg:x="2.1cm" svg:y="10.9cm">
          <draw:text-box>
            <text:p><text:span text:style-name="T24">regex_char_s</text:span></text:p>
          </draw:text-box>
        </draw:frame>
        <draw:line draw:style-name="gr12" draw:text-style-name="P11" draw:layer="layout" svg:x1="1.7cm" svg:y1="10.2cm" svg:x2="1.7cm" svg:y2="12.8cm">
          <text:p/>
        </draw:line>
        <draw:line draw:style-name="gr10" draw:text-style-name="P11" draw:layer="layout" svg:x1="8.4cm" svg:y1="10.7cm" svg:x2="8.4cm" svg:y2="12.2cm">
          <text:p/>
        </draw:line>
        <draw:frame draw:style-name="gr97" draw:text-style-name="P10" draw:layer="layout" svg:width="4.1cm" svg:height="0.9cm" svg:x="8.5cm" svg:y="10.9cm">
          <draw:text-box>
            <text:p><text:span text:style-name="T24">regex_char</text:span></text:p>
          </draw:text-box>
        </draw:frame>
        <draw:custom-shape draw:style-name="gr110" draw:text-style-name="P14" draw:layer="layout" svg:width="6.8cm" svg:height="1.042cm" svg:x="3.5cm" svg:y="12.2cm">
          <text:p text:style-name="P1"><text:span text:style-name="T20">regex_char_s: regex_ch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8cm" svg:y1="10.2cm" svg:x2="8cm" svg:y2="12.8cm">
          <text:p/>
        </draw:line>
        <draw:line draw:style-name="gr10" draw:text-style-name="P11" draw:layer="layout" svg:x1="13.3cm" svg:y1="10.7cm" svg:x2="13.3cm" svg:y2="12.2cm">
          <text:p/>
        </draw:line>
        <draw:frame draw:style-name="gr97" draw:text-style-name="P10" draw:layer="layout" svg:width="4.1cm" svg:height="0.9cm" svg:x="13.4cm" svg:y="10.9cm">
          <draw:text-box>
            <text:p><text:span text:style-name="T24">TK_CHAR</text:span></text:p>
          </draw:text-box>
        </draw:frame>
        <draw:custom-shape draw:style-name="gr111" draw:text-style-name="P15" draw:layer="layout" svg:width="6.8cm" svg:height="1.042cm" svg:x="11.9cm" svg:y="12.2cm">
          <text:p text:style-name="P1"><text:span text:style-name="T20">regex_char: TK_CHAR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2.7cm" svg:y1="10.2cm" svg:x2="12.7cm" svg:y2="12.8cm">
          <text:p/>
        </draw:line>
        <draw:custom-shape draw:style-name="gr112" draw:text-style-name="P15" draw:layer="layout" svg:width="18.7cm" svg:height="1.642cm" svg:x="1cm" svg:y="15.658cm">
          <text:p text:style-name="P1"><text:span text:style-name="T20">regex_char_set: TK_LBRACKET TK_UPARROW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.1cm" svg:y1="17.3cm" svg:x2="2.1cm" svg:y2="18.4cm">
          <text:p/>
        </draw:line>
        <draw:frame draw:style-name="gr9" draw:text-style-name="P10" draw:layer="layout" svg:width="4.5cm" svg:height="0.806cm" svg:x="2.2cm" svg:y="17.4cm">
          <draw:text-box>
            <text:p><text:span text:style-name="T24">TK_RBRACKET</text:span></text:p>
          </draw:text-box>
        </draw:frame>
        <draw:custom-shape draw:style-name="gr113" draw:text-style-name="P14" draw:layer="layout" svg:width="18.6cm" svg:height="1.042cm" svg:x="1cm" svg:y="18.4cm">
          <text:p text:style-name="P1"><text:span text:style-name="T20">regex_char_set: TK_LBRACKET TK_UPARROW regex_char_item TK_RBRACKET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6cm" svg:y1="16.2cm" svg:x2="1.6cm" svg:y2="19cm">
          <text:p/>
        </draw:line>
        <draw:line draw:style-name="gr10" draw:text-style-name="P11" draw:layer="layout" svg:x1="6.4cm" svg:y1="17.3cm" svg:x2="6.4cm" svg:y2="20.6cm">
          <text:p/>
        </draw:line>
        <draw:frame draw:style-name="gr9" draw:text-style-name="P10" draw:layer="layout" svg:width="3.7cm" svg:height="0.806cm" svg:x="6.4cm" svg:y="19.5cm">
          <draw:text-box>
            <text:p><text:span text:style-name="T24">regex_char_e</text:span></text:p>
          </draw:text-box>
        </draw:frame>
        <draw:custom-shape draw:style-name="gr114" draw:text-style-name="P15" draw:layer="layout" svg:width="11.9cm" svg:height="1.042cm" svg:x="1cm" svg:y="20.6cm">
          <text:p text:style-name="P1"><text:span text:style-name="T20">regex_char_item: regex_char_item regex_char_e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.9cm" svg:y1="16.7cm" svg:x2="5.9cm" svg:y2="21.2cm">
          <text:p/>
        </draw:line>
        <draw:line draw:style-name="gr10" draw:text-style-name="P11" draw:layer="layout" svg:x1="10.3cm" svg:y1="17.3cm" svg:x2="10.3cm" svg:y2="22.7cm">
          <text:p/>
        </draw:line>
        <draw:frame draw:style-name="gr9" draw:text-style-name="P10" draw:layer="layout" svg:width="4.8cm" svg:height="0.806cm" svg:x="10.8cm" svg:y="21.694cm">
          <draw:text-box>
            <text:p><text:span text:style-name="T24">regex_char_range</text:span></text:p>
          </draw:text-box>
        </draw:frame>
        <draw:custom-shape draw:style-name="gr115" draw:text-style-name="P15" draw:layer="layout" svg:width="8.4cm" svg:height="1.042cm" svg:x="7.7cm" svg:y="22.7cm">
          <text:p text:style-name="P1"><text:span text:style-name="T20">regex_char_e: regex_char_range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9.8cm" svg:y1="16.7cm" svg:x2="9.8cm" svg:y2="23.3cm">
          <text:p/>
        </draw:line>
        <draw:line draw:style-name="gr10" draw:text-style-name="P11" draw:layer="layout" svg:x1="14cm" svg:y1="17.3cm" svg:x2="14cm" svg:y2="24.9cm">
          <text:p/>
        </draw:line>
        <draw:frame draw:style-name="gr9" draw:text-style-name="P10" draw:layer="layout" svg:width="3.1cm" svg:height="0.806cm" svg:x="14cm" svg:y="23.8cm">
          <draw:text-box>
            <text:p><text:span text:style-name="T24">regex_char</text:span></text:p>
          </draw:text-box>
        </draw:frame>
        <draw:custom-shape draw:style-name="gr116" draw:text-style-name="P15" draw:layer="layout" svg:width="13.2cm" svg:height="1.4cm" svg:x="6.4cm" svg:y="24.9cm">
          <text:p text:style-name="P1"><text:span text:style-name="T20">regex_char_e: regex_char</text:span><text:span text:style-name="T23">.</text:span><text:span text:style-name="T20"> {</text:span><text:span text:style-name="T29">...</text:span><text:span text:style-name="T20">}</text:span></text:p>
          <text:p text:style-name="P1"><text:span text:style-name="T20">regex_char_range: regex_char </text:span><text:span text:style-name="T23">.</text:span><text:span text:style-name="T20">TK_MINUS regex_char_s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3.4cm" svg:y1="16.7cm" svg:x2="13.4cm" svg:y2="24.4cm">
          <text:p/>
        </draw:line>
        <draw:line draw:style-name="gr12" draw:text-style-name="P11" draw:layer="layout" svg:x1="13.4cm" svg:y1="24.4cm" svg:x2="9.6cm" svg:y2="25.4cm">
          <text:p/>
        </draw:line>
        <draw:line draw:style-name="gr12" draw:text-style-name="P11" draw:layer="layout" svg:x1="13.4cm" svg:y1="24.4cm" svg:x2="10.2cm" svg:y2="25.9cm">
          <text:p/>
        </draw:line>
        <draw:line draw:style-name="gr10" draw:text-style-name="P11" draw:layer="layout" svg:x1="17.5cm" svg:y1="17.3cm" svg:x2="17.5cm" svg:y2="27.3cm">
          <text:p/>
        </draw:line>
        <draw:frame draw:style-name="gr9" draw:text-style-name="P10" draw:layer="layout" svg:width="3.1cm" svg:height="0.806cm" svg:x="17.6cm" svg:y="26.3cm">
          <draw:text-box>
            <text:p><text:span text:style-name="T24">TK_CHAR</text:span></text:p>
          </draw:text-box>
        </draw:frame>
        <draw:custom-shape draw:style-name="gr117" draw:text-style-name="P15" draw:layer="layout" svg:width="9.7cm" svg:height="1.042cm" svg:x="9.9cm" svg:y="27.3cm">
          <text:p text:style-name="P1"><text:span text:style-name="T20">regex_char: TK_CHAR</text:span><text:span text:style-name="T23">.</text:span><text:span text:style-name="T20"> {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6.9cm" svg:y1="16.7cm" svg:x2="16.9cm" svg:y2="27.9cm">
          <text:p/>
        </draw:line>
      </draw:page>
      <draw:page draw:name="LALR(1) states" draw:style-name="dp1" draw:master-page-name="默认">
        <draw:custom-shape draw:style-name="gr118" draw:text-style-name="P6" draw:layer="layout" svg:width="5.4cm" svg:height="0.6cm" svg:x="0.7cm" svg:y="-5.8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4cm" svg:height="1.4cm" svg:x="-14.8cm" svg:y="-1.6cm">
          <text:p text:style-name="P3"><text:span text:style-name="T3">S : regex_exp</text:span><text:span text:style-name="T4">. </text:span><text:span text:style-name="T3">{$}</text:span></text:p>
          <text:p text:style-name="P3"><text:span text:style-name="T3">regex_exp: regex_exp </text:span><text:span text:style-name="T4">.</text:span><text:span text:style-name="T8">TK_VERT regex_term {TK_VERT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cm" svg:height="0.806cm" svg:x="-1.9cm" svg:y="-5.9cm">
          <draw:text-box>
            <text:p><text:span text:style-name="T24">regex_exp</text:span></text:p>
          </draw:text-box>
        </draw:frame>
        <draw:line draw:style-name="gr10" draw:text-style-name="P11" draw:layer="layout" svg:x1="0.7cm" svg:y1="-5.7cm" svg:x2="-12cm" svg:y2="-1.6cm">
          <text:p/>
        </draw:line>
        <draw:custom-shape draw:style-name="gr119" draw:text-style-name="P16" draw:layer="layout" svg:width="21.7cm" svg:height="1cm" svg:x="-11.4cm" svg:y="4.2cm">
          <text:p text:style-name="P1"><text:span text:style-name="T30">regex_factor_1: regex_facto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.5cm" svg:y="-5.106cm">
          <draw:text-box>
            <text:p><text:span text:style-name="T24">regex_factor</text:span></text:p>
          </draw:text-box>
        </draw:frame>
        <draw:line draw:style-name="gr10" draw:text-style-name="P11" draw:layer="layout" svg:x1="1cm" svg:y1="-5.2cm" svg:x2="0cm" svg:y2="4.2cm">
          <text:p/>
        </draw:line>
        <draw:custom-shape draw:style-name="gr120" draw:text-style-name="P16" draw:layer="layout" svg:width="21.7cm" svg:height="0.9cm" svg:x="-9.1cm" svg:y="7.4cm">
          <text:p text:style-name="P1"><text:span text:style-name="T30">regex_factor: regex_cha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0.7cm" svg:y="-4.406cm">
          <draw:text-box>
            <text:p><text:span text:style-name="T24">regex_char</text:span></text:p>
          </draw:text-box>
        </draw:frame>
        <draw:line draw:style-name="gr10" draw:text-style-name="P11" draw:layer="layout" svg:x1="1.7cm" svg:y1="-5.2cm" svg:x2="0.3cm" svg:y2="7.4cm">
          <text:p/>
        </draw:line>
        <draw:custom-shape draw:style-name="gr121" draw:text-style-name="P1" draw:layer="layout" svg:width="27.9cm" svg:height="1.4cm" svg:x="-1.8cm" svg:y="10.4cm">
          <text:p text:style-name="P1"><text:span text:style-name="T20">regex_factor: regex_char_set</text:span><text:span text:style-name="T23">.</text:span><text:span text:style-name="T2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7" draw:text-style-name="P10" draw:layer="layout" svg:width="4cm" svg:height="0.9cm" svg:x="1.9cm" svg:y="-5.2cm">
          <draw:text-box>
            <text:p><text:span text:style-name="T24">regex_char_set</text:span></text:p>
          </draw:text-box>
        </draw:frame>
        <draw:line draw:style-name="gr10" draw:text-style-name="P11" draw:layer="layout" svg:x1="3.8cm" svg:y1="-5.2cm" svg:x2="1cm" svg:y2="10.4cm">
          <text:p/>
        </draw:line>
        <draw:custom-shape draw:style-name="gr122" draw:text-style-name="P1" draw:layer="layout" svg:width="33cm" svg:height="1.4cm" svg:x="-1.2cm" svg:y="13.1cm">
          <text:p text:style-name="P1"><text:span text:style-name="T20">regex_char: TK_CHAR</text:span><text:span text:style-name="T23">.</text:span><text:span text:style-name="T20"> {TK_VERT TK_LPAREN TK_LBRACKET TK_CHAR TK_PLUS TK_STAR TK_QUESTION TK_RBRACKET TK_MINUS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3.876cm" svg:y="-4.5cm">
          <draw:text-box>
            <text:p><text:span text:style-name="T24">TK_CHAR</text:span></text:p>
          </draw:text-box>
        </draw:frame>
        <draw:line draw:style-name="gr10" draw:text-style-name="P11" draw:layer="layout" svg:x1="5.9cm" svg:y1="-5.2cm" svg:x2="1.4cm" svg:y2="13.1cm">
          <text:p/>
        </draw:line>
        <draw:custom-shape draw:style-name="gr123" draw:text-style-name="P6" draw:layer="layout" svg:width="23.2cm" svg:height="1.4cm" svg:x="8.3cm" svg:y="-13.7cm">
          <text:p text:style-name="P3"><text:span text:style-name="T8">regex_exp: regex_term</text:span><text:span text:style-name="T4">.</text:span><text:span text:style-name="T8"> {TK_VERT TK_RPAREN $}</text:span></text:p>
          <text:p text:style-name="P3"><text:span text:style-name="T20">regex_term: regex_term </text:span><text:span text:style-name="T23">.</text:span><text:span text:style-name="T20">regex_factor_1 {TK_VERT TK_LPAREN TK_LBRACKET TK_CHAR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3.7cm" svg:y="-7.1cm">
          <draw:text-box>
            <text:p><text:span text:style-name="T24">regex_term</text:span></text:p>
          </draw:text-box>
        </draw:frame>
        <draw:line draw:style-name="gr10" draw:text-style-name="P11" draw:layer="layout" svg:x1="5.5cm" svg:y1="-5.8cm" svg:x2="8.3cm" svg:y2="-13.1cm">
          <text:p/>
        </draw:line>
        <draw:custom-shape draw:style-name="gr124" draw:text-style-name="P3" draw:layer="layout" svg:width="32.1cm" svg:height="2.6cm" svg:x="8.4cm" svg:y="-11.2cm">
          <text:p text:style-name="P3"><text:span text:style-name="T20">regex_term: regex_factor_1</text:span><text:span text:style-name="T23">.</text:span><text:span text:style-name="T20"> {TK_VERT TK_LPAREN TK_LBRACKET TK_CHAR TK_RPAREN $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 TK_RPAREN $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 TK_RPAREN $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1cm" svg:height="0.906cm" svg:x="6.3cm" svg:y="-7.8cm">
          <draw:text-box>
            <text:p><text:span text:style-name="T24">regex_factor_1</text:span></text:p>
          </draw:text-box>
        </draw:frame>
        <draw:line draw:style-name="gr10" draw:text-style-name="P11" draw:layer="layout" svg:x1="6cm" svg:y1="-5.8cm" svg:x2="8.4cm" svg:y2="-8.8cm">
          <text:p/>
        </draw:line>
        <draw:custom-shape draw:style-name="gr125" draw:text-style-name="P3" draw:layer="layout" svg:width="32.7cm" svg:height="1.1cm" svg:x="9.3cm" svg:y="-6.9cm">
          <text:p text:style-name="P3"><text:span text:style-name="T20">regex_factor: TK_LPAREN </text:span><text:span text:style-name="T23">.</text:span><text:span text:style-name="T20">regex_exp TK_RPAREN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1cm" svg:height="0.806cm" svg:x="6cm" svg:y="-6.106cm">
          <draw:text-box>
            <text:p><text:span text:style-name="T24">TK_LPAREN</text:span></text:p>
          </draw:text-box>
        </draw:frame>
        <draw:line draw:style-name="gr10" draw:text-style-name="P11" draw:layer="layout" svg:x1="6.1cm" svg:y1="-5.7cm" svg:x2="9.3cm" svg:y2="-6.3cm">
          <text:p/>
        </draw:line>
        <draw:custom-shape draw:style-name="gr126" draw:text-style-name="P1" draw:layer="layout" svg:width="39.3cm" svg:height="1.4cm" svg:x="2.5cm" svg:y="-3.3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 TK_RPAREN $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1cm" svg:height="0.906cm" svg:x="7.6cm" svg:y="-5.006cm">
          <draw:text-box>
            <text:p><text:span text:style-name="T24">TK_LBRACKET</text:span></text:p>
          </draw:text-box>
        </draw:frame>
        <draw:line draw:style-name="gr10" draw:text-style-name="P11" draw:layer="layout" svg:x1="6.1cm" svg:y1="-5.4cm" svg:x2="13.2cm" svg:y2="-3.3cm">
          <text:p/>
        </draw:line>
        <draw:custom-shape draw:style-name="gr127" draw:text-style-name="P1" draw:layer="layout" svg:width="16.5cm" svg:height="0.942cm" svg:x="-20.3cm" svg:y="1.2cm">
          <text:p text:style-name="P3"><text:span text:style-name="T18">regex_exp: regex_exp </text:span><text:span text:style-name="T20">TK_VERT </text:span><text:span text:style-name="T21">.</text:span><text:span text:style-name="T20">regex_term {TK_RPAREN TK_VERT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4.2cm" svg:y="-0.006cm">
          <draw:text-box>
            <text:p><text:span text:style-name="T24">TK_VERT</text:span></text:p>
          </draw:text-box>
        </draw:frame>
        <draw:line draw:style-name="gr10" draw:text-style-name="P11" draw:layer="layout" svg:x1="-12.8cm" svg:y1="-0.2cm" svg:x2="-12.8cm" svg:y2="1.2cm">
          <text:p/>
        </draw:line>
        <draw:custom-shape draw:style-name="gr128" draw:text-style-name="P1" draw:layer="layout" svg:width="24.8cm" svg:height="2cm" svg:x="-21cm" svg:y="-13.3cm">
          <text:p text:style-name="P3"><text:span text:style-name="T30">regex_term: regex_term regex_factor_1</text:span><text:span text:style-name="T31">.</text:span><text:span text:style-name="T30"> {TK_VERT TK_LPAREN TK_LBRACKET TK_CHAR TK_RPAREN $}</text:span></text:p>
          <text:p text:style-name="P1"><text:span text:style-name="T30">regex_factor_1: regex_factor_1 </text:span><text:span text:style-name="T31">.</text:span><text:span text:style-name="T30">TK_PLUS {TK_PLUS TK_STAR TK_QUESTION TK_VERT TK_LPAREN TK_LBRACKET TK_CHAR TK_RPAREN $}</text:span></text:p>
          <text:p text:style-name="P1"><text:span text:style-name="T30">regex_factor_1: regex_factor_1 </text:span><text:span text:style-name="T31">.</text:span><text:span text:style-name="T30">TK_STAR {TK_PLUS TK_STAR TK_QUESTION TK_VERT TK_LPAREN TK_LBRACKET TK_CHAR TK_RPAREN $}</text:span></text:p>
          <text:p text:style-name="P1"><text:span text:style-name="T30">regex_factor_1: regex_factor_1 </text:span><text:span text:style-name="T31">.</text:span><text:span text:style-name="T30">TK_QUESTION {TK_PLUS TK_STAR TK_QUESTION TK_VERT TK_LPAREN TK_LBRACKET TK_CHAR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1cm" svg:height="0.806cm" svg:x="4.287cm" svg:y="-13.606cm">
          <draw:text-box>
            <text:p><text:span text:style-name="T24">regex_factor_1</text:span></text:p>
          </draw:text-box>
        </draw:frame>
        <draw:line draw:style-name="gr10" draw:text-style-name="P11" draw:layer="layout" svg:x1="8.3cm" svg:y1="-13.5cm" svg:x2="3.8cm" svg:y2="-12.6cm">
          <text:p/>
        </draw:line>
        <draw:frame draw:style-name="gr9" draw:text-style-name="P10" draw:layer="layout" svg:width="3.3cm" svg:height="0.806cm" svg:x="8.551cm" svg:y="-12.231cm">
          <draw:text-box>
            <text:p><text:span text:style-name="T24">regex_factor</text:span></text:p>
          </draw:text-box>
        </draw:frame>
        <draw:line draw:style-name="gr10" draw:text-style-name="P11" draw:layer="layout" svg:x1="9.8cm" svg:y1="-12.3cm" svg:x2="4.3cm" svg:y2="4.2cm">
          <text:p/>
        </draw:line>
        <draw:frame draw:style-name="gr34" draw:text-style-name="P10" draw:layer="layout" svg:width="3.9cm" svg:height="0.906cm" svg:x="11.5cm" svg:y="-12.2cm">
          <draw:text-box>
            <text:p><text:span text:style-name="T24">TK_LPAREN</text:span></text:p>
          </draw:text-box>
        </draw:frame>
        <draw:line draw:style-name="gr10" draw:text-style-name="P11" draw:layer="layout" svg:x1="12.8cm" svg:y1="-12.3cm" svg:x2="12.3cm" svg:y2="-6.9cm">
          <text:p/>
        </draw:line>
        <draw:frame draw:style-name="gr97" draw:text-style-name="P10" draw:layer="layout" svg:width="4cm" svg:height="0.9cm" svg:x="17.5cm" svg:y="-12.2cm">
          <draw:text-box>
            <text:p><text:span text:style-name="T24">regex_char_set</text:span></text:p>
          </draw:text-box>
        </draw:frame>
        <draw:frame draw:style-name="gr97" draw:text-style-name="P10" draw:layer="layout" svg:width="4cm" svg:height="0.9cm" svg:x="14.7cm" svg:y="-12.2cm">
          <draw:text-box>
            <text:p><text:span text:style-name="T24">regex_char</text:span></text:p>
          </draw:text-box>
        </draw:frame>
        <draw:line draw:style-name="gr10" draw:text-style-name="P11" draw:layer="layout" svg:x1="16cm" svg:y1="-12.3cm" svg:x2="11.2cm" svg:y2="7.4cm">
          <text:p/>
        </draw:line>
        <draw:line draw:style-name="gr10" draw:text-style-name="P11" draw:layer="layout" svg:x1="19.2cm" svg:y1="-12.3cm" svg:x2="11.1cm" svg:y2="10.4cm">
          <text:p/>
        </draw:line>
        <draw:frame draw:style-name="gr97" draw:text-style-name="P10" draw:layer="layout" svg:width="3cm" svg:height="0.9cm" svg:x="21.1cm" svg:y="-12.2cm">
          <draw:text-box>
            <text:p><text:span text:style-name="T24">TK_CHAR</text:span></text:p>
          </draw:text-box>
        </draw:frame>
        <draw:frame draw:style-name="gr93" draw:text-style-name="P10" draw:layer="layout" svg:width="4.3cm" svg:height="0.861cm" svg:x="23.7cm" svg:y="-12.261cm">
          <draw:text-box>
            <text:p><text:span text:style-name="T24">TK_LBRACKET</text:span></text:p>
          </draw:text-box>
        </draw:frame>
        <draw:line draw:style-name="gr10" draw:text-style-name="P11" draw:layer="layout" svg:x1="22.2cm" svg:y1="-12.3cm" svg:x2="16.2cm" svg:y2="13.1cm">
          <text:p/>
        </draw:line>
        <draw:line draw:style-name="gr10" draw:text-style-name="P11" draw:layer="layout" svg:x1="25.6cm" svg:y1="-12.3cm" svg:x2="25.4cm" svg:y2="-3.3cm">
          <text:p/>
        </draw:line>
        <draw:custom-shape draw:style-name="gr129" draw:text-style-name="P16" draw:layer="layout" svg:width="23.9cm" svg:height="0.842cm" svg:x="-21cm" svg:y="-10.242cm">
          <text:p text:style-name="P1"><text:span text:style-name="T30">regex_factor_1: regex_factor_1 TK_PLUS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custom-shape draw:style-name="gr130" draw:text-style-name="P16" draw:layer="layout" svg:width="23.7cm" svg:height="0.842cm" svg:x="-21cm" svg:y="-8.642cm">
          <text:p text:style-name="P1"><text:span text:style-name="T30">regex_factor_1: regex_factor_1 TK_STA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custom-shape draw:style-name="gr131" draw:text-style-name="P16" draw:layer="layout" svg:width="24.5cm" svg:height="0.769cm" svg:x="-21cm" svg:y="-7.069cm">
          <text:p text:style-name="P1"><text:span text:style-name="T30">regex_factor_1: regex_factor_1 TK_QUESTION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5.1cm" svg:y="-11.206cm">
          <draw:text-box>
            <text:p><text:span text:style-name="T24">TK_PLUS</text:span></text:p>
          </draw:text-box>
        </draw:frame>
        <draw:frame draw:style-name="gr9" draw:text-style-name="P10" draw:layer="layout" svg:width="3.3cm" svg:height="0.806cm" svg:x="4.5cm" svg:y="-11.1cm">
          <draw:text-box>
            <text:p><text:span text:style-name="T24">TK_PLUS</text:span></text:p>
          </draw:text-box>
        </draw:frame>
        <draw:frame draw:style-name="gr9" draw:text-style-name="P10" draw:layer="layout" svg:width="3.3cm" svg:height="0.806cm" svg:x="-11.8cm" svg:y="-11.206cm">
          <draw:text-box>
            <text:p><text:span text:style-name="T24">TK_STAR</text:span></text:p>
          </draw:text-box>
        </draw:frame>
        <draw:frame draw:style-name="gr9" draw:text-style-name="P10" draw:layer="layout" svg:width="3.3cm" svg:height="0.806cm" svg:x="4.3cm" svg:y="-10cm">
          <draw:text-box>
            <text:p><text:span text:style-name="T24">TK_STAR</text:span></text:p>
          </draw:text-box>
        </draw:frame>
        <draw:frame draw:style-name="gr9" draw:text-style-name="P10" draw:layer="layout" svg:width="4.3cm" svg:height="0.806cm" svg:x="-8.5cm" svg:y="-11.206cm">
          <draw:text-box>
            <text:p><text:span text:style-name="T24">TK_QUESTION</text:span></text:p>
          </draw:text-box>
        </draw:frame>
        <draw:frame draw:style-name="gr9" draw:text-style-name="P10" draw:layer="layout" svg:width="4.3cm" svg:height="0.806cm" svg:x="2.8cm" svg:y="-9cm">
          <draw:text-box>
            <text:p><text:span text:style-name="T24">TK_QUESTION</text:span></text:p>
          </draw:text-box>
        </draw:frame>
        <draw:line draw:style-name="gr10" draw:text-style-name="P11" draw:layer="layout" svg:x1="8.4cm" svg:y1="-10.9cm" svg:x2="2.8cm" svg:y2="-10.2cm">
          <text:p/>
        </draw:line>
        <draw:line draw:style-name="gr10" draw:text-style-name="P11" draw:layer="layout" svg:x1="8.4cm" svg:y1="-10.2cm" svg:x2="0.7cm" svg:y2="-8.6cm">
          <text:p/>
        </draw:line>
        <draw:line draw:style-name="gr10" draw:text-style-name="P11" draw:layer="layout" svg:x1="8.4cm" svg:y1="-9.5cm" svg:x2="-3cm" svg:y2="-7.1cm">
          <text:p/>
        </draw:line>
        <draw:custom-shape draw:style-name="gr53" draw:text-style-name="P14" draw:layer="layout" svg:width="13.299cm" svg:height="1.042cm" svg:x="-1.131cm" svg:y="15.895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cm" svg:height="0.806cm" svg:x="6.3cm" svg:y="-1.806cm">
          <draw:text-box>
            <text:p><text:span text:style-name="T24">regex_char_e</text:span></text:p>
          </draw:text-box>
        </draw:frame>
        <draw:line draw:style-name="gr10" draw:text-style-name="P11" draw:layer="layout" svg:x1="7.4cm" svg:y1="-1.9cm" svg:x2="2.9cm" svg:y2="15.9cm">
          <text:p/>
        </draw:line>
        <draw:custom-shape draw:style-name="gr53" draw:text-style-name="P14" draw:layer="layout" svg:width="13.299cm" svg:height="1.042cm" svg:x="-1.099cm" svg:y="17.92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9.6cm" svg:y="-1.806cm">
          <draw:text-box>
            <text:p><text:span text:style-name="T24">regex_char_range</text:span></text:p>
          </draw:text-box>
        </draw:frame>
        <draw:line draw:style-name="gr10" draw:text-style-name="P11" draw:layer="layout" svg:x1="11.8cm" svg:y1="-1.9cm" svg:x2="3.8cm" svg:y2="17.9cm">
          <text:p/>
        </draw:line>
        <draw:custom-shape draw:style-name="gr54" draw:text-style-name="P14" draw:layer="layout" svg:width="18.6cm" svg:height="1.4cm" svg:x="22cm" svg:y="-0.8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2.3cm" svg:y="-1.8cm">
          <draw:text-box>
            <text:p><text:span text:style-name="T24">regex_char</text:span></text:p>
          </draw:text-box>
        </draw:frame>
        <draw:line draw:style-name="gr10" draw:text-style-name="P11" draw:layer="layout" svg:x1="23.7cm" svg:y1="-1.9cm" svg:x2="23.7cm" svg:y2="-0.8cm">
          <text:p/>
        </draw:line>
        <draw:frame draw:style-name="gr34" draw:text-style-name="P10" draw:layer="layout" svg:width="4.6cm" svg:height="0.906cm" svg:x="15.793cm" svg:y="-1.813cm">
          <draw:text-box>
            <text:p><text:span text:style-name="T24">TK_CHAR</text:span></text:p>
          </draw:text-box>
        </draw:frame>
        <draw:line draw:style-name="gr10" draw:text-style-name="P11" draw:layer="layout" svg:x1="17.2cm" svg:y1="-1.9cm" svg:x2="11.5cm" svg:y2="13.1cm">
          <text:p/>
        </draw:line>
        <draw:custom-shape draw:style-name="gr132" draw:text-style-name="P16" draw:layer="layout" svg:width="27.9cm" svg:height="1.1cm" svg:x="13.8cm" svg:y="1.6cm">
          <text:p text:style-name="P1"><text:span text:style-name="T30">regex_char_set: TK_LBRACKET regex_char_item </text:span><text:span text:style-name="T31">.</text:span><text:span text:style-name="T30">TK_RBRACKET {TK_VERT TK_LPAREN TK_LBRACKET TK_CHAR TK_PLUS TK_STAR TK_QUESTION TK_RPAREN $}</text:span></text:p>
          <text:p text:style-name="P1"><text:span text:style-name="T30">regex_char_item: regex_char_item </text:span><text:span text:style-name="T31">.</text:span><text:span text:style-name="T30">regex_char_e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6.6cm" svg:y="-1.806cm">
          <draw:text-box>
            <text:p><text:span text:style-name="T24">regex_char_item</text:span></text:p>
          </draw:text-box>
        </draw:frame>
        <draw:line draw:style-name="gr10" draw:text-style-name="P11" draw:layer="layout" svg:x1="28.9cm" svg:y1="-1.9cm" svg:x2="28.9cm" svg:y2="1.6cm">
          <text:p/>
        </draw:line>
        <draw:custom-shape draw:style-name="gr133" draw:text-style-name="P16" draw:layer="layout" svg:width="30.6cm" svg:height="0.9cm" svg:x="11.1cm" svg:y="4.2cm">
          <text:p text:style-name="P1"><text:span text:style-name="T30">regex_char_set: TK_LBRACKET TK_UPARROW </text:span><text:span text:style-name="T31">.</text:span><text:span text:style-name="T30">regex_char_item TK_RBRACKET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2.7cm" svg:y="-1.806cm">
          <draw:text-box>
            <text:p><text:span text:style-name="T24">TK_UPARROW</text:span></text:p>
          </draw:text-box>
        </draw:frame>
        <draw:line draw:style-name="gr10" draw:text-style-name="P11" draw:layer="layout" svg:x1="34.6cm" svg:y1="-1.9cm" svg:x2="34.7cm" svg:y2="4.2cm">
          <text:p/>
        </draw:line>
        <draw:custom-shape draw:style-name="gr134" draw:text-style-name="P16" draw:layer="layout" svg:width="25.7cm" svg:height="1.142cm" svg:x="16.1cm" svg:y="7.258cm">
          <text:p text:style-name="P3"><text:span text:style-name="T30">regex_factor: TK_LPAREN regex_exp </text:span><text:span text:style-name="T31">.</text:span><text:span text:style-name="T30">TK_RPAREN {TK_VERT TK_LPAREN TK_LBRACKET TK_CHAR TK_PLUS TK_STAR TK_QUESTION TK_RPAREN $}</text:span></text:p>
          <text:p text:style-name="P3"><text:span text:style-name="T30">regex_exp: regex_exp </text:span><text:span text:style-name="T31">.</text:span><text:span text:style-name="T30">TK_VERT regex_term {TK_RPAREN TK_VERT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5.831cm" svg:y="-5.606cm">
          <draw:text-box>
            <text:p><text:span text:style-name="T24">regex_exp</text:span></text:p>
          </draw:text-box>
        </draw:frame>
        <draw:line draw:style-name="gr10" draw:text-style-name="P11" draw:layer="layout" svg:x1="27.4cm" svg:y1="-5.8cm" svg:x2="27.5cm" svg:y2="7.3cm">
          <text:p/>
        </draw:line>
        <draw:frame draw:style-name="gr9" draw:text-style-name="P10" draw:layer="layout" svg:width="3.3cm" svg:height="0.806cm" svg:x="11.9cm" svg:y="-8cm">
          <draw:text-box>
            <text:p><text:span text:style-name="T24">regex_term</text:span></text:p>
          </draw:text-box>
        </draw:frame>
        <draw:line draw:style-name="gr10" draw:text-style-name="P11" draw:layer="layout" svg:x1="13.4cm" svg:y1="-6.9cm" svg:x2="14.8cm" svg:y2="-12.3cm">
          <text:p/>
        </draw:line>
        <draw:frame draw:style-name="gr34" draw:text-style-name="P10" draw:layer="layout" svg:width="4.1cm" svg:height="0.906cm" svg:x="15cm" svg:y="-8.006cm">
          <draw:text-box>
            <text:p><text:span text:style-name="T24">regex_factor_1</text:span></text:p>
          </draw:text-box>
        </draw:frame>
        <draw:line draw:style-name="gr10" draw:text-style-name="P11" draw:layer="layout" svg:x1="16.6cm" svg:y1="-6.9cm" svg:x2="16.6cm" svg:y2="-8.6cm">
          <text:p/>
        </draw:line>
        <draw:frame draw:style-name="gr34" draw:text-style-name="P10" draw:layer="layout" svg:width="4.1cm" svg:height="0.906cm" svg:x="11cm" svg:y="-5.606cm">
          <draw:text-box>
            <text:p><text:span text:style-name="T24">regex_factor</text:span></text:p>
          </draw:text-box>
        </draw:frame>
        <draw:line draw:style-name="gr10" draw:text-style-name="P11" draw:layer="layout" svg:x1="12.4cm" svg:y1="-5.8cm" svg:x2="7.2cm" svg:y2="4.2cm">
          <text:p/>
        </draw:line>
        <draw:frame draw:style-name="gr9" draw:text-style-name="P10" draw:layer="layout" svg:width="3.701cm" svg:height="0.806cm" svg:x="38.099cm" svg:y="-5.6cm">
          <draw:text-box>
            <text:p><text:span text:style-name="T24">TK_LPAREN</text:span></text:p>
          </draw:text-box>
        </draw:frame>
        <draw:line draw:style-name="gr135" draw:text-style-name="P11" draw:layer="layout" svg:x1="39.3cm" svg:y1="-5.8cm" svg:x2="40.7cm" svg:y2="-4.6cm">
          <text:p/>
        </draw:line>
        <draw:line draw:style-name="gr135" draw:text-style-name="P11" draw:layer="layout" svg:x1="40.7cm" svg:y1="-4.6cm" svg:x2="41.6cm" svg:y2="-5.1cm">
          <text:p/>
        </draw:line>
        <draw:line draw:style-name="gr10" draw:text-style-name="P11" draw:layer="layout" svg:x1="41.6cm" svg:y1="-5.1cm" svg:x2="41.4cm" svg:y2="-5.8cm">
          <text:p/>
        </draw:line>
        <draw:frame draw:style-name="gr34" draw:text-style-name="P10" draw:layer="layout" svg:width="4.1cm" svg:height="0.906cm" svg:x="14.6cm" svg:y="-5.606cm">
          <draw:text-box>
            <text:p><text:span text:style-name="T24">regex_char</text:span></text:p>
          </draw:text-box>
        </draw:frame>
        <draw:line draw:style-name="gr10" draw:text-style-name="P11" draw:layer="layout" svg:x1="15.9cm" svg:y1="-5.8cm" svg:x2="9.9cm" svg:y2="7.4cm">
          <text:p/>
        </draw:line>
        <draw:frame draw:style-name="gr34" draw:text-style-name="P10" draw:layer="layout" svg:width="4.1cm" svg:height="0.906cm" svg:x="17.6cm" svg:y="-5.606cm">
          <draw:text-box>
            <text:p><text:span text:style-name="T24">regex_char_set</text:span></text:p>
          </draw:text-box>
        </draw:frame>
        <draw:line draw:style-name="gr10" draw:text-style-name="P11" draw:layer="layout" svg:x1="19.1cm" svg:y1="-5.8cm" svg:x2="13.7cm" svg:y2="10.4cm">
          <text:p/>
        </draw:line>
        <draw:frame draw:style-name="gr34" draw:text-style-name="P10" draw:layer="layout" svg:width="2.9cm" svg:height="0.906cm" svg:x="21.3cm" svg:y="-5.606cm">
          <draw:text-box>
            <text:p><text:span text:style-name="T24">TK_CHAR</text:span></text:p>
          </draw:text-box>
        </draw:frame>
        <draw:line draw:style-name="gr10" draw:text-style-name="P11" draw:layer="layout" svg:x1="22.8cm" svg:y1="-5.8cm" svg:x2="17.7cm" svg:y2="13.1cm">
          <text:p/>
        </draw:line>
        <draw:frame draw:style-name="gr34" draw:text-style-name="P10" draw:layer="layout" svg:width="4.6cm" svg:height="0.906cm" svg:x="29.7cm" svg:y="-5.506cm">
          <draw:text-box>
            <text:p><text:span text:style-name="T24">TK_LBRACKET</text:span></text:p>
          </draw:text-box>
        </draw:frame>
        <draw:line draw:style-name="gr10" draw:text-style-name="P11" draw:layer="layout" svg:x1="31.8cm" svg:y1="-5.8cm" svg:x2="31.8cm" svg:y2="-3.3cm">
          <text:p/>
        </draw:line>
        <draw:frame draw:style-name="gr9" draw:text-style-name="P10" draw:layer="layout" svg:width="3.3cm" svg:height="0.806cm" svg:x="-4.8cm" svg:y="2.194cm">
          <draw:text-box>
            <text:p><text:span text:style-name="T24">regex_factor</text:span></text:p>
          </draw:text-box>
        </draw:frame>
        <draw:line draw:style-name="gr10" draw:text-style-name="P11" draw:layer="layout" svg:x1="-4.1cm" svg:y1="2.1cm" svg:x2="-3.1cm" svg:y2="4.2cm">
          <text:p/>
        </draw:line>
        <draw:frame draw:style-name="gr9" draw:text-style-name="P10" draw:layer="layout" svg:width="3.6cm" svg:height="0.806cm" svg:x="-5.2cm" svg:y="0.2cm">
          <draw:text-box>
            <text:p><text:span text:style-name="T24">TK_LPAREN</text:span></text:p>
          </draw:text-box>
        </draw:frame>
        <draw:line draw:style-name="gr10" draw:text-style-name="P11" draw:layer="layout" svg:x1="-3.8cm" svg:y1="1.3cm" svg:x2="10.4cm" svg:y2="-5.8cm">
          <text:p/>
        </draw:line>
        <draw:frame draw:style-name="gr9" draw:text-style-name="P10" draw:layer="layout" svg:width="4cm" svg:height="0.806cm" svg:x="-8.5cm" svg:y="2.094cm">
          <draw:text-box>
            <text:p><text:span text:style-name="T24">regex_char_set</text:span></text:p>
          </draw:text-box>
        </draw:frame>
        <draw:line draw:style-name="gr10" draw:text-style-name="P11" draw:layer="layout" svg:x1="-6.1cm" svg:y1="2.1cm" svg:x2="0.5cm" svg:y2="10.4cm">
          <text:p/>
        </draw:line>
        <draw:frame draw:style-name="gr9" draw:text-style-name="P10" draw:layer="layout" svg:width="3.3cm" svg:height="0.806cm" svg:x="-12.6cm" svg:y="2.094cm">
          <draw:text-box>
            <text:p><text:span text:style-name="T24">regex_char</text:span></text:p>
          </draw:text-box>
        </draw:frame>
        <draw:line draw:style-name="gr10" draw:text-style-name="P11" draw:layer="layout" svg:x1="-12cm" svg:y1="2.1cm" svg:x2="-7.8cm" svg:y2="7.4cm">
          <text:p/>
        </draw:line>
        <draw:frame draw:style-name="gr9" draw:text-style-name="P10" draw:layer="layout" svg:width="3.6cm" svg:height="0.806cm" svg:x="-10cm" svg:y="2.7cm">
          <draw:text-box>
            <text:p><text:span text:style-name="T24">TK_CHAR</text:span></text:p>
          </draw:text-box>
        </draw:frame>
        <draw:line draw:style-name="gr10" draw:text-style-name="P11" draw:layer="layout" svg:x1="-9cm" svg:y1="2.1cm" svg:x2="-1.2cm" svg:y2="13.1cm">
          <text:p/>
        </draw:line>
        <draw:frame draw:style-name="gr34" draw:text-style-name="P10" draw:layer="layout" svg:width="4.1cm" svg:height="0.906cm" svg:x="-3.2cm" svg:y="0.894cm">
          <draw:text-box>
            <text:p><text:span text:style-name="T24">TK_LBRACKET</text:span></text:p>
          </draw:text-box>
        </draw:frame>
        <draw:line draw:style-name="gr10" draw:text-style-name="P11" draw:layer="layout" svg:x1="-3.8cm" svg:y1="1.6cm" svg:x2="6.2cm" svg:y2="-1.9cm">
          <text:p/>
        </draw:line>
        <draw:frame draw:style-name="gr34" draw:text-style-name="P10" draw:layer="layout" svg:width="4.1cm" svg:height="0.906cm" svg:x="-8.882cm" svg:y="0.2cm">
          <draw:text-box>
            <text:p><text:span text:style-name="T24">regex_factor_1</text:span></text:p>
          </draw:text-box>
        </draw:frame>
        <draw:line draw:style-name="gr10" draw:text-style-name="P11" draw:layer="layout" svg:x1="-8.9cm" svg:y1="1.2cm" svg:x2="8.4cm" svg:y2="-9.2cm">
          <text:p/>
        </draw:line>
        <draw:custom-shape draw:style-name="gr136" draw:text-style-name="P16" draw:layer="layout" svg:width="17.6cm" svg:height="1.131cm" svg:x="-20.8cm" svg:y="11.769cm">
          <text:p text:style-name="P3"><text:span text:style-name="T30">regex_exp: regex_exp TK_VERT regex_term</text:span><text:span text:style-name="T31">.</text:span><text:span text:style-name="T30"> {TK_VERT TK_RPAREN $}</text:span></text:p>
          <text:p text:style-name="P1"><text:span text:style-name="T30">regex_term: regex_term </text:span><text:span text:style-name="T31">.</text:span><text:span text:style-name="T30">regex_factor_1 {TK_LPAREN TK_LBRACKET TK_CHAR TK_VERT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6.5cm" svg:y="2.394cm">
          <draw:text-box>
            <text:p><text:span text:style-name="T24">regex_term</text:span></text:p>
          </draw:text-box>
        </draw:frame>
        <draw:line draw:style-name="gr10" draw:text-style-name="P11" draw:layer="layout" svg:x1="-14.9cm" svg:y1="2.1cm" svg:x2="-15cm" svg:y2="11.8cm">
          <text:p/>
        </draw:line>
        <draw:custom-shape draw:style-name="gr137" draw:text-style-name="P17" draw:layer="layout" svg:width="25.3cm" svg:height="0.8cm" svg:x="13.9cm" svg:y="15.9cm">
          <text:p text:style-name="P3"><text:span text:style-name="T30">regex_factor: TK_LPAREN regex_exp TK_RPAREN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6.6cm" svg:y="8.5cm">
          <draw:text-box>
            <text:p><text:span text:style-name="T24">TK_RPAREN</text:span></text:p>
          </draw:text-box>
        </draw:frame>
        <draw:line draw:style-name="gr10" draw:text-style-name="P11" draw:layer="layout" svg:x1="28.2cm" svg:y1="8.4cm" svg:x2="25.3cm" svg:y2="15.9cm">
          <text:p/>
        </draw:line>
        <draw:frame draw:style-name="gr9" draw:text-style-name="P10" draw:layer="layout" svg:width="3cm" svg:height="0.806cm" svg:x="14.879cm" svg:y="6.473cm">
          <draw:text-box>
            <text:p><text:span text:style-name="T24">TK_VERT</text:span></text:p>
          </draw:text-box>
        </draw:frame>
        <draw:line draw:style-name="gr10" draw:text-style-name="P11" draw:layer="layout" svg:x1="17.3cm" svg:y1="7.3cm" svg:x2="-3.8cm" svg:y2="1.9cm">
          <text:p/>
        </draw:line>
        <draw:line draw:style-name="gr10" draw:text-style-name="P11" draw:layer="layout" svg:x1="-13.6cm" svg:y1="-11.3cm" svg:x2="-13.6cm" svg:y2="-10.2cm">
          <text:p/>
        </draw:line>
        <draw:line draw:style-name="gr10" draw:text-style-name="P11" draw:layer="layout" svg:x1="-10.3cm" svg:y1="-11.3cm" svg:x2="-10.4cm" svg:y2="-8.6cm">
          <text:p/>
        </draw:line>
        <draw:line draw:style-name="gr10" draw:text-style-name="P11" draw:layer="layout" svg:x1="-6.5cm" svg:y1="-11.3cm" svg:x2="-7.3cm" svg:y2="-7.1cm">
          <text:p/>
        </draw:line>
        <draw:custom-shape draw:style-name="gr138" draw:text-style-name="P17" draw:layer="layout" svg:width="15.3cm" svg:height="0.842cm" svg:x="26.5cm" svg:y="10.658cm">
          <text:p text:style-name="P1"><text:span text:style-name="T30">regex_char_range: regex_char TK_MINUS </text:span><text:span text:style-name="T31">.</text:span><text:span text:style-name="T30">regex_char_s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9.7cm" svg:y="0.694cm">
          <draw:text-box>
            <text:p><text:span text:style-name="T24">TK_MINUS</text:span></text:p>
          </draw:text-box>
        </draw:frame>
        <draw:line draw:style-name="gr10" draw:text-style-name="P11" draw:layer="layout" svg:x1="31.4cm" svg:y1="0.6cm" svg:x2="31.4cm" svg:y2="10.7cm">
          <text:p/>
        </draw:line>
        <draw:custom-shape draw:style-name="gr139" draw:text-style-name="P17" draw:layer="layout" svg:width="27.7cm" svg:height="0.842cm" svg:x="13.8cm" svg:y="17.958cm">
          <text:p text:style-name="P1"><text:span text:style-name="T30">regex_char_set: TK_LBRACKET regex_char_item TK_RBRACKET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7.4cm" svg:y="2.794cm">
          <draw:text-box>
            <text:p><text:span text:style-name="T24">TK_RBRACKET</text:span></text:p>
          </draw:text-box>
        </draw:frame>
        <draw:line draw:style-name="gr10" draw:text-style-name="P11" draw:layer="layout" svg:x1="30.3cm" svg:y1="2.7cm" svg:x2="22.6cm" svg:y2="17.9cm">
          <text:p/>
        </draw:line>
        <draw:custom-shape draw:style-name="gr140" draw:text-style-name="P14" draw:layer="layout" svg:width="16.7cm" svg:height="1.042cm" svg:x="13.8cm" svg:y="20.058cm">
          <text:p text:style-name="P1"><text:span text:style-name="T20">regex_char_item: regex_char_item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4.9cm" svg:y="2.7cm">
          <draw:text-box>
            <text:p><text:span text:style-name="T24">regex_char_e</text:span></text:p>
          </draw:text-box>
        </draw:frame>
        <draw:line draw:style-name="gr10" draw:text-style-name="P11" draw:layer="layout" svg:x1="37cm" svg:y1="2.7cm" svg:x2="28cm" svg:y2="20.1cm">
          <text:p/>
        </draw:line>
        <draw:frame draw:style-name="gr34" draw:text-style-name="P10" draw:layer="layout" svg:width="4.6cm" svg:height="0.906cm" svg:x="19.5cm" svg:y="2.7cm">
          <draw:text-box>
            <text:p><text:span text:style-name="T24">regex_char_range</text:span></text:p>
          </draw:text-box>
        </draw:frame>
        <draw:line draw:style-name="gr10" draw:text-style-name="P11" draw:layer="layout" svg:x1="23.3cm" svg:y1="2.7cm" svg:x2="7.1cm" svg:y2="17.9cm">
          <text:p/>
        </draw:line>
        <draw:frame draw:style-name="gr34" draw:text-style-name="P10" draw:layer="layout" svg:width="4.6cm" svg:height="0.906cm" svg:x="23.1cm" svg:y="0.7cm">
          <draw:text-box>
            <text:p><text:span text:style-name="T24">regex_char</text:span></text:p>
          </draw:text-box>
        </draw:frame>
        <draw:line draw:style-name="gr10" draw:text-style-name="P11" draw:layer="layout" svg:x1="24.6cm" svg:y1="1.6cm" svg:x2="24.6cm" svg:y2="0.6cm">
          <text:p/>
        </draw:line>
        <draw:frame draw:style-name="gr9" draw:text-style-name="P10" draw:layer="layout" svg:width="3cm" svg:height="0.806cm" svg:x="23.9cm" svg:y="2.794cm">
          <draw:text-box>
            <text:p><text:span text:style-name="T24">TK_CHAR</text:span></text:p>
          </draw:text-box>
        </draw:frame>
        <draw:line draw:style-name="gr10" draw:text-style-name="P11" draw:layer="layout" svg:x1="25.9cm" svg:y1="2.7cm" svg:x2="18.6cm" svg:y2="13.1cm">
          <text:p/>
        </draw:line>
        <draw:custom-shape draw:style-name="gr141" draw:text-style-name="P17" draw:layer="layout" svg:width="30.1cm" svg:height="1.142cm" svg:x="11.8cm" svg:y="26.458cm">
          <text:p text:style-name="P1"><text:span text:style-name="T30">regex_char_set: TK_LBRACKET TK_UPARROW regex_char_item </text:span><text:span text:style-name="T31">.</text:span><text:span text:style-name="T30">TK_RBRACKET {TK_VERT TK_LPAREN TK_LBRACKET TK_CHAR TK_PLUS TK_STAR TK_QUESTION TK_RPAREN $}</text:span></text:p>
          <text:p text:style-name="P1"><text:span text:style-name="T30">regex_char_item: regex_char_item </text:span><text:span text:style-name="T31">.</text:span><text:span text:style-name="T30">regex_char_e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6.9cm" svg:y="5.094cm">
          <draw:text-box>
            <text:p><text:span text:style-name="T24">regex_char_item</text:span></text:p>
          </draw:text-box>
        </draw:frame>
        <draw:line draw:style-name="gr10" draw:text-style-name="P11" draw:layer="layout" svg:x1="39.3cm" svg:y1="5.1cm" svg:x2="39.5cm" svg:y2="26.5cm">
          <text:p/>
        </draw:line>
        <draw:frame draw:style-name="gr34" draw:text-style-name="P10" draw:layer="layout" svg:width="3.7cm" svg:height="0.906cm" svg:x="20.8cm" svg:y="5.194cm">
          <draw:text-box>
            <text:p><text:span text:style-name="T24">regex_char_e</text:span></text:p>
          </draw:text-box>
        </draw:frame>
        <draw:line draw:style-name="gr10" draw:text-style-name="P11" draw:layer="layout" svg:x1="23.4cm" svg:y1="5.1cm" svg:x2="12.2cm" svg:y2="15.9cm">
          <text:p/>
        </draw:line>
        <draw:frame draw:style-name="gr9" draw:text-style-name="P10" draw:layer="layout" svg:width="4.6cm" svg:height="0.806cm" svg:x="24.1cm" svg:y="5.2cm">
          <draw:text-box>
            <text:p><text:span text:style-name="T24">regex_char_range</text:span></text:p>
          </draw:text-box>
        </draw:frame>
        <draw:line draw:style-name="gr10" draw:text-style-name="P11" draw:layer="layout" svg:x1="26.4cm" svg:y1="5.1cm" svg:x2="12.2cm" svg:y2="18cm">
          <text:p/>
        </draw:line>
        <draw:frame draw:style-name="gr34" draw:text-style-name="P10" draw:layer="layout" svg:width="3.101cm" svg:height="0.906cm" svg:x="38.799cm" svg:y="3.194cm">
          <draw:text-box>
            <text:p><text:span text:style-name="T24">regex_char</text:span></text:p>
          </draw:text-box>
        </draw:frame>
        <draw:line draw:style-name="gr10" draw:text-style-name="P11" draw:layer="layout" svg:x1="40.5cm" svg:y1="4.2cm" svg:x2="40cm" svg:y2="0.6cm">
          <text:p/>
        </draw:line>
        <draw:frame draw:style-name="gr9" draw:text-style-name="P10" draw:layer="layout" svg:width="3cm" svg:height="0.806cm" svg:x="29cm" svg:y="5.1cm">
          <draw:text-box>
            <text:p><text:span text:style-name="T24">TK_CHAR</text:span></text:p>
          </draw:text-box>
        </draw:frame>
        <draw:line draw:style-name="gr10" draw:text-style-name="P11" draw:layer="layout" svg:x1="30.6cm" svg:y1="5.1cm" svg:x2="22.4cm" svg:y2="13.1cm">
          <text:p/>
        </draw:line>
        <draw:frame draw:style-name="gr9" draw:text-style-name="P10" draw:layer="layout" svg:width="4cm" svg:height="0.806cm" svg:x="-21cm" svg:y="10.8cm">
          <draw:text-box>
            <text:p><text:span text:style-name="T24">regex_factor_1</text:span></text:p>
          </draw:text-box>
        </draw:frame>
        <draw:line draw:style-name="gr10" draw:text-style-name="P11" draw:layer="layout" svg:x1="-19.6cm" svg:y1="11.8cm" svg:x2="-3.8cm" svg:y2="-11.3cm">
          <text:p/>
        </draw:line>
        <draw:frame draw:style-name="gr9" draw:text-style-name="P10" draw:layer="layout" svg:width="4cm" svg:height="0.806cm" svg:x="-17.5cm" svg:y="10.6cm">
          <draw:text-box>
            <text:p><text:span text:style-name="T24">regex_factor</text:span></text:p>
          </draw:text-box>
        </draw:frame>
        <draw:line draw:style-name="gr10" draw:text-style-name="P11" draw:layer="layout" svg:x1="-17.1cm" svg:y1="11.8cm" svg:x2="-8.5cm" svg:y2="5.2cm">
          <text:p/>
        </draw:line>
        <draw:frame draw:style-name="gr9" draw:text-style-name="P10" draw:layer="layout" svg:width="3.6cm" svg:height="0.806cm" svg:x="-14.3cm" svg:y="10.694cm">
          <draw:text-box>
            <text:p><text:span text:style-name="T24">TK_LPAREN</text:span></text:p>
          </draw:text-box>
        </draw:frame>
        <draw:line draw:style-name="gr10" draw:text-style-name="P11" draw:layer="layout" svg:x1="-13.6cm" svg:y1="11.8cm" svg:x2="11.1cm" svg:y2="-5.8cm">
          <text:p/>
        </draw:line>
        <draw:frame draw:style-name="gr9" draw:text-style-name="P10" draw:layer="layout" svg:width="4cm" svg:height="0.806cm" svg:x="-11cm" svg:y="10.6cm">
          <draw:text-box>
            <text:p><text:span text:style-name="T24">regex_char</text:span></text:p>
          </draw:text-box>
        </draw:frame>
        <draw:line draw:style-name="gr10" draw:text-style-name="P11" draw:layer="layout" svg:x1="-10cm" svg:y1="11.8cm" svg:x2="-7.2cm" svg:y2="8.3cm">
          <text:p/>
        </draw:line>
        <draw:frame draw:style-name="gr9" draw:text-style-name="P10" draw:layer="layout" svg:width="4cm" svg:height="0.806cm" svg:x="-5.7cm" svg:y="10.894cm">
          <draw:text-box>
            <text:p><text:span text:style-name="T24">regex_char_set</text:span></text:p>
          </draw:text-box>
        </draw:frame>
        <draw:line draw:style-name="gr10" draw:text-style-name="P11" draw:layer="layout" svg:x1="-5.2cm" svg:y1="11.8cm" svg:x2="-1.8cm" svg:y2="10.9cm">
          <text:p/>
        </draw:line>
        <draw:frame draw:style-name="gr9" draw:text-style-name="P10" draw:layer="layout" svg:width="3.6cm" svg:height="0.806cm" svg:x="-5.5cm" svg:y="12.9cm">
          <draw:text-box>
            <text:p><text:span text:style-name="T24">TK_CHAR</text:span></text:p>
          </draw:text-box>
        </draw:frame>
        <draw:line draw:style-name="gr10" draw:text-style-name="P11" draw:layer="layout" svg:x1="-5.1cm" svg:y1="12.9cm" svg:x2="-1.2cm" svg:y2="14.2cm">
          <text:p/>
        </draw:line>
        <draw:frame draw:style-name="gr9" draw:text-style-name="P10" draw:layer="layout" svg:width="4.1cm" svg:height="0.806cm" svg:x="-8cm" svg:y="10.194cm">
          <draw:text-box>
            <text:p><text:span text:style-name="T24">TK_LBRACKET</text:span></text:p>
          </draw:text-box>
        </draw:frame>
        <draw:line draw:style-name="gr10" draw:text-style-name="P11" draw:layer="layout" svg:x1="-7.6cm" svg:y1="11.8cm" svg:x2="4cm" svg:y2="-1.9cm">
          <text:p/>
        </draw:line>
        <draw:custom-shape draw:style-name="gr142" draw:text-style-name="P14" draw:layer="layout" svg:width="18.2cm" svg:height="1.042cm" svg:x="13.8cm" svg:y="22.2cm">
          <text:p text:style-name="P1"><text:span text:style-name="T20">regex_char_range: regex_char TK_MINUS regex_char_s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7cm" svg:y="11.594cm">
          <draw:text-box>
            <text:p><text:span text:style-name="T24">regex_char_s</text:span></text:p>
          </draw:text-box>
        </draw:frame>
        <draw:line draw:style-name="gr10" draw:text-style-name="P11" draw:layer="layout" svg:x1="29.3cm" svg:y1="11.5cm" svg:x2="24.8cm" svg:y2="22.2cm">
          <text:p/>
        </draw:line>
        <draw:custom-shape draw:style-name="gr143" draw:text-style-name="P14" draw:layer="layout" svg:width="11.9cm" svg:height="1.042cm" svg:x="13.8cm" svg:y="24.458cm">
          <text:p text:style-name="P1"><text:span text:style-name="T20">regex_char_s: regex_char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0.3cm" svg:y="11.6cm">
          <draw:text-box>
            <text:p><text:span text:style-name="T24">regex_char</text:span></text:p>
          </draw:text-box>
        </draw:frame>
        <draw:line draw:style-name="gr10" draw:text-style-name="P11" draw:layer="layout" svg:x1="31.7cm" svg:y1="11.5cm" svg:x2="24.8cm" svg:y2="24.5cm">
          <text:p/>
        </draw:line>
        <draw:frame draw:style-name="gr9" draw:text-style-name="P10" draw:layer="layout" svg:width="3cm" svg:height="0.806cm" svg:x="33.2cm" svg:y="11.6cm">
          <draw:text-box>
            <text:p><text:span text:style-name="T24">TK_CHAR</text:span></text:p>
          </draw:text-box>
        </draw:frame>
        <draw:line draw:style-name="gr10" draw:text-style-name="P11" draw:layer="layout" svg:x1="35.7cm" svg:y1="11.5cm" svg:x2="31.8cm" svg:y2="13.5cm">
          <text:p/>
        </draw:line>
        <draw:custom-shape draw:style-name="gr144" draw:text-style-name="P17" draw:layer="layout" svg:width="30.5cm" svg:height="0.9cm" svg:x="-1.4cm" svg:y="29.3cm">
          <text:p text:style-name="P1"><text:span text:style-name="T30">regex_char_set: TK_LBRACKET TK_UPARROW regex_char_item TK_RBRACKET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2cm" svg:height="0.806cm" svg:x="19.5cm" svg:y="27.694cm">
          <draw:text-box>
            <text:p><text:span text:style-name="T24">TK_RBRACKET</text:span></text:p>
          </draw:text-box>
        </draw:frame>
        <draw:line draw:style-name="gr10" draw:text-style-name="P11" draw:layer="layout" svg:x1="22.7cm" svg:y1="27.6cm" svg:x2="19.3cm" svg:y2="29.3cm">
          <text:p/>
        </draw:line>
        <draw:frame draw:style-name="gr9" draw:text-style-name="P10" draw:layer="layout" svg:width="3.7cm" svg:height="0.806cm" svg:x="31.4cm" svg:y="25.594cm">
          <draw:text-box>
            <text:p><text:span text:style-name="T24">regex_char_e</text:span></text:p>
          </draw:text-box>
        </draw:frame>
        <draw:line draw:style-name="gr10" draw:text-style-name="P11" draw:layer="layout" svg:x1="34cm" svg:y1="26.5cm" svg:x2="28.6cm" svg:y2="21.1cm">
          <text:p/>
        </draw:line>
        <draw:frame draw:style-name="gr9" draw:text-style-name="P10" draw:layer="layout" svg:width="4.6cm" svg:height="0.806cm" svg:x="22.4cm" svg:y="25.594cm">
          <draw:text-box>
            <text:p><text:span text:style-name="T24">regex_char_range</text:span></text:p>
          </draw:text-box>
        </draw:frame>
        <draw:line draw:style-name="gr10" draw:text-style-name="P11" draw:layer="layout" svg:x1="24.1cm" svg:y1="26.4cm" svg:x2="12.2cm" svg:y2="18.9cm">
          <text:p/>
        </draw:line>
        <draw:frame draw:style-name="gr9" draw:text-style-name="P10" draw:layer="layout" svg:width="3.7cm" svg:height="0.806cm" svg:x="35.5cm" svg:y="25.594cm">
          <draw:text-box>
            <text:p><text:span text:style-name="T24">regex_char</text:span></text:p>
          </draw:text-box>
        </draw:frame>
        <draw:line draw:style-name="gr10" draw:text-style-name="P11" draw:layer="layout" svg:x1="37cm" svg:y1="26.5cm" svg:x2="37.8cm" svg:y2="0.6cm">
          <text:p/>
        </draw:line>
        <draw:frame draw:style-name="gr9" draw:text-style-name="P10" draw:layer="layout" svg:width="3cm" svg:height="0.806cm" svg:x="27.6cm" svg:y="25.594cm">
          <draw:text-box>
            <text:p><text:span text:style-name="T24">TK_CHAR</text:span></text:p>
          </draw:text-box>
        </draw:frame>
        <draw:line draw:style-name="gr10" draw:text-style-name="P11" draw:layer="layout" svg:x1="29.3cm" svg:y1="26.5cm" svg:x2="23.6cm" svg:y2="14.5cm">
          <text:p/>
        </draw:line>
        <draw:frame draw:style-name="gr145" draw:text-style-name="P18" draw:layer="layout" svg:width="1.1cm" svg:height="0.962cm" svg:x="5.9cm" svg:y="-5.362cm">
          <draw:text-box>
            <text:p><text:span text:style-name="T32">2</text:span></text:p>
          </draw:text-box>
        </draw:frame>
        <draw:frame draw:style-name="gr145" draw:text-style-name="P18" draw:layer="layout" svg:width="1.1cm" svg:height="0.962cm" svg:x="-14.7cm" svg:y="-2.6cm">
          <draw:text-box>
            <text:p><text:span text:style-name="T32">3</text:span></text:p>
          </draw:text-box>
        </draw:frame>
        <draw:frame draw:style-name="gr145" draw:text-style-name="P18" draw:layer="layout" svg:width="1.1cm" svg:height="0.962cm" svg:x="8.3cm" svg:y="-14.662cm">
          <draw:text-box>
            <text:p><text:span text:style-name="T32">4</text:span></text:p>
          </draw:text-box>
        </draw:frame>
        <draw:frame draw:style-name="gr145" draw:text-style-name="P18" draw:layer="layout" svg:width="1.1cm" svg:height="0.962cm" svg:x="7.9cm" svg:y="-12.062cm">
          <draw:text-box>
            <text:p><text:span text:style-name="T32">5</text:span></text:p>
          </draw:text-box>
        </draw:frame>
        <draw:frame draw:style-name="gr145" draw:text-style-name="P18" draw:layer="layout" svg:width="1.1cm" svg:height="0.962cm" svg:x="10.1cm" svg:y="-7.862cm">
          <draw:text-box>
            <text:p><text:span text:style-name="T32">6</text:span></text:p>
          </draw:text-box>
        </draw:frame>
        <draw:frame draw:style-name="gr145" draw:text-style-name="P18" draw:layer="layout" svg:width="1.1cm" svg:height="0.962cm" svg:x="1.6cm" svg:y="-3.5cm">
          <draw:text-box>
            <text:p><text:span text:style-name="T32">7</text:span></text:p>
          </draw:text-box>
        </draw:frame>
        <draw:frame draw:style-name="gr145" draw:text-style-name="P18" draw:layer="layout" svg:width="1.1cm" svg:height="0.962cm" svg:x="-20.5cm" svg:y="-14.262cm">
          <draw:text-box>
            <text:p><text:span text:style-name="T32">8</text:span></text:p>
          </draw:text-box>
        </draw:frame>
        <draw:frame draw:style-name="gr145" draw:text-style-name="P18" draw:layer="layout" svg:width="1.1cm" svg:height="0.962cm" svg:x="-20.4cm" svg:y="-11.262cm">
          <draw:text-box>
            <text:p><text:span text:style-name="T32">9</text:span></text:p>
          </draw:text-box>
        </draw:frame>
        <draw:frame draw:style-name="gr145" draw:text-style-name="P18" draw:layer="layout" svg:width="1.4cm" svg:height="0.962cm" svg:x="-20.6cm" svg:y="-9.4cm">
          <draw:text-box>
            <text:p><text:span text:style-name="T32">10</text:span></text:p>
          </draw:text-box>
        </draw:frame>
        <draw:frame draw:style-name="gr145" draw:text-style-name="P18" draw:layer="layout" svg:width="1.4cm" svg:height="0.962cm" svg:x="-20.6cm" svg:y="-7.862cm">
          <draw:text-box>
            <text:p><text:span text:style-name="T32">11</text:span></text:p>
          </draw:text-box>
        </draw:frame>
        <draw:frame draw:style-name="gr145" draw:text-style-name="P18" draw:layer="layout" svg:width="1.4cm" svg:height="0.962cm" svg:x="-20.2cm" svg:y="0.2cm">
          <draw:text-box>
            <text:p><text:span text:style-name="T32">12</text:span></text:p>
          </draw:text-box>
        </draw:frame>
        <draw:frame draw:style-name="gr145" draw:text-style-name="P18" draw:layer="layout" svg:width="1.4cm" svg:height="0.962cm" svg:x="-20.9cm" svg:y="12.938cm">
          <draw:text-box>
            <text:p><text:span text:style-name="T32">13</text:span></text:p>
          </draw:text-box>
        </draw:frame>
        <draw:frame draw:style-name="gr145" draw:text-style-name="P18" draw:layer="layout" svg:width="1.4cm" svg:height="0.962cm" svg:x="21cm" svg:y="-0.562cm">
          <draw:text-box>
            <text:p><text:span text:style-name="T32">14</text:span></text:p>
          </draw:text-box>
        </draw:frame>
        <draw:frame draw:style-name="gr145" draw:text-style-name="P18" draw:layer="layout" svg:width="1.4cm" svg:height="0.962cm" svg:x="14.5cm" svg:y="0.638cm">
          <draw:text-box>
            <text:p><text:span text:style-name="T32">15</text:span></text:p>
          </draw:text-box>
        </draw:frame>
        <draw:frame draw:style-name="gr145" draw:text-style-name="P18" draw:layer="layout" svg:width="1.4cm" svg:height="0.962cm" svg:x="12.2cm" svg:y="3.3cm">
          <draw:text-box>
            <text:p><text:span text:style-name="T32">16</text:span></text:p>
          </draw:text-box>
        </draw:frame>
        <draw:frame draw:style-name="gr145" draw:text-style-name="P18" draw:layer="layout" svg:width="1.4cm" svg:height="0.962cm" svg:x="15cm" svg:y="7.338cm">
          <draw:text-box>
            <text:p><text:span text:style-name="T32">17</text:span></text:p>
          </draw:text-box>
        </draw:frame>
        <draw:frame draw:style-name="gr145" draw:text-style-name="P18" draw:layer="layout" svg:width="1.4cm" svg:height="0.962cm" svg:x="27.3cm" svg:y="9.738cm">
          <draw:text-box>
            <text:p><text:span text:style-name="T32">18</text:span></text:p>
          </draw:text-box>
        </draw:frame>
        <draw:frame draw:style-name="gr145" draw:text-style-name="P18" draw:layer="layout" svg:width="1.4cm" svg:height="0.962cm" svg:x="10.5cm" svg:y="26.5cm">
          <draw:text-box>
            <text:p><text:span text:style-name="T32">19</text:span></text:p>
          </draw:text-box>
        </draw:frame>
        <draw:frame draw:style-name="gr145" draw:text-style-name="P18" draw:layer="layout" svg:width="1.4cm" svg:height="0.962cm" svg:x="-1.4cm" svg:y="28.3cm">
          <draw:text-box>
            <text:p><text:span text:style-name="T32">20</text:span></text:p>
          </draw:text-box>
        </draw:frame>
        <draw:frame draw:style-name="gr145" draw:text-style-name="P18" draw:layer="layout" svg:width="1.4cm" svg:height="0.962cm" svg:x="12.5cm" svg:y="24.5cm">
          <draw:text-box>
            <text:p><text:span text:style-name="T32">21</text:span></text:p>
          </draw:text-box>
        </draw:frame>
        <draw:frame draw:style-name="gr145" draw:text-style-name="P18" draw:layer="layout" svg:width="1.4cm" svg:height="0.962cm" svg:x="12.5cm" svg:y="22.238cm">
          <draw:text-box>
            <text:p><text:span text:style-name="T32">22</text:span></text:p>
          </draw:text-box>
        </draw:frame>
        <draw:frame draw:style-name="gr145" draw:text-style-name="P18" draw:layer="layout" svg:width="1.4cm" svg:height="0.962cm" svg:x="12.7cm" svg:y="20.1cm">
          <draw:text-box>
            <text:p><text:span text:style-name="T32">23</text:span></text:p>
          </draw:text-box>
        </draw:frame>
        <draw:frame draw:style-name="gr145" draw:text-style-name="P18" draw:layer="layout" svg:width="1.4cm" svg:height="0.962cm" svg:x="12.8cm" svg:y="18cm">
          <draw:text-box>
            <text:p><text:span text:style-name="T32">24</text:span></text:p>
          </draw:text-box>
        </draw:frame>
        <draw:frame draw:style-name="gr145" draw:text-style-name="P18" draw:layer="layout" svg:width="1.4cm" svg:height="0.962cm" svg:x="12.8cm" svg:y="15.8cm">
          <draw:text-box>
            <text:p><text:span text:style-name="T32">25</text:span></text:p>
          </draw:text-box>
        </draw:frame>
        <draw:frame draw:style-name="gr145" draw:text-style-name="P18" draw:layer="layout" svg:width="1.4cm" svg:height="0.962cm" svg:x="-2.2cm" svg:y="18cm">
          <draw:text-box>
            <text:p><text:span text:style-name="T32">26</text:span></text:p>
          </draw:text-box>
        </draw:frame>
        <draw:frame draw:style-name="gr145" draw:text-style-name="P18" draw:layer="layout" svg:width="1.4cm" svg:height="0.962cm" svg:x="-2.3cm" svg:y="16cm">
          <draw:text-box>
            <text:p><text:span text:style-name="T32">27</text:span></text:p>
          </draw:text-box>
        </draw:frame>
        <draw:frame draw:style-name="gr145" draw:text-style-name="P18" draw:layer="layout" svg:width="1.4cm" svg:height="0.962cm" svg:x="-1.1cm" svg:y="12.2cm">
          <draw:text-box>
            <text:p><text:span text:style-name="T32">28</text:span></text:p>
          </draw:text-box>
        </draw:frame>
        <draw:frame draw:style-name="gr145" draw:text-style-name="P18" draw:layer="layout" svg:width="1.4cm" svg:height="0.962cm" svg:x="-1.3cm" svg:y="9.5cm">
          <draw:text-box>
            <text:p><text:span text:style-name="T32">29</text:span></text:p>
          </draw:text-box>
        </draw:frame>
        <draw:frame draw:style-name="gr145" draw:text-style-name="P18" draw:layer="layout" svg:width="1.4cm" svg:height="0.962cm" svg:x="-9.4cm" svg:y="6.6cm">
          <draw:text-box>
            <text:p><text:span text:style-name="T32">30</text:span></text:p>
          </draw:text-box>
        </draw:frame>
        <draw:frame draw:style-name="gr145" draw:text-style-name="P18" draw:layer="layout" svg:width="1.4cm" svg:height="0.962cm" svg:x="-12.4cm" svg:y="4.338cm">
          <draw:text-box>
            <text:p><text:span text:style-name="T32">31</text:span></text:p>
          </draw:text-box>
        </draw:frame>
      </draw:page>
      <draw:page draw:name="propagation" draw:style-name="dp1" draw:master-page-name="默认">
        <draw:custom-shape draw:style-name="gr146" draw:text-style-name="P12" draw:layer="layout" svg:width="16.9cm" svg:height="42.3cm" svg:x="1.8cm" svg:y="-12.2cm">
          <text:p text:style-name="P3">2-&gt;3(0,1)</text:p>
          <text:p text:style-name="P3">2-&gt;4(0,1)</text:p>
          <text:p text:style-name="P3">2-&gt;30</text:p>
          <text:p text:style-name="P3">2-&gt;31</text:p>
          <text:p text:style-name="P3">2-&gt;29</text:p>
          <text:p text:style-name="P3">2-&gt;28</text:p>
          <text:p text:style-name="P3">2-&gt;5(0,1,2,3)</text:p>
          <text:p text:style-name="P3">2-&gt;6</text:p>
          <text:p text:style-name="P3">2-&gt;7(0,1)</text:p>
          <text:p text:style-name="P3">3(1)-&gt;12</text:p>
          <text:p text:style-name="P3">4(1)-&gt;8(0,1,2,3)</text:p>
          <text:p text:style-name="P3">4(1)-&gt;31</text:p>
          <text:p text:style-name="P3">4(1)-&gt;6</text:p>
          <text:p text:style-name="P3">4(1)-&gt;28</text:p>
          <text:p text:style-name="P3">4(1)-&gt;29</text:p>
          <text:p text:style-name="P3">4(1)-&gt;30</text:p>
          <text:p text:style-name="P3">4(1)-&gt;7(0,1)</text:p>
          <text:p text:style-name="P3">5(1)-&gt;9</text:p>
          <text:p text:style-name="P3">5(2)-&gt;10</text:p>
          <text:p text:style-name="P3">5(3)-&gt;11</text:p>
          <text:p text:style-name="P3">7(0)-&gt;15(0)</text:p>
          <text:p text:style-name="P3">7(1)-&gt;16</text:p>
          <text:p text:style-name="P3">6-&gt;17(0)</text:p>
          <text:p text:style-name="P3">12-&gt;31</text:p>
          <text:p text:style-name="P3">12-&gt;6</text:p>
          <text:p text:style-name="P3">12-&gt;28</text:p>
          <text:p text:style-name="P3">12-&gt;29</text:p>
          <text:p text:style-name="P3">12-&gt;30</text:p>
          <text:p text:style-name="P3">12-&gt;7(0,1)</text:p>
          <text:p text:style-name="P3">12-&gt;5(0,1,2,3)</text:p>
          <text:p text:style-name="P3">12-&gt;13(0,1)</text:p>
          <text:p text:style-name="P3">17(0)-&gt;25</text:p>
          <text:p text:style-name="P3">17(1)-&gt;12</text:p>
          <text:p text:style-name="P3">8(1)-&gt;9</text:p>
          <text:p text:style-name="P3">8(2)-&gt;10</text:p>
          <text:p text:style-name="P3">8(3)-&gt;11</text:p>
          <text:p text:style-name="P3">14(1)-&gt;18</text:p>
          <text:p text:style-name="P3">15(0)-&gt;24</text:p>
          <text:p text:style-name="P3">15(1)-&gt;23</text:p>
          <text:p text:style-name="P3">15(1)-&gt;26</text:p>
          <text:p text:style-name="P3">15(1)-&gt;14(0,1)</text:p>
          <text:p text:style-name="P3">15(1)-&gt;28</text:p>
          <text:p text:style-name="P3">16-&gt;19(0)</text:p>
          <text:p text:style-name="P3">13(1)-&gt;8(0,1,2,3)</text:p>
          <text:p text:style-name="P3">13(1)-&gt;31</text:p>
          <text:p text:style-name="P3">13(1)-&gt;6</text:p>
          <text:p text:style-name="P3">13(1)-&gt;28</text:p>
          <text:p text:style-name="P3">13(1)-&gt;29</text:p>
          <text:p text:style-name="P3">13(1)-&gt;30</text:p>
          <text:p text:style-name="P3">13(1)-&gt;7(0,1)</text:p>
          <text:p text:style-name="P3">18-&gt;22</text:p>
          <text:p text:style-name="P3">18-&gt;21</text:p>
          <text:p text:style-name="P3">18-&gt;28</text:p>
          <text:p text:style-name="P3">19(0)-&gt;20</text:p>
          <text:p text:style-name="P3">19(1)-&gt;23</text:p>
          <text:p text:style-name="P3">19(1)-&gt;26</text:p>
          <text:p text:style-name="P3">19(1)-&gt;14(0,1)</text:p>
          <text:p text:style-name="P3">19(1)-&gt;2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12-03T20:44:40.694000000</dc:date>
    <meta:editing-duration>P23DT4H34M17S</meta:editing-duration>
    <meta:editing-cycles>303</meta:editing-cycles>
    <meta:generator>LibreOffice/5.0.2.2$Windows_X86_64 LibreOffice_project/37b43f919e4de5eeaca9b9755ed688758a8251fe</meta:generator>
    <meta:document-statistic meta:object-count="575"/>
  </office:meta>
</office:document-meta>
</file>